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ing_20_3">
      <style:paragraph-properties fo:line-height="150%"/>
      <style:text-properties style:font-name="Liberation Serif" fo:font-size="14pt" fo:font-weight="bold" officeooo:rsid="01050ad6" officeooo:paragraph-rsid="00084b0c" fo:background-color="transparent" style:font-name-asian="Noto Serif CJK SC" style:font-size-asian="14pt" style:font-weight-asian="bold" style:font-name-complex="Lohit Devanagari" style:font-size-complex="14pt" style:font-weight-complex="bold"/>
    </style:style>
    <style:style style:name="P3" style:family="paragraph" style:parent-style-name="Heading_20_3">
      <style:paragraph-properties fo:line-height="150%"/>
      <style:text-properties officeooo:paragraph-rsid="00084b0c"/>
    </style:style>
    <style:style style:name="P4" style:family="paragraph" style:parent-style-name="Standard">
      <style:paragraph-properties fo:line-height="150%">
        <style:tab-stops/>
      </style:paragraph-properties>
      <style:text-properties officeooo:rsid="017bae37" officeooo:paragraph-rsid="017445b7" fo:background-color="transparent"/>
    </style:style>
    <style:style style:name="P5" style:family="paragraph" style:parent-style-name="Standard">
      <style:paragraph-properties fo:line-height="150%">
        <style:tab-stops/>
      </style:paragraph-properties>
      <style:text-properties officeooo:paragraph-rsid="0175eb5a"/>
    </style:style>
    <style:style style:name="P6" style:family="paragraph" style:parent-style-name="Standard">
      <style:paragraph-properties fo:line-height="150%">
        <style:tab-stops/>
      </style:paragraph-properties>
      <style:text-properties officeooo:paragraph-rsid="00084b0c"/>
    </style:style>
    <style:style style:name="P7" style:family="paragraph" style:parent-style-name="Standard">
      <style:paragraph-properties fo:line-height="150%">
        <style:tab-stops/>
      </style:paragraph-properties>
      <style:text-properties fo:font-size="13pt" officeooo:paragraph-rsid="00084b0c" style:font-size-asian="13pt" style:font-size-complex="13pt"/>
    </style:style>
    <style:style style:name="P8" style:family="paragraph" style:parent-style-name="Standard">
      <style:paragraph-properties fo:line-height="150%">
        <style:tab-stops/>
      </style:paragraph-properties>
      <style:text-properties fo:font-size="13pt" officeooo:paragraph-rsid="0296f942" style:font-size-asian="13pt" style:font-size-complex="13pt"/>
    </style:style>
    <style:style style:name="P9" style:family="paragraph" style:parent-style-name="Standard">
      <style:paragraph-properties fo:line-height="150%">
        <style:tab-stops/>
      </style:paragraph-properties>
      <style:text-properties fo:font-size="13pt" officeooo:paragraph-rsid="00a518f5" style:font-size-asian="13pt" style:font-size-complex="13pt"/>
    </style:style>
    <style:style style:name="P10" style:family="paragraph" style:parent-style-name="Standard">
      <style:paragraph-properties fo:line-height="150%">
        <style:tab-stops/>
      </style:paragraph-properties>
      <style:text-properties fo:font-size="13pt" officeooo:paragraph-rsid="02a30d92" style:font-size-asian="13pt" style:font-size-complex="13pt"/>
    </style:style>
    <style:style style:name="P11" style:family="paragraph" style:parent-style-name="Standard">
      <style:paragraph-properties fo:line-height="150%">
        <style:tab-stops/>
      </style:paragraph-properties>
      <style:text-properties fo:font-size="13pt" officeooo:paragraph-rsid="00ca8af3" style:font-size-asian="13pt" style:font-size-complex="13pt"/>
    </style:style>
    <style:style style:name="P12" style:family="paragraph" style:parent-style-name="Standard">
      <style:paragraph-properties fo:line-height="150%">
        <style:tab-stops/>
      </style:paragraph-properties>
      <style:text-properties fo:font-size="13pt" officeooo:paragraph-rsid="014a2b92" style:font-size-asian="13pt" style:font-size-complex="13pt"/>
    </style:style>
    <style:style style:name="P13" style:family="paragraph" style:parent-style-name="Standard">
      <style:paragraph-properties fo:line-height="150%">
        <style:tab-stops/>
      </style:paragraph-properties>
      <style:text-properties fo:font-size="13pt" officeooo:paragraph-rsid="02a6cf47" style:font-size-asian="13pt" style:font-size-complex="13pt"/>
    </style:style>
    <style:style style:name="P14" style:family="paragraph" style:parent-style-name="Standard">
      <style:paragraph-properties fo:line-height="150%">
        <style:tab-stops/>
      </style:paragraph-properties>
      <style:text-properties fo:font-size="13pt" officeooo:paragraph-rsid="02a7d0da" style:font-size-asian="13pt" style:font-size-complex="13pt"/>
    </style:style>
    <style:style style:name="P15" style:family="paragraph" style:parent-style-name="Standard">
      <style:paragraph-properties fo:line-height="150%">
        <style:tab-stops/>
      </style:paragraph-properties>
      <style:text-properties fo:font-size="13pt" officeooo:paragraph-rsid="00f9d64b" style:font-size-asian="13pt" style:font-size-complex="13pt"/>
    </style:style>
    <style:style style:name="P16" style:family="paragraph" style:parent-style-name="Standard">
      <style:paragraph-properties fo:line-height="150%">
        <style:tab-stops/>
      </style:paragraph-properties>
      <style:text-properties fo:font-size="13pt" officeooo:paragraph-rsid="00fb3f4f" style:font-size-asian="13pt" style:font-size-complex="13pt"/>
    </style:style>
    <style:style style:name="P17" style:family="paragraph" style:parent-style-name="Standard">
      <style:paragraph-properties fo:line-height="150%">
        <style:tab-stops/>
      </style:paragraph-properties>
      <style:text-properties fo:font-size="13pt" officeooo:paragraph-rsid="02859a74" style:font-size-asian="13pt" style:font-size-complex="13pt"/>
    </style:style>
    <style:style style:name="P18" style:family="paragraph" style:parent-style-name="Standard">
      <style:paragraph-properties fo:line-height="150%"/>
      <style:text-properties fo:font-size="13pt" officeooo:paragraph-rsid="015d00fb" style:font-size-asian="13pt" style:font-size-complex="13pt"/>
    </style:style>
    <style:style style:name="P19" style:family="paragraph" style:parent-style-name="Standard">
      <style:paragraph-properties fo:line-height="150%">
        <style:tab-stops/>
      </style:paragraph-properties>
      <style:text-properties fo:font-size="13pt" officeooo:rsid="01a641f6" officeooo:paragraph-rsid="029ac05c" style:font-size-asian="13pt" style:font-size-complex="13pt"/>
    </style:style>
    <style:style style:name="P20" style:family="paragraph" style:parent-style-name="Standard">
      <style:paragraph-properties fo:line-height="150%">
        <style:tab-stops/>
      </style:paragraph-properties>
      <style:text-properties fo:font-size="13pt" officeooo:rsid="01a641f6" officeooo:paragraph-rsid="0296f942" style:font-size-asian="13pt" style:font-size-complex="13pt"/>
    </style:style>
    <style:style style:name="P21" style:family="paragraph" style:parent-style-name="Standard">
      <style:paragraph-properties fo:line-height="150%">
        <style:tab-stops/>
      </style:paragraph-properties>
      <style:text-properties fo:font-size="13pt" officeooo:rsid="01a641f6" officeooo:paragraph-rsid="002b4b87" style:font-size-asian="13pt" style:font-size-complex="13pt"/>
    </style:style>
    <style:style style:name="P22" style:family="paragraph" style:parent-style-name="Standard">
      <style:paragraph-properties fo:line-height="150%">
        <style:tab-stops/>
      </style:paragraph-properties>
      <style:text-properties fo:font-size="13pt" officeooo:rsid="002be240" officeooo:paragraph-rsid="0296f942" style:font-size-asian="13pt" style:font-size-complex="13pt"/>
    </style:style>
    <style:style style:name="P23" style:family="paragraph" style:parent-style-name="Standard">
      <style:paragraph-properties fo:line-height="150%"/>
      <style:text-properties fo:font-size="13pt" officeooo:rsid="01c22af0" officeooo:paragraph-rsid="02b58094" style:font-size-asian="13pt" style:font-size-complex="13pt"/>
    </style:style>
    <style:style style:name="P24" style:family="paragraph" style:parent-style-name="Standard">
      <style:paragraph-properties fo:line-height="150%"/>
      <style:text-properties fo:font-size="13pt" officeooo:rsid="001a63d9" officeooo:paragraph-rsid="00084b0c" fo:background-color="transparent" style:font-size-asian="13pt" style:font-size-complex="13pt"/>
    </style:style>
    <style:style style:name="P25" style:family="paragraph" style:parent-style-name="Standard">
      <style:paragraph-properties fo:line-height="150%"/>
      <style:text-properties fo:font-size="13pt" fo:font-style="normal" officeooo:rsid="00486ee6" officeooo:paragraph-rsid="0045f49d" style:font-size-asian="13pt" style:font-style-asian="normal" style:font-size-complex="13pt" style:font-style-complex="normal"/>
    </style:style>
    <style:style style:name="P26" style:family="paragraph" style:parent-style-name="Standard">
      <style:paragraph-properties fo:line-height="150%"/>
      <style:text-properties fo:font-size="13pt" fo:font-style="normal" officeooo:rsid="01bfc8da" officeooo:paragraph-rsid="02b2c61c" style:font-size-asian="13pt" style:font-style-asian="normal" style:font-size-complex="13pt" style:font-style-complex="normal"/>
    </style:style>
    <style:style style:name="P27" style:family="paragraph" style:parent-style-name="Text_20_body">
      <style:paragraph-properties fo:line-height="150%">
        <style:tab-stops/>
      </style:paragraph-properties>
      <style:text-properties officeooo:rsid="017feec2" officeooo:paragraph-rsid="017feec2"/>
    </style:style>
    <style:style style:name="P28" style:family="paragraph" style:parent-style-name="Text_20_body">
      <style:paragraph-properties fo:line-height="150%">
        <style:tab-stops/>
      </style:paragraph-properties>
      <style:text-properties officeooo:rsid="017feec2" officeooo:paragraph-rsid="018db728" fo:background-color="#dedce6"/>
    </style:style>
    <style:style style:name="P29" style:family="paragraph" style:parent-style-name="Text_20_body">
      <style:paragraph-properties fo:line-height="150%"/>
      <style:text-properties officeooo:rsid="0140b29c" officeooo:paragraph-rsid="01e7df91" fo:background-color="#dedce6"/>
    </style:style>
    <style:style style:name="P30" style:family="paragraph" style:parent-style-name="Text_20_body">
      <style:paragraph-properties fo:line-height="150%">
        <style:tab-stops/>
      </style:paragraph-properties>
      <style:text-properties officeooo:rsid="0145efd6" officeooo:paragraph-rsid="018c3963" fo:background-color="#dedce6"/>
    </style:style>
    <style:style style:name="P31" style:family="paragraph" style:parent-style-name="Text_20_body">
      <style:paragraph-properties fo:line-height="150%"/>
      <style:text-properties fo:font-size="13pt" officeooo:rsid="0021a518" officeooo:paragraph-rsid="017fd336" fo:background-color="transparent" style:font-size-asian="13pt" style:font-size-complex="13pt"/>
    </style:style>
    <style:style style:name="P32" style:family="paragraph" style:parent-style-name="Text_20_body">
      <style:paragraph-properties fo:line-height="150%"/>
      <style:text-properties fo:font-size="13pt" officeooo:rsid="0021a518" officeooo:paragraph-rsid="00084b0c" fo:background-color="transparent" style:font-size-asian="13pt" style:font-size-complex="13pt"/>
    </style:style>
    <style:style style:name="P33" style:family="paragraph" style:parent-style-name="Text_20_body">
      <style:paragraph-properties fo:line-height="150%"/>
      <style:text-properties fo:font-size="13pt" officeooo:rsid="017fd336" officeooo:paragraph-rsid="017fd336" fo:background-color="transparent" style:font-size-asian="13pt" style:font-size-complex="13pt"/>
    </style:style>
    <style:style style:name="P34" style:family="paragraph" style:parent-style-name="Text_20_body">
      <style:paragraph-properties fo:line-height="150%">
        <style:tab-stops/>
      </style:paragraph-properties>
      <style:text-properties fo:font-size="13pt" officeooo:rsid="017feec2" officeooo:paragraph-rsid="01ea77f6" fo:background-color="transparent" style:font-size-asian="13pt" style:font-size-complex="13pt"/>
    </style:style>
    <style:style style:name="P35" style:family="paragraph" style:parent-style-name="Text_20_body">
      <style:paragraph-properties fo:line-height="150%"/>
      <style:text-properties fo:font-size="13pt" officeooo:paragraph-rsid="00915906" fo:background-color="transparent" style:font-size-asian="13pt" style:font-size-complex="13pt"/>
    </style:style>
    <style:style style:name="P36" style:family="paragraph" style:parent-style-name="Text_20_body">
      <style:paragraph-properties fo:line-height="150%"/>
      <style:text-properties fo:font-size="13pt" officeooo:paragraph-rsid="01c95c5d" fo:background-color="transparent" style:font-size-asian="13pt" style:font-size-complex="13pt"/>
    </style:style>
    <style:style style:name="P37" style:family="paragraph" style:parent-style-name="Text_20_body">
      <style:paragraph-properties fo:line-height="150%"/>
      <style:text-properties fo:font-size="13pt" officeooo:paragraph-rsid="00084b0c" fo:background-color="transparent" style:font-size-asian="13pt" style:font-size-complex="13pt"/>
    </style:style>
    <style:style style:name="P38" style:family="paragraph" style:parent-style-name="Text_20_body">
      <style:paragraph-properties fo:line-height="150%"/>
      <style:text-properties fo:font-size="13pt" officeooo:rsid="00c36f50" officeooo:paragraph-rsid="00084b0c" fo:background-color="transparent" style:font-size-asian="13pt" style:font-size-complex="13pt"/>
    </style:style>
    <style:style style:name="P39" style:family="paragraph" style:parent-style-name="Text_20_body">
      <style:paragraph-properties fo:line-height="150%">
        <style:tab-stops/>
      </style:paragraph-properties>
      <style:text-properties fo:font-size="13pt" officeooo:rsid="0191bbb9" officeooo:paragraph-rsid="0191bbb9" fo:background-color="transparent" style:font-size-asian="13pt" style:font-size-complex="13pt"/>
    </style:style>
    <style:style style:name="P40" style:family="paragraph" style:parent-style-name="Text_20_body">
      <style:paragraph-properties fo:line-height="150%"/>
      <style:text-properties fo:font-size="13pt" officeooo:paragraph-rsid="00084b0c" style:font-size-asian="13pt" style:font-size-complex="13pt"/>
    </style:style>
    <style:style style:name="P41" style:family="paragraph" style:parent-style-name="Text_20_body">
      <style:paragraph-properties fo:line-height="150%"/>
      <style:text-properties fo:font-size="13pt" officeooo:paragraph-rsid="002c25a3" style:font-size-asian="13pt" style:font-size-complex="13pt"/>
    </style:style>
    <style:style style:name="P42" style:family="paragraph" style:parent-style-name="Text_20_body">
      <style:paragraph-properties fo:line-height="150%">
        <style:tab-stops/>
      </style:paragraph-properties>
      <style:text-properties fo:font-size="13pt" officeooo:paragraph-rsid="01c4fee6" style:font-size-asian="13pt" style:font-size-complex="13pt"/>
    </style:style>
    <style:style style:name="P43" style:family="paragraph" style:parent-style-name="Text_20_body">
      <style:paragraph-properties fo:line-height="150%">
        <style:tab-stops/>
      </style:paragraph-properties>
      <style:text-properties fo:font-size="13pt" officeooo:paragraph-rsid="01cf161b" style:font-size-asian="13pt" style:font-size-complex="13pt"/>
    </style:style>
    <style:style style:name="P44" style:family="paragraph" style:parent-style-name="Text_20_body">
      <style:paragraph-properties fo:line-height="150%">
        <style:tab-stops/>
      </style:paragraph-properties>
      <style:text-properties fo:font-size="13pt" officeooo:paragraph-rsid="0219c56d" style:font-size-asian="13pt" style:font-size-complex="13pt"/>
    </style:style>
    <style:style style:name="P45" style:family="paragraph" style:parent-style-name="Text_20_body">
      <style:paragraph-properties fo:line-height="150%">
        <style:tab-stops/>
      </style:paragraph-properties>
      <style:text-properties fo:font-size="13pt" officeooo:paragraph-rsid="02295755" style:font-size-asian="13pt" style:font-size-complex="13pt"/>
    </style:style>
    <style:style style:name="P46" style:family="paragraph" style:parent-style-name="Text_20_body">
      <style:paragraph-properties fo:line-height="150%">
        <style:tab-stops/>
      </style:paragraph-properties>
      <style:text-properties fo:font-size="13pt" officeooo:paragraph-rsid="028f5437" style:font-size-asian="13pt" style:font-size-complex="13pt"/>
    </style:style>
    <style:style style:name="P47" style:family="paragraph" style:parent-style-name="Text_20_body">
      <style:paragraph-properties fo:line-height="150%">
        <style:tab-stops/>
      </style:paragraph-properties>
      <style:text-properties fo:font-size="13pt" officeooo:paragraph-rsid="028dc0a3" style:font-size-asian="13pt" style:font-size-complex="13pt"/>
    </style:style>
    <style:style style:name="P48" style:family="paragraph" style:parent-style-name="Text_20_body">
      <style:paragraph-properties fo:line-height="150%">
        <style:tab-stops/>
      </style:paragraph-properties>
      <style:text-properties fo:font-size="13pt" officeooo:paragraph-rsid="0316c7cf" style:font-size-asian="13pt" style:font-size-complex="13pt"/>
    </style:style>
    <style:style style:name="P49" style:family="paragraph" style:parent-style-name="Text_20_body">
      <style:paragraph-properties fo:line-height="150%"/>
      <style:text-properties fo:font-size="13pt" officeooo:paragraph-rsid="028dc0a3" style:font-size-asian="13pt" style:font-size-complex="13pt"/>
    </style:style>
    <style:style style:name="P50" style:family="paragraph" style:parent-style-name="Text_20_body">
      <style:paragraph-properties fo:line-height="150%"/>
      <style:text-properties fo:font-size="13pt" officeooo:paragraph-rsid="02b58094" style:font-size-asian="13pt" style:font-size-complex="13pt"/>
    </style:style>
    <style:style style:name="P51" style:family="paragraph" style:parent-style-name="Text_20_body">
      <style:paragraph-properties fo:line-height="150%"/>
      <style:text-properties fo:font-size="13pt" officeooo:paragraph-rsid="027e31b7" style:font-size-asian="13pt" style:font-size-complex="13pt"/>
    </style:style>
    <style:style style:name="P52" style:family="paragraph" style:parent-style-name="Text_20_body">
      <style:paragraph-properties fo:line-height="150%"/>
      <style:text-properties fo:font-size="13pt" officeooo:paragraph-rsid="02f573f4" style:font-size-asian="13pt" style:font-size-complex="13pt"/>
    </style:style>
    <style:style style:name="P53" style:family="paragraph" style:parent-style-name="Text_20_body">
      <style:paragraph-properties fo:line-height="150%">
        <style:tab-stops/>
      </style:paragraph-properties>
      <style:text-properties fo:font-size="13pt" officeooo:rsid="020c526f" officeooo:paragraph-rsid="020c526f" style:font-size-asian="13pt" style:font-size-complex="13pt"/>
    </style:style>
    <style:style style:name="P54" style:family="paragraph" style:parent-style-name="Text_20_body">
      <style:paragraph-properties fo:line-height="150%">
        <style:tab-stops/>
      </style:paragraph-properties>
      <style:text-properties fo:font-size="13pt" officeooo:rsid="0225add9" officeooo:paragraph-rsid="0225add9" style:font-size-asian="13pt" style:font-size-complex="13pt"/>
    </style:style>
    <style:style style:name="P55" style:family="paragraph" style:parent-style-name="Text_20_body">
      <style:paragraph-properties fo:line-height="150%"/>
      <style:text-properties fo:font-size="13pt" fo:font-style="normal" officeooo:rsid="01c974c6" officeooo:paragraph-rsid="028dc0a3" style:font-size-asian="13pt" style:font-style-asian="normal" style:font-size-complex="13pt" style:font-style-complex="normal"/>
    </style:style>
    <style:style style:name="P56" style:family="paragraph" style:parent-style-name="Text_20_body">
      <style:paragraph-properties fo:line-height="150%"/>
      <style:text-properties fo:font-size="13pt" fo:font-style="normal" officeooo:rsid="01c577bd" officeooo:paragraph-rsid="028dc0a3" style:font-size-asian="13pt" style:font-style-asian="normal" style:font-size-complex="13pt" style:font-style-complex="normal"/>
    </style:style>
    <style:style style:name="P57" style:family="paragraph" style:parent-style-name="Text_20_body">
      <style:paragraph-properties fo:line-height="150%">
        <style:tab-stops/>
      </style:paragraph-properties>
      <style:text-properties fo:font-size="13pt" fo:font-style="normal" officeooo:rsid="01cb6dc1" officeooo:paragraph-rsid="028dc0a3" style:font-size-asian="13pt" style:font-style-asian="normal" style:font-size-complex="13pt" style:font-style-complex="normal"/>
    </style:style>
    <style:style style:name="P58" style:family="paragraph" style:parent-style-name="Text_20_body">
      <style:paragraph-properties fo:line-height="150%"/>
      <style:text-properties fo:font-size="13pt" fo:font-style="normal" officeooo:rsid="01cfd0ad" officeooo:paragraph-rsid="00084b0c" style:font-size-asian="13pt" style:font-style-asian="normal" style:font-size-complex="13pt" style:font-style-complex="normal"/>
    </style:style>
    <style:style style:name="P59" style:family="paragraph" style:parent-style-name="Text_20_body">
      <style:paragraph-properties fo:line-height="150%"/>
      <style:text-properties fo:font-size="13pt" fo:font-style="normal" officeooo:rsid="01d429dc" officeooo:paragraph-rsid="0084211f" style:font-size-asian="13pt" style:font-style-asian="normal" style:font-size-complex="13pt" style:font-style-complex="normal"/>
    </style:style>
    <style:style style:name="P60" style:family="paragraph" style:parent-style-name="Text_20_body">
      <style:paragraph-properties fo:line-height="150%"/>
      <style:text-properties officeooo:paragraph-rsid="0095eceb"/>
    </style:style>
    <style:style style:name="P61" style:family="paragraph" style:parent-style-name="Text_20_body">
      <style:paragraph-properties fo:line-height="150%"/>
      <style:text-properties officeooo:paragraph-rsid="00b7f56e"/>
    </style:style>
    <style:style style:name="P62" style:family="paragraph" style:parent-style-name="Text_20_body">
      <style:paragraph-properties fo:margin-top="0cm" fo:margin-bottom="0cm" loext:contextual-spacing="false" fo:line-height="150%" fo:break-before="page">
        <style:tab-stops/>
      </style:paragraph-properties>
      <style:text-properties fo:font-size="13pt" officeooo:paragraph-rsid="00084b0c" style:font-size-asian="13pt" style:font-size-complex="13pt"/>
    </style:style>
    <style:style style:name="P63" style:family="paragraph" style:parent-style-name="Text_20_body">
      <style:paragraph-properties fo:margin-top="0cm" fo:margin-bottom="0cm" loext:contextual-spacing="false" fo:line-height="150%">
        <style:tab-stops/>
      </style:paragraph-properties>
      <style:text-properties fo:font-size="13pt" officeooo:paragraph-rsid="00084b0c" style:font-size-asian="13pt" style:font-size-complex="13pt"/>
    </style:style>
    <style:style style:name="P64" style:family="paragraph" style:parent-style-name="Text_20_body">
      <style:paragraph-properties fo:line-height="150%"/>
      <style:text-properties officeooo:paragraph-rsid="01c95c5d"/>
    </style:style>
    <style:style style:name="P65" style:family="paragraph" style:parent-style-name="Text_20_body">
      <style:paragraph-properties fo:line-height="150%"/>
      <style:text-properties officeooo:paragraph-rsid="00084b0c"/>
    </style:style>
    <style:style style:name="P66" style:family="paragraph" style:parent-style-name="Text_20_body">
      <style:paragraph-properties fo:line-height="150%">
        <style:tab-stops/>
      </style:paragraph-properties>
      <style:text-properties officeooo:paragraph-rsid="01a2c3c9"/>
    </style:style>
    <style:style style:name="P67" style:family="paragraph" style:parent-style-name="Text_20_body" style:master-page-name="">
      <style:paragraph-properties fo:line-height="150%" style:page-number="auto">
        <style:tab-stops/>
      </style:paragraph-properties>
      <style:text-properties officeooo:paragraph-rsid="01a0476c"/>
    </style:style>
    <style:style style:name="P68" style:family="paragraph" style:parent-style-name="Heading_20_2" style:master-page-name="">
      <style:paragraph-properties fo:line-height="150%" style:page-number="auto" fo:break-before="page"/>
      <style:text-properties officeooo:paragraph-rsid="00084b0c"/>
    </style:style>
    <style:style style:name="P69" style:family="paragraph" style:parent-style-name="Heading_20_2">
      <style:paragraph-properties fo:line-height="150%" fo:break-before="page"/>
      <style:text-properties officeooo:paragraph-rsid="02c392d7"/>
    </style:style>
    <style:style style:name="P70" style:family="paragraph" style:parent-style-name="Standard" style:list-style-name="L1">
      <style:paragraph-properties fo:line-height="150%"/>
      <style:text-properties fo:font-size="13pt" officeooo:paragraph-rsid="015d00fb" fo:background-color="transparent" style:font-size-asian="13pt" style:font-size-complex="13pt"/>
    </style:style>
    <style:style style:name="P71" style:family="paragraph" style:parent-style-name="Standard" style:list-style-name="L1">
      <style:paragraph-properties fo:line-height="150%"/>
      <style:text-properties fo:font-size="13pt" officeooo:paragraph-rsid="015d00fb" style:font-size-asian="13pt" style:font-size-complex="13pt"/>
    </style:style>
    <style:style style:name="P72" style:family="paragraph" style:parent-style-name="Standard" style:list-style-name="L1">
      <style:paragraph-properties fo:line-height="150%"/>
      <style:text-properties fo:font-size="13pt" officeooo:rsid="010f6cad" officeooo:paragraph-rsid="015d00fb" style:font-size-asian="13pt" style:font-size-complex="13pt"/>
    </style:style>
    <style:style style:name="P73" style:family="paragraph" style:parent-style-name="Standard">
      <style:paragraph-properties fo:line-height="150%">
        <style:tab-stops/>
      </style:paragraph-properties>
      <style:text-properties officeooo:paragraph-rsid="02b58094"/>
    </style:style>
    <style:style style:name="P74" style:family="paragraph" style:parent-style-name="Standard">
      <style:paragraph-properties fo:line-height="150%"/>
      <style:text-properties officeooo:paragraph-rsid="004b746c"/>
    </style:style>
    <style:style style:name="T1" style:family="text">
      <style:text-properties officeooo:rsid="001de4d0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de4d0" fo:background-color="transparent" loext:char-shading-value="0"/>
    </style:style>
    <style:style style:name="T4" style:family="text">
      <style:text-properties officeooo:rsid="002ca2f3" fo:background-color="transparent" loext:char-shading-value="0"/>
    </style:style>
    <style:style style:name="T5" style:family="text">
      <style:text-properties officeooo:rsid="01a25bb6" fo:background-color="transparent" loext:char-shading-value="0"/>
    </style:style>
    <style:style style:name="T6" style:family="text">
      <style:text-properties officeooo:rsid="00ecc727" fo:background-color="transparent" loext:char-shading-value="0"/>
    </style:style>
    <style:style style:name="T7" style:family="text">
      <style:text-properties officeooo:rsid="01b1fe37" fo:background-color="transparent" loext:char-shading-value="0"/>
    </style:style>
    <style:style style:name="T8" style:family="text">
      <style:text-properties officeooo:rsid="018b42ee" fo:background-color="transparent" loext:char-shading-value="0"/>
    </style:style>
    <style:style style:name="T9" style:family="text">
      <style:text-properties officeooo:rsid="021aae82" fo:background-color="transparent" loext:char-shading-value="0"/>
    </style:style>
    <style:style style:name="T10" style:family="text">
      <style:text-properties officeooo:rsid="021ade43" fo:background-color="transparent" loext:char-shading-value="0"/>
    </style:style>
    <style:style style:name="T11" style:family="text">
      <style:text-properties officeooo:rsid="020b2890" fo:background-color="transparent" loext:char-shading-value="0"/>
    </style:style>
    <style:style style:name="T12" style:family="text">
      <style:text-properties officeooo:rsid="020c1aa3" fo:background-color="transparent" loext:char-shading-value="0"/>
    </style:style>
    <style:style style:name="T13" style:family="text">
      <style:text-properties officeooo:rsid="00126b2f" fo:background-color="transparent" loext:char-shading-value="0"/>
    </style:style>
    <style:style style:name="T14" style:family="text">
      <style:text-properties officeooo:rsid="002c25a3" fo:background-color="transparent" loext:char-shading-value="0"/>
    </style:style>
    <style:style style:name="T15" style:family="text">
      <style:text-properties officeooo:rsid="002ebe5f" fo:background-color="transparent" loext:char-shading-value="0"/>
    </style:style>
    <style:style style:name="T16" style:family="text">
      <style:text-properties officeooo:rsid="002f483f" fo:background-color="transparent" loext:char-shading-value="0"/>
    </style:style>
    <style:style style:name="T17" style:family="text">
      <style:text-properties officeooo:rsid="0031266e" fo:background-color="transparent" loext:char-shading-value="0"/>
    </style:style>
    <style:style style:name="T18" style:family="text">
      <style:text-properties officeooo:rsid="001d8182" fo:background-color="transparent" loext:char-shading-value="0"/>
    </style:style>
    <style:style style:name="T19" style:family="text">
      <style:text-properties officeooo:rsid="004b746c" fo:background-color="transparent" loext:char-shading-value="0"/>
    </style:style>
    <style:style style:name="T20" style:family="text">
      <style:text-properties officeooo:rsid="004db134" fo:background-color="transparent" loext:char-shading-value="0"/>
    </style:style>
    <style:style style:name="T21" style:family="text">
      <style:text-properties officeooo:rsid="0051d219" fo:background-color="transparent" loext:char-shading-value="0"/>
    </style:style>
    <style:style style:name="T22" style:family="text">
      <style:text-properties officeooo:rsid="0051ebb3" fo:background-color="transparent" loext:char-shading-value="0"/>
    </style:style>
    <style:style style:name="T23" style:family="text">
      <style:text-properties officeooo:rsid="005212bd" fo:background-color="transparent" loext:char-shading-value="0"/>
    </style:style>
    <style:style style:name="T24" style:family="text">
      <style:text-properties officeooo:rsid="005284e0" fo:background-color="transparent" loext:char-shading-value="0"/>
    </style:style>
    <style:style style:name="T25" style:family="text">
      <style:text-properties officeooo:rsid="00560781" fo:background-color="transparent" loext:char-shading-value="0"/>
    </style:style>
    <style:style style:name="T26" style:family="text">
      <style:text-properties officeooo:rsid="016cc64a" fo:background-color="transparent" loext:char-shading-value="0"/>
    </style:style>
    <style:style style:name="T27" style:family="text">
      <style:text-properties officeooo:rsid="008aa8b9" fo:background-color="transparent" loext:char-shading-value="0"/>
    </style:style>
    <style:style style:name="T28" style:family="text">
      <style:text-properties officeooo:rsid="01685801" fo:background-color="transparent" loext:char-shading-value="0"/>
    </style:style>
    <style:style style:name="T29" style:family="text">
      <style:text-properties officeooo:rsid="00aa8735" fo:background-color="transparent" loext:char-shading-value="0"/>
    </style:style>
    <style:style style:name="T30" style:family="text">
      <style:text-properties officeooo:rsid="0072252c" fo:background-color="transparent" loext:char-shading-value="0"/>
    </style:style>
    <style:style style:name="T31" style:family="text">
      <style:text-properties officeooo:rsid="016baf72" fo:background-color="transparent" loext:char-shading-value="0"/>
    </style:style>
    <style:style style:name="T32" style:family="text">
      <style:text-properties officeooo:rsid="0073a3fb" fo:background-color="transparent" loext:char-shading-value="0"/>
    </style:style>
    <style:style style:name="T33" style:family="text">
      <style:text-properties officeooo:rsid="020b5f5c" fo:background-color="transparent" loext:char-shading-value="0"/>
    </style:style>
    <style:style style:name="T34" style:family="text">
      <style:text-properties officeooo:rsid="020e0983" fo:background-color="transparent" loext:char-shading-value="0"/>
    </style:style>
    <style:style style:name="T35" style:family="text">
      <style:text-properties officeooo:rsid="020e2338" fo:background-color="transparent" loext:char-shading-value="0"/>
    </style:style>
    <style:style style:name="T36" style:family="text">
      <style:text-properties officeooo:rsid="0213cdb9" fo:background-color="transparent" loext:char-shading-value="0"/>
    </style:style>
    <style:style style:name="T37" style:family="text">
      <style:text-properties officeooo:rsid="008ace15" fo:background-color="transparent" loext:char-shading-value="0"/>
    </style:style>
    <style:style style:name="T38" style:family="text">
      <style:text-properties officeooo:rsid="02186c98" fo:background-color="transparent" loext:char-shading-value="0"/>
    </style:style>
    <style:style style:name="T39" style:family="text">
      <style:text-properties officeooo:rsid="021900d4" fo:background-color="transparent" loext:char-shading-value="0"/>
    </style:style>
    <style:style style:name="T40" style:family="text">
      <style:text-properties officeooo:rsid="000e6bdd" fo:background-color="transparent" loext:char-shading-value="0"/>
    </style:style>
    <style:style style:name="T41" style:family="text">
      <style:text-properties officeooo:rsid="00238e52" fo:background-color="transparent" loext:char-shading-value="0"/>
    </style:style>
    <style:style style:name="T42" style:family="text">
      <style:text-properties officeooo:rsid="01550866" fo:background-color="transparent" loext:char-shading-value="0"/>
    </style:style>
    <style:style style:name="T43" style:family="text">
      <style:text-properties officeooo:rsid="0023fb22" fo:background-color="transparent" loext:char-shading-value="0"/>
    </style:style>
    <style:style style:name="T44" style:family="text">
      <style:text-properties officeooo:rsid="00e73dc8" fo:background-color="transparent" loext:char-shading-value="0"/>
    </style:style>
    <style:style style:name="T45" style:family="text">
      <style:text-properties officeooo:rsid="0025e3f0" fo:background-color="transparent" loext:char-shading-value="0"/>
    </style:style>
    <style:style style:name="T46" style:family="text">
      <style:text-properties officeooo:rsid="00ac264f" fo:background-color="transparent" loext:char-shading-value="0"/>
    </style:style>
    <style:style style:name="T47" style:family="text">
      <style:text-properties officeooo:rsid="01651e98" fo:background-color="transparent" loext:char-shading-value="0"/>
    </style:style>
    <style:style style:name="T48" style:family="text">
      <style:text-properties officeooo:rsid="0152cc28" fo:background-color="transparent" loext:char-shading-value="0"/>
    </style:style>
    <style:style style:name="T49" style:family="text">
      <style:text-properties officeooo:rsid="0153f8fa" fo:background-color="transparent" loext:char-shading-value="0"/>
    </style:style>
    <style:style style:name="T50" style:family="text">
      <style:text-properties officeooo:rsid="00c5784b" fo:background-color="transparent" loext:char-shading-value="0"/>
    </style:style>
    <style:style style:name="T51" style:family="text">
      <style:text-properties officeooo:rsid="00841b82" fo:background-color="transparent" loext:char-shading-value="0"/>
    </style:style>
    <style:style style:name="T52" style:family="text">
      <style:text-properties officeooo:rsid="00c88189" fo:background-color="transparent" loext:char-shading-value="0"/>
    </style:style>
    <style:style style:name="T53" style:family="text">
      <style:text-properties officeooo:rsid="00ca0f0d" fo:background-color="transparent" loext:char-shading-value="0"/>
    </style:style>
    <style:style style:name="T54" style:family="text">
      <style:text-properties officeooo:rsid="00d7d431" fo:background-color="transparent" loext:char-shading-value="0"/>
    </style:style>
    <style:style style:name="T55" style:family="text">
      <style:text-properties officeooo:rsid="00d9680a" fo:background-color="transparent" loext:char-shading-value="0"/>
    </style:style>
    <style:style style:name="T56" style:family="text">
      <style:text-properties officeooo:rsid="00e80602" fo:background-color="transparent" loext:char-shading-value="0"/>
    </style:style>
    <style:style style:name="T57" style:family="text">
      <style:text-properties officeooo:rsid="01092dda" fo:background-color="transparent" loext:char-shading-value="0"/>
    </style:style>
    <style:style style:name="T58" style:family="text">
      <style:text-properties officeooo:rsid="010a0756" fo:background-color="transparent" loext:char-shading-value="0"/>
    </style:style>
    <style:style style:name="T59" style:family="text">
      <style:text-properties officeooo:rsid="010b0e32" fo:background-color="transparent" loext:char-shading-value="0"/>
    </style:style>
    <style:style style:name="T60" style:family="text">
      <style:text-properties officeooo:rsid="01110f95" fo:background-color="transparent" loext:char-shading-value="0"/>
    </style:style>
    <style:style style:name="T61" style:family="text">
      <style:text-properties officeooo:rsid="01115e93" fo:background-color="transparent" loext:char-shading-value="0"/>
    </style:style>
    <style:style style:name="T62" style:family="text">
      <style:text-properties officeooo:rsid="0117d456" fo:background-color="transparent" loext:char-shading-value="0"/>
    </style:style>
    <style:style style:name="T63" style:family="text">
      <style:text-properties officeooo:rsid="01206267" fo:background-color="transparent" loext:char-shading-value="0"/>
    </style:style>
    <style:style style:name="T64" style:family="text">
      <style:text-properties officeooo:rsid="01222c51" fo:background-color="transparent" loext:char-shading-value="0"/>
    </style:style>
    <style:style style:name="T65" style:family="text">
      <style:text-properties officeooo:rsid="01229736" fo:background-color="transparent" loext:char-shading-value="0"/>
    </style:style>
    <style:style style:name="T66" style:family="text">
      <style:text-properties officeooo:rsid="01241fa6" fo:background-color="transparent" loext:char-shading-value="0"/>
    </style:style>
    <style:style style:name="T67" style:family="text">
      <style:text-properties officeooo:rsid="0138909a" fo:background-color="transparent" loext:char-shading-value="0"/>
    </style:style>
    <style:style style:name="T68" style:family="text">
      <style:text-properties officeooo:rsid="0151e7e7" fo:background-color="transparent" loext:char-shading-value="0"/>
    </style:style>
    <style:style style:name="T69" style:family="text">
      <style:text-properties officeooo:rsid="0106abcf" fo:background-color="transparent" loext:char-shading-value="0"/>
    </style:style>
    <style:style style:name="T70" style:family="text">
      <style:text-properties officeooo:rsid="0120c351" fo:background-color="transparent" loext:char-shading-value="0"/>
    </style:style>
    <style:style style:name="T71" style:family="text">
      <style:text-properties officeooo:rsid="014bf727" fo:background-color="transparent" loext:char-shading-value="0"/>
    </style:style>
    <style:style style:name="T72" style:family="text">
      <style:text-properties officeooo:rsid="0160ea3c" fo:background-color="transparent" loext:char-shading-value="0"/>
    </style:style>
    <style:style style:name="T73" style:family="text">
      <style:text-properties officeooo:rsid="01625390" fo:background-color="transparent" loext:char-shading-value="0"/>
    </style:style>
    <style:style style:name="T74" style:family="text">
      <style:text-properties officeooo:rsid="0165f80c" fo:background-color="transparent" loext:char-shading-value="0"/>
    </style:style>
    <style:style style:name="T75" style:family="text">
      <style:text-properties officeooo:rsid="01667d20" fo:background-color="transparent" loext:char-shading-value="0"/>
    </style:style>
    <style:style style:name="T76" style:family="text">
      <style:text-properties officeooo:rsid="016afdbb" fo:background-color="transparent" loext:char-shading-value="0"/>
    </style:style>
    <style:style style:name="T77" style:family="text">
      <style:text-properties officeooo:rsid="016ba309" fo:background-color="transparent" loext:char-shading-value="0"/>
    </style:style>
    <style:style style:name="T78" style:family="text">
      <style:text-properties officeooo:rsid="0168c829" fo:background-color="transparent" loext:char-shading-value="0"/>
    </style:style>
    <style:style style:name="T79" style:family="text">
      <style:text-properties officeooo:rsid="016cbbc1" fo:background-color="transparent" loext:char-shading-value="0"/>
    </style:style>
    <style:style style:name="T80" style:family="text">
      <style:text-properties officeooo:rsid="016d80df" fo:background-color="transparent" loext:char-shading-value="0"/>
    </style:style>
    <style:style style:name="T81" style:family="text">
      <style:text-properties officeooo:rsid="014f7860" fo:background-color="transparent" loext:char-shading-value="0"/>
    </style:style>
    <style:style style:name="T82" style:family="text">
      <style:text-properties officeooo:rsid="0120d5eb" fo:background-color="transparent" loext:char-shading-value="0"/>
    </style:style>
    <style:style style:name="T83" style:family="text">
      <style:text-properties officeooo:rsid="014c410d" fo:background-color="transparent" loext:char-shading-value="0"/>
    </style:style>
    <style:style style:name="T84" style:family="text">
      <style:text-properties officeooo:rsid="014e5165" fo:background-color="transparent" loext:char-shading-value="0"/>
    </style:style>
    <style:style style:name="T85" style:family="text">
      <style:text-properties officeooo:rsid="010d58cc" fo:background-color="transparent" loext:char-shading-value="0"/>
    </style:style>
    <style:style style:name="T86" style:family="text">
      <style:text-properties officeooo:rsid="016ff602" fo:background-color="transparent" loext:char-shading-value="0"/>
    </style:style>
    <style:style style:name="T87" style:family="text">
      <style:text-properties officeooo:rsid="010db026" fo:background-color="transparent" loext:char-shading-value="0"/>
    </style:style>
    <style:style style:name="T88" style:family="text">
      <style:text-properties officeooo:rsid="010e7324" fo:background-color="transparent" loext:char-shading-value="0"/>
    </style:style>
    <style:style style:name="T89" style:family="text">
      <style:text-properties officeooo:rsid="010dffb9" fo:background-color="transparent" loext:char-shading-value="0"/>
    </style:style>
    <style:style style:name="T90" style:family="text">
      <style:text-properties officeooo:rsid="017deb9c" fo:background-color="transparent" loext:char-shading-value="0"/>
    </style:style>
    <style:style style:name="T91" style:family="text">
      <style:text-properties officeooo:rsid="0191bbb9" fo:background-color="transparent" loext:char-shading-value="0"/>
    </style:style>
    <style:style style:name="T92" style:family="text">
      <style:text-properties officeooo:rsid="01b63977" fo:background-color="transparent" loext:char-shading-value="0"/>
    </style:style>
    <style:style style:name="T93" style:family="text">
      <style:text-properties officeooo:rsid="01b7f5cc" fo:background-color="transparent" loext:char-shading-value="0"/>
    </style:style>
    <style:style style:name="T94" style:family="text">
      <style:text-properties officeooo:rsid="01b95bf5" fo:background-color="transparent" loext:char-shading-value="0"/>
    </style:style>
    <style:style style:name="T95" style:family="text">
      <style:text-properties officeooo:rsid="01bb4836" fo:background-color="transparent" loext:char-shading-value="0"/>
    </style:style>
    <style:style style:name="T96" style:family="text">
      <style:text-properties officeooo:rsid="01beb9ba" fo:background-color="transparent" loext:char-shading-value="0"/>
    </style:style>
    <style:style style:name="T97" style:family="text">
      <style:text-properties officeooo:rsid="01bf8fc3" fo:background-color="transparent" loext:char-shading-value="0"/>
    </style:style>
    <style:style style:name="T98" style:family="text">
      <style:text-properties officeooo:rsid="01c1421c" fo:background-color="transparent" loext:char-shading-value="0"/>
    </style:style>
    <style:style style:name="T99" style:family="text">
      <style:text-properties officeooo:rsid="01c9d697" fo:background-color="transparent" loext:char-shading-value="0"/>
    </style:style>
    <style:style style:name="T100" style:family="text">
      <style:text-properties officeooo:rsid="01c9f820" fo:background-color="transparent" loext:char-shading-value="0"/>
    </style:style>
    <style:style style:name="T101" style:family="text">
      <style:text-properties officeooo:rsid="01ca9366" fo:background-color="transparent" loext:char-shading-value="0"/>
    </style:style>
    <style:style style:name="T102" style:family="text">
      <style:text-properties officeooo:rsid="01cbd557" fo:background-color="transparent" loext:char-shading-value="0"/>
    </style:style>
    <style:style style:name="T103" style:family="text">
      <style:text-properties officeooo:rsid="01d0fd57" fo:background-color="transparent" loext:char-shading-value="0"/>
    </style:style>
    <style:style style:name="T104" style:family="text">
      <style:text-properties officeooo:rsid="01d28b4a" fo:background-color="transparent" loext:char-shading-value="0"/>
    </style:style>
    <style:style style:name="T105" style:family="text">
      <style:text-properties officeooo:rsid="01d3e8d8" fo:background-color="transparent" loext:char-shading-value="0"/>
    </style:style>
    <style:style style:name="T106" style:family="text">
      <style:text-properties officeooo:rsid="01d575f6" fo:background-color="transparent" loext:char-shading-value="0"/>
    </style:style>
    <style:style style:name="T107" style:family="text">
      <style:text-properties officeooo:rsid="01d620c5" fo:background-color="transparent" loext:char-shading-value="0"/>
    </style:style>
    <style:style style:name="T108" style:family="text">
      <style:text-properties officeooo:rsid="01ce46a1" fo:background-color="transparent" loext:char-shading-value="0"/>
    </style:style>
    <style:style style:name="T109" style:family="text">
      <style:text-properties officeooo:rsid="01d7bce2" fo:background-color="transparent" loext:char-shading-value="0"/>
    </style:style>
    <style:style style:name="T110" style:family="text">
      <style:text-properties officeooo:rsid="01d986c9" fo:background-color="transparent" loext:char-shading-value="0"/>
    </style:style>
    <style:style style:name="T111" style:family="text">
      <style:text-properties officeooo:rsid="01da2438" fo:background-color="transparent" loext:char-shading-value="0"/>
    </style:style>
    <style:style style:name="T112" style:family="text">
      <style:text-properties officeooo:rsid="01e4f641" fo:background-color="transparent" loext:char-shading-value="0"/>
    </style:style>
    <style:style style:name="T113" style:family="text">
      <style:text-properties officeooo:rsid="013b1e38" fo:background-color="transparent" loext:char-shading-value="0"/>
    </style:style>
    <style:style style:name="T114" style:family="text">
      <style:text-properties officeooo:rsid="013b25b0" fo:background-color="transparent" loext:char-shading-value="0"/>
    </style:style>
    <style:style style:name="T115" style:family="text">
      <style:text-properties officeooo:rsid="013e2796" fo:background-color="transparent" loext:char-shading-value="0"/>
    </style:style>
    <style:style style:name="T116" style:family="text">
      <style:text-properties officeooo:rsid="013ba1dd" fo:background-color="transparent" loext:char-shading-value="0"/>
    </style:style>
    <style:style style:name="T117" style:family="text">
      <style:text-properties officeooo:rsid="013bc50b" fo:background-color="transparent" loext:char-shading-value="0"/>
    </style:style>
    <style:style style:name="T118" style:family="text">
      <style:text-properties officeooo:rsid="013d2d94" fo:background-color="transparent" loext:char-shading-value="0"/>
    </style:style>
    <style:style style:name="T119" style:family="text">
      <style:text-properties officeooo:rsid="013f04d4" fo:background-color="transparent" loext:char-shading-value="0"/>
    </style:style>
    <style:style style:name="T120" style:family="text">
      <style:text-properties officeooo:rsid="013fe3dd" fo:background-color="transparent" loext:char-shading-value="0"/>
    </style:style>
    <style:style style:name="T121" style:family="text">
      <style:text-properties officeooo:rsid="0140b29c" fo:background-color="transparent" loext:char-shading-value="0"/>
    </style:style>
    <style:style style:name="T122" style:family="text">
      <style:text-properties officeooo:rsid="01ddb302" fo:background-color="transparent" loext:char-shading-value="0"/>
    </style:style>
    <style:style style:name="T123" style:family="text">
      <style:text-properties officeooo:rsid="01de5e73" fo:background-color="transparent" loext:char-shading-value="0"/>
    </style:style>
    <style:style style:name="T124" style:family="text">
      <style:text-properties officeooo:rsid="01e01c63" fo:background-color="transparent" loext:char-shading-value="0"/>
    </style:style>
    <style:style style:name="T125" style:family="text">
      <style:text-properties officeooo:rsid="01e14838" fo:background-color="transparent" loext:char-shading-value="0"/>
    </style:style>
    <style:style style:name="T126" style:family="text">
      <style:text-properties officeooo:rsid="01e1fdad" fo:background-color="transparent" loext:char-shading-value="0"/>
    </style:style>
    <style:style style:name="T127" style:family="text">
      <style:text-properties officeooo:rsid="01e352a2" fo:background-color="transparent" loext:char-shading-value="0"/>
    </style:style>
    <style:style style:name="T128" style:family="text">
      <style:text-properties officeooo:rsid="01e5aabf" fo:background-color="transparent" loext:char-shading-value="0"/>
    </style:style>
    <style:style style:name="T129" style:family="text">
      <style:text-properties officeooo:rsid="01e61fd5" fo:background-color="transparent" loext:char-shading-value="0"/>
    </style:style>
    <style:style style:name="T130" style:family="text">
      <style:text-properties officeooo:rsid="01f0eb67" fo:background-color="transparent" loext:char-shading-value="0"/>
    </style:style>
    <style:style style:name="T131" style:family="text">
      <style:text-properties officeooo:rsid="01f1bc11" fo:background-color="transparent" loext:char-shading-value="0"/>
    </style:style>
    <style:style style:name="T132" style:family="text">
      <style:text-properties officeooo:rsid="01f57819" fo:background-color="transparent" loext:char-shading-value="0"/>
    </style:style>
    <style:style style:name="T133" style:family="text">
      <style:text-properties officeooo:rsid="01f69f76" fo:background-color="transparent" loext:char-shading-value="0"/>
    </style:style>
    <style:style style:name="T134" style:family="text">
      <style:text-properties officeooo:rsid="01f77725" fo:background-color="transparent" loext:char-shading-value="0"/>
    </style:style>
    <style:style style:name="T135" style:family="text">
      <style:text-properties officeooo:rsid="01fb16eb" fo:background-color="transparent" loext:char-shading-value="0"/>
    </style:style>
    <style:style style:name="T136" style:family="text">
      <style:text-properties officeooo:rsid="01fbca68" fo:background-color="transparent" loext:char-shading-value="0"/>
    </style:style>
    <style:style style:name="T137" style:family="text">
      <style:text-properties officeooo:rsid="01fc8fde" fo:background-color="transparent" loext:char-shading-value="0"/>
    </style:style>
    <style:style style:name="T138" style:family="text">
      <style:text-properties officeooo:rsid="01ffefc6" fo:background-color="transparent" loext:char-shading-value="0"/>
    </style:style>
    <style:style style:name="T139" style:family="text">
      <style:text-properties officeooo:rsid="02015746" fo:background-color="transparent" loext:char-shading-value="0"/>
    </style:style>
    <style:style style:name="T140" style:family="text">
      <style:text-properties officeooo:rsid="0201cd1e" fo:background-color="transparent" loext:char-shading-value="0"/>
    </style:style>
    <style:style style:name="T141" style:family="text">
      <style:text-properties officeooo:rsid="02028343" fo:background-color="transparent" loext:char-shading-value="0"/>
    </style:style>
    <style:style style:name="T142" style:family="text">
      <style:text-properties officeooo:rsid="02039e06" fo:background-color="transparent" loext:char-shading-value="0"/>
    </style:style>
    <style:style style:name="T143" style:family="text">
      <style:text-properties officeooo:rsid="02090273" fo:background-color="transparent" loext:char-shading-value="0"/>
    </style:style>
    <style:style style:name="T144" style:family="text">
      <style:text-properties officeooo:rsid="020e3fc5" fo:background-color="transparent" loext:char-shading-value="0"/>
    </style:style>
    <style:style style:name="T145" style:family="text">
      <style:text-properties officeooo:rsid="0213273a" fo:background-color="transparent" loext:char-shading-value="0"/>
    </style:style>
    <style:style style:name="T146" style:family="text">
      <style:text-properties officeooo:rsid="02139871" fo:background-color="transparent" loext:char-shading-value="0"/>
    </style:style>
    <style:style style:name="T147" style:family="text">
      <style:text-properties officeooo:rsid="0217c044" fo:background-color="transparent" loext:char-shading-value="0"/>
    </style:style>
    <style:style style:name="T148" style:family="text">
      <style:text-properties officeooo:rsid="02184bfb" fo:background-color="transparent" loext:char-shading-value="0"/>
    </style:style>
    <style:style style:name="T149" style:family="text">
      <style:text-properties officeooo:rsid="021b99c1" fo:background-color="transparent" loext:char-shading-value="0"/>
    </style:style>
    <style:style style:name="T150" style:family="text">
      <style:text-properties officeooo:rsid="021bbafb" fo:background-color="transparent" loext:char-shading-value="0"/>
    </style:style>
    <style:style style:name="T151" style:family="text">
      <style:text-properties officeooo:rsid="021ceace" fo:background-color="transparent" loext:char-shading-value="0"/>
    </style:style>
    <style:style style:name="T152" style:family="text">
      <style:text-properties officeooo:rsid="021ec681" fo:background-color="transparent" loext:char-shading-value="0"/>
    </style:style>
    <style:style style:name="T153" style:family="text">
      <style:text-properties officeooo:rsid="021ffd93" fo:background-color="transparent" loext:char-shading-value="0"/>
    </style:style>
    <style:style style:name="T154" style:family="text">
      <style:text-properties officeooo:rsid="0220c5b6" fo:background-color="transparent" loext:char-shading-value="0"/>
    </style:style>
    <style:style style:name="T155" style:family="text">
      <style:text-properties officeooo:rsid="02231b34" fo:background-color="transparent" loext:char-shading-value="0"/>
    </style:style>
    <style:style style:name="T156" style:family="text">
      <style:text-properties officeooo:rsid="0219c56d" fo:background-color="transparent" loext:char-shading-value="0"/>
    </style:style>
    <style:style style:name="T157" style:family="text">
      <style:text-properties officeooo:rsid="0223b3d2" fo:background-color="transparent" loext:char-shading-value="0"/>
    </style:style>
    <style:style style:name="T158" style:family="text">
      <style:text-properties officeooo:rsid="0225715d" fo:background-color="transparent" loext:char-shading-value="0"/>
    </style:style>
    <style:style style:name="T159" style:family="text">
      <style:text-properties officeooo:rsid="02262e43" fo:background-color="transparent" loext:char-shading-value="0"/>
    </style:style>
    <style:style style:name="T160" style:family="text">
      <style:text-properties officeooo:rsid="0227a438" fo:background-color="transparent" loext:char-shading-value="0"/>
    </style:style>
    <style:style style:name="T161" style:family="text">
      <style:text-properties officeooo:rsid="022b73f5" fo:background-color="transparent" loext:char-shading-value="0"/>
    </style:style>
    <style:style style:name="T162" style:family="text">
      <style:text-properties officeooo:rsid="022c4c33" fo:background-color="transparent" loext:char-shading-value="0"/>
    </style:style>
    <style:style style:name="T163" style:family="text">
      <style:text-properties officeooo:rsid="022d11aa" fo:background-color="transparent" loext:char-shading-value="0"/>
    </style:style>
    <style:style style:name="T164" style:family="text">
      <style:text-properties officeooo:rsid="022e9346" fo:background-color="transparent" loext:char-shading-value="0"/>
    </style:style>
    <style:style style:name="T165" style:family="text">
      <style:text-properties officeooo:rsid="02295755" fo:background-color="transparent" loext:char-shading-value="0"/>
    </style:style>
    <style:style style:name="T166" style:family="text">
      <style:text-properties officeooo:rsid="022fec4e" fo:background-color="transparent" loext:char-shading-value="0"/>
    </style:style>
    <style:style style:name="T167" style:family="text">
      <style:text-properties officeooo:rsid="0231bb24" fo:background-color="transparent" loext:char-shading-value="0"/>
    </style:style>
    <style:style style:name="T168" style:family="text">
      <style:text-properties officeooo:rsid="0232b974" fo:background-color="transparent" loext:char-shading-value="0"/>
    </style:style>
    <style:style style:name="T169" style:family="text">
      <style:text-properties officeooo:rsid="0233d0b8" fo:background-color="transparent" loext:char-shading-value="0"/>
    </style:style>
    <style:style style:name="T170" style:family="text">
      <style:text-properties officeooo:rsid="02343986" fo:background-color="transparent" loext:char-shading-value="0"/>
    </style:style>
    <style:style style:name="T171" style:family="text">
      <style:text-properties officeooo:rsid="0234c5e2" fo:background-color="transparent" loext:char-shading-value="0"/>
    </style:style>
    <style:style style:name="T172" style:family="text">
      <style:text-properties officeooo:rsid="02364dc6" fo:background-color="transparent" loext:char-shading-value="0"/>
    </style:style>
    <style:style style:name="T173" style:family="text">
      <style:text-properties officeooo:rsid="02380bf8" fo:background-color="transparent" loext:char-shading-value="0"/>
    </style:style>
    <style:style style:name="T174" style:family="text">
      <style:text-properties officeooo:rsid="0239847e" fo:background-color="transparent" loext:char-shading-value="0"/>
    </style:style>
    <style:style style:name="T175" style:family="text">
      <style:text-properties officeooo:rsid="023bb392" fo:background-color="transparent" loext:char-shading-value="0"/>
    </style:style>
    <style:style style:name="T176" style:family="text">
      <style:text-properties officeooo:rsid="023da7da" fo:background-color="transparent" loext:char-shading-value="0"/>
    </style:style>
    <style:style style:name="T177" style:family="text">
      <style:text-properties officeooo:rsid="023f39c9" fo:background-color="transparent" loext:char-shading-value="0"/>
    </style:style>
    <style:style style:name="T178" style:family="text">
      <style:text-properties officeooo:rsid="023fe6c3" fo:background-color="transparent" loext:char-shading-value="0"/>
    </style:style>
    <style:style style:name="T179" style:family="text">
      <style:text-properties officeooo:rsid="02429e20" fo:background-color="transparent" loext:char-shading-value="0"/>
    </style:style>
    <style:style style:name="T180" style:family="text">
      <style:text-properties officeooo:rsid="0242c367" fo:background-color="transparent" loext:char-shading-value="0"/>
    </style:style>
    <style:style style:name="T181" style:family="text">
      <style:text-properties officeooo:rsid="025a6671" fo:background-color="transparent" loext:char-shading-value="0"/>
    </style:style>
    <style:style style:name="T182" style:family="text">
      <style:text-properties officeooo:rsid="025bfcf8" fo:background-color="transparent" loext:char-shading-value="0"/>
    </style:style>
    <style:style style:name="T183" style:family="text">
      <style:text-properties officeooo:rsid="025e0d7f" fo:background-color="transparent" loext:char-shading-value="0"/>
    </style:style>
    <style:style style:name="T184" style:family="text">
      <style:text-properties officeooo:rsid="025ed016" fo:background-color="transparent" loext:char-shading-value="0"/>
    </style:style>
    <style:style style:name="T185" style:family="text">
      <style:text-properties officeooo:rsid="007294e9" fo:background-color="transparent" loext:char-shading-value="0"/>
    </style:style>
    <style:style style:name="T186" style:family="text">
      <style:text-properties officeooo:rsid="019ddce7" fo:background-color="transparent" loext:char-shading-value="0"/>
    </style:style>
    <style:style style:name="T187" style:family="text">
      <style:text-properties officeooo:rsid="0262b67f" fo:background-color="transparent" loext:char-shading-value="0"/>
    </style:style>
    <style:style style:name="T188" style:family="text">
      <style:text-properties officeooo:rsid="019143df" fo:background-color="transparent" loext:char-shading-value="0"/>
    </style:style>
    <style:style style:name="T189" style:family="text">
      <style:text-properties officeooo:rsid="019c6981" fo:background-color="transparent" loext:char-shading-value="0"/>
    </style:style>
    <style:style style:name="T190" style:family="text">
      <style:text-properties officeooo:rsid="0021a518" fo:background-color="transparent" loext:char-shading-value="0"/>
    </style:style>
    <style:style style:name="T191" style:family="text">
      <style:text-properties officeooo:rsid="01815da6" fo:background-color="transparent" loext:char-shading-value="0"/>
    </style:style>
    <style:style style:name="T192" style:family="text">
      <style:text-properties officeooo:rsid="01a0476c" fo:background-color="transparent" loext:char-shading-value="0"/>
    </style:style>
    <style:style style:name="T193" style:family="text">
      <style:text-properties officeooo:rsid="0262ccc4" fo:background-color="transparent" loext:char-shading-value="0"/>
    </style:style>
    <style:style style:name="T194" style:family="text">
      <style:text-properties officeooo:rsid="0139df1d" fo:background-color="transparent" loext:char-shading-value="0"/>
    </style:style>
    <style:style style:name="T195" style:family="text">
      <style:text-properties officeooo:rsid="0193e6e2" fo:background-color="transparent" loext:char-shading-value="0"/>
    </style:style>
    <style:style style:name="T196" style:family="text">
      <style:text-properties officeooo:rsid="0194436e" fo:background-color="transparent" loext:char-shading-value="0"/>
    </style:style>
    <style:style style:name="T197" style:family="text">
      <style:text-properties officeooo:rsid="01928a88" fo:background-color="transparent" loext:char-shading-value="0"/>
    </style:style>
    <style:style style:name="T198" style:family="text">
      <style:text-properties officeooo:rsid="0130086e" fo:background-color="transparent" loext:char-shading-value="0"/>
    </style:style>
    <style:style style:name="T199" style:family="text">
      <style:text-properties officeooo:rsid="0192dded" fo:background-color="transparent" loext:char-shading-value="0"/>
    </style:style>
    <style:style style:name="T200" style:family="text">
      <style:text-properties officeooo:rsid="0187360e" fo:background-color="transparent" loext:char-shading-value="0"/>
    </style:style>
    <style:style style:name="T201" style:family="text">
      <style:text-properties officeooo:rsid="013a7cd0" fo:background-color="transparent" loext:char-shading-value="0"/>
    </style:style>
    <style:style style:name="T202" style:family="text">
      <style:text-properties officeooo:rsid="00bed844" fo:background-color="transparent" loext:char-shading-value="0"/>
    </style:style>
    <style:style style:name="T203" style:family="text">
      <style:text-properties officeooo:rsid="00bbbca3" fo:background-color="transparent" loext:char-shading-value="0"/>
    </style:style>
    <style:style style:name="T204" style:family="text">
      <style:text-properties officeooo:rsid="01a4add8" fo:background-color="transparent" loext:char-shading-value="0"/>
    </style:style>
    <style:style style:name="T205" style:family="text">
      <style:text-properties officeooo:rsid="02632de4" fo:background-color="transparent" loext:char-shading-value="0"/>
    </style:style>
    <style:style style:name="T206" style:family="text">
      <style:text-properties officeooo:rsid="00bcd9a2" fo:background-color="transparent" loext:char-shading-value="0"/>
    </style:style>
    <style:style style:name="T207" style:family="text">
      <style:text-properties officeooo:rsid="00bd61ed" fo:background-color="transparent" loext:char-shading-value="0"/>
    </style:style>
    <style:style style:name="T208" style:family="text">
      <style:text-properties officeooo:rsid="00be1738" fo:background-color="transparent" loext:char-shading-value="0"/>
    </style:style>
    <style:style style:name="T209" style:family="text">
      <style:text-properties officeooo:rsid="02a4e105" fo:background-color="transparent" loext:char-shading-value="0"/>
    </style:style>
    <style:style style:name="T210" style:family="text">
      <style:text-properties officeooo:rsid="02b5a5e7" fo:background-color="transparent" loext:char-shading-value="0"/>
    </style:style>
    <style:style style:name="T211" style:family="text">
      <style:text-properties officeooo:rsid="0096e736" fo:background-color="transparent" loext:char-shading-value="0"/>
    </style:style>
    <style:style style:name="T212" style:family="text">
      <style:text-properties officeooo:rsid="009934ce" fo:background-color="transparent" loext:char-shading-value="0"/>
    </style:style>
    <style:style style:name="T213" style:family="text">
      <style:text-properties officeooo:rsid="003ebc49" fo:background-color="transparent" loext:char-shading-value="0"/>
    </style:style>
    <style:style style:name="T214" style:family="text">
      <style:text-properties officeooo:rsid="00c7cd2e" fo:background-color="transparent" loext:char-shading-value="0"/>
    </style:style>
    <style:style style:name="T215" style:family="text">
      <style:text-properties officeooo:rsid="006ca8ab" fo:background-color="transparent" loext:char-shading-value="0"/>
    </style:style>
    <style:style style:name="T216" style:family="text">
      <style:text-properties officeooo:rsid="02c57f65" fo:background-color="transparent" loext:char-shading-value="0"/>
    </style:style>
    <style:style style:name="T217" style:family="text">
      <style:text-properties officeooo:rsid="000c002c" fo:background-color="transparent" loext:char-shading-value="0"/>
    </style:style>
    <style:style style:name="T218" style:family="text">
      <style:text-properties officeooo:rsid="00a7f629" fo:background-color="transparent" loext:char-shading-value="0"/>
    </style:style>
    <style:style style:name="T219" style:family="text">
      <style:text-properties officeooo:rsid="01225af8" fo:background-color="transparent" loext:char-shading-value="0"/>
    </style:style>
    <style:style style:name="T220" style:family="text">
      <style:text-properties officeooo:rsid="02cb9704" fo:background-color="transparent" loext:char-shading-value="0"/>
    </style:style>
    <style:style style:name="T221" style:family="text">
      <style:text-properties officeooo:rsid="02cd66e5" fo:background-color="transparent" loext:char-shading-value="0"/>
    </style:style>
    <style:style style:name="T222" style:family="text">
      <style:text-properties officeooo:rsid="02d65b12" fo:background-color="transparent" loext:char-shading-value="0"/>
    </style:style>
    <style:style style:name="T223" style:family="text">
      <style:text-properties officeooo:rsid="02d6cb53" fo:background-color="transparent" loext:char-shading-value="0"/>
    </style:style>
    <style:style style:name="T224" style:family="text">
      <style:text-properties officeooo:rsid="02d83d9b" fo:background-color="transparent" loext:char-shading-value="0"/>
    </style:style>
    <style:style style:name="T225" style:family="text">
      <style:text-properties officeooo:rsid="02d8a162" fo:background-color="transparent" loext:char-shading-value="0"/>
    </style:style>
    <style:style style:name="T226" style:family="text">
      <style:text-properties officeooo:rsid="02d9f122" fo:background-color="transparent" loext:char-shading-value="0"/>
    </style:style>
    <style:style style:name="T227" style:family="text">
      <style:text-properties officeooo:rsid="02da74e3" fo:background-color="transparent" loext:char-shading-value="0"/>
    </style:style>
    <style:style style:name="T228" style:family="text">
      <style:text-properties officeooo:rsid="02db9688" fo:background-color="transparent" loext:char-shading-value="0"/>
    </style:style>
    <style:style style:name="T229" style:family="text">
      <style:text-properties officeooo:rsid="02dc4b74" fo:background-color="transparent" loext:char-shading-value="0"/>
    </style:style>
    <style:style style:name="T230" style:family="text">
      <style:text-properties officeooo:rsid="02dc631b" fo:background-color="transparent" loext:char-shading-value="0"/>
    </style:style>
    <style:style style:name="T231" style:family="text">
      <style:text-properties officeooo:rsid="02dfa59b" fo:background-color="transparent" loext:char-shading-value="0"/>
    </style:style>
    <style:style style:name="T232" style:family="text">
      <style:text-properties officeooo:rsid="02f19dec" fo:background-color="transparent" loext:char-shading-value="0"/>
    </style:style>
    <style:style style:name="T233" style:family="text">
      <style:text-properties officeooo:rsid="02f1f2e8" fo:background-color="transparent" loext:char-shading-value="0"/>
    </style:style>
    <style:style style:name="T234" style:family="text">
      <style:text-properties officeooo:rsid="02f3ae17" fo:background-color="transparent" loext:char-shading-value="0"/>
    </style:style>
    <style:style style:name="T235" style:family="text">
      <style:text-properties officeooo:rsid="0309579d" fo:background-color="transparent" loext:char-shading-value="0"/>
    </style:style>
    <style:style style:name="T236" style:family="text">
      <style:text-properties officeooo:rsid="030b8726" fo:background-color="transparent" loext:char-shading-value="0"/>
    </style:style>
    <style:style style:name="T237" style:family="text">
      <style:text-properties officeooo:rsid="030c8dd5" fo:background-color="transparent" loext:char-shading-value="0"/>
    </style:style>
    <style:style style:name="T238" style:family="text">
      <style:text-properties officeooo:rsid="0315cdbb" fo:background-color="transparent" loext:char-shading-value="0"/>
    </style:style>
    <style:style style:name="T239" style:family="text">
      <style:text-properties officeooo:rsid="0316c7cf" fo:background-color="transparent" loext:char-shading-value="0"/>
    </style:style>
    <style:style style:name="T240" style:family="text">
      <style:text-properties officeooo:rsid="0316e6c3" fo:background-color="transparent" loext:char-shading-value="0"/>
    </style:style>
    <style:style style:name="T241" style:family="text">
      <style:text-properties officeooo:rsid="03181919" fo:background-color="transparent" loext:char-shading-value="0"/>
    </style:style>
    <style:style style:name="T242" style:family="text">
      <style:text-properties officeooo:rsid="03185902" fo:background-color="transparent" loext:char-shading-value="0"/>
    </style:style>
    <style:style style:name="T243" style:family="text">
      <style:text-properties officeooo:rsid="0320d858" fo:background-color="transparent" loext:char-shading-value="0"/>
    </style:style>
    <style:style style:name="T244" style:family="text">
      <style:text-properties officeooo:rsid="03262b22" fo:background-color="transparent" loext:char-shading-value="0"/>
    </style:style>
    <style:style style:name="T245" style:family="text">
      <style:text-properties officeooo:rsid="032e415e" fo:background-color="transparent" loext:char-shading-value="0"/>
    </style:style>
    <style:style style:name="T246" style:family="text">
      <style:text-properties officeooo:rsid="032fe767" fo:background-color="transparent" loext:char-shading-value="0"/>
    </style:style>
    <style:style style:name="T247" style:family="text">
      <style:text-properties officeooo:rsid="0107f003"/>
    </style:style>
    <style:style style:name="T248" style:family="text">
      <style:text-properties officeooo:rsid="0120d5eb"/>
    </style:style>
    <style:style style:name="T249" style:family="text">
      <style:text-properties officeooo:rsid="014d9af2"/>
    </style:style>
    <style:style style:name="T250" style:family="text">
      <style:text-properties officeooo:rsid="010b7b92"/>
    </style:style>
    <style:style style:name="T251" style:family="text">
      <style:text-properties officeooo:rsid="01099bba"/>
    </style:style>
    <style:style style:name="T252" style:family="text">
      <style:text-properties officeooo:rsid="010a44eb"/>
    </style:style>
    <style:style style:name="T253" style:family="text">
      <style:text-properties style:font-name="Liberation Serif" fo:font-size="14pt" fo:font-weight="bold" officeooo:rsid="00fe6ba0" style:font-name-asian="Noto Serif CJK SC" style:font-size-asian="14pt" style:font-weight-asian="bold" style:font-name-complex="Lohit Devanagari" style:font-size-complex="14pt" style:font-weight-complex="bold"/>
    </style:style>
    <style:style style:name="T254" style:family="text">
      <style:text-properties style:font-name="Liberation Serif" fo:font-style="normal" officeooo:rsid="01c22af0" style:font-style-asian="normal" style:font-style-complex="normal"/>
    </style:style>
    <style:style style:name="T255" style:family="text">
      <style:text-properties style:font-name="Liberation Serif" fo:font-style="normal" officeooo:rsid="01c974c6" style:font-style-asian="normal" style:font-style-complex="normal"/>
    </style:style>
    <style:style style:name="T256" style:family="text">
      <style:text-properties style:font-name="Liberation Serif" fo:font-style="normal" officeooo:rsid="004105e7" style:font-style-asian="normal" style:font-style-complex="normal"/>
    </style:style>
    <style:style style:name="T257" style:family="text">
      <style:text-properties style:font-name="Liberation Serif" fo:font-style="normal" officeooo:rsid="006385f3" style:font-style-asian="normal" style:font-style-complex="normal"/>
    </style:style>
    <style:style style:name="T258" style:family="text">
      <style:text-properties style:font-name="Liberation Serif" fo:font-style="normal" officeooo:rsid="006bd036" style:font-style-asian="normal" style:font-style-complex="normal"/>
    </style:style>
    <style:style style:name="T259" style:family="text">
      <style:text-properties style:font-name="Liberation Serif" fo:font-style="normal" officeooo:rsid="006e9b97" style:font-style-asian="normal" style:font-style-complex="normal"/>
    </style:style>
    <style:style style:name="T260" style:family="text">
      <style:text-properties style:font-name="Liberation Serif" fo:font-style="normal" officeooo:rsid="01cb6dc1" style:font-style-asian="normal" style:font-style-complex="normal"/>
    </style:style>
    <style:style style:name="T261" style:family="text">
      <style:text-properties style:font-name="Liberation Serif" fo:font-style="normal" officeooo:rsid="006fdc09" style:font-style-asian="normal" style:font-style-complex="normal"/>
    </style:style>
    <style:style style:name="T262" style:family="text">
      <style:text-properties style:font-name="Liberation Serif" fo:font-style="normal" officeooo:rsid="00779dfc" style:font-style-asian="normal" style:font-style-complex="normal"/>
    </style:style>
    <style:style style:name="T263" style:family="text">
      <style:text-properties style:font-name="Liberation Serif" fo:font-style="normal" officeooo:rsid="02965ace" style:font-style-asian="normal" style:font-style-complex="normal"/>
    </style:style>
    <style:style style:name="T264" style:family="text">
      <style:text-properties officeooo:rsid="01550866"/>
    </style:style>
    <style:style style:name="T265" style:family="text">
      <style:text-properties officeooo:rsid="01558913"/>
    </style:style>
    <style:style style:name="T266" style:family="text">
      <style:text-properties officeooo:rsid="016615ba"/>
    </style:style>
    <style:style style:name="T267" style:family="text">
      <style:text-properties officeooo:rsid="0155c90a"/>
    </style:style>
    <style:style style:name="T268" style:family="text">
      <style:text-properties officeooo:rsid="0156b110"/>
    </style:style>
    <style:style style:name="T269" style:family="text">
      <style:text-properties officeooo:rsid="015848b4"/>
    </style:style>
    <style:style style:name="T270" style:family="text">
      <style:text-properties officeooo:rsid="0157e142"/>
    </style:style>
    <style:style style:name="T271" style:family="text">
      <style:text-properties officeooo:rsid="015a18cb"/>
    </style:style>
    <style:style style:name="T272" style:family="text">
      <style:text-properties officeooo:rsid="0166eaf2"/>
    </style:style>
    <style:style style:name="T273" style:family="text">
      <style:text-properties officeooo:rsid="015b3493"/>
    </style:style>
    <style:style style:name="T274" style:family="text">
      <style:text-properties officeooo:rsid="015b3bcb"/>
    </style:style>
    <style:style style:name="T275" style:family="text">
      <style:text-properties officeooo:rsid="01604c99"/>
    </style:style>
    <style:style style:name="T276" style:family="text">
      <style:text-properties officeooo:rsid="015e27dd"/>
    </style:style>
    <style:style style:name="T277" style:family="text">
      <style:text-properties officeooo:rsid="015e760e"/>
    </style:style>
    <style:style style:name="T278" style:family="text">
      <style:text-properties officeooo:rsid="015ca516"/>
    </style:style>
    <style:style style:name="T279" style:family="text">
      <style:text-properties officeooo:rsid="007ee346"/>
    </style:style>
    <style:style style:name="T280" style:family="text">
      <style:text-properties officeooo:rsid="00826ad4"/>
    </style:style>
    <style:style style:name="T281" style:family="text">
      <style:text-properties officeooo:rsid="009c2523"/>
    </style:style>
    <style:style style:name="T282" style:family="text">
      <style:text-properties officeooo:rsid="008aa8b9"/>
    </style:style>
    <style:style style:name="T283" style:family="text">
      <style:text-properties officeooo:rsid="016c465e"/>
    </style:style>
    <style:style style:name="T284" style:family="text">
      <style:text-properties officeooo:rsid="016cc64a"/>
    </style:style>
    <style:style style:name="T285" style:family="text">
      <style:text-properties officeooo:rsid="016ed349"/>
    </style:style>
    <style:style style:name="T286" style:family="text">
      <style:text-properties officeooo:rsid="003ebc49"/>
    </style:style>
    <style:style style:name="T287" style:family="text">
      <style:text-properties officeooo:rsid="00c17815"/>
    </style:style>
    <style:style style:name="T288" style:family="text">
      <style:text-properties officeooo:rsid="00c14561"/>
    </style:style>
    <style:style style:name="T289" style:family="text">
      <style:text-properties officeooo:rsid="00c1d2ff"/>
    </style:style>
    <style:style style:name="T290" style:family="text">
      <style:text-properties officeooo:rsid="00dc1daa"/>
    </style:style>
    <style:style style:name="T291" style:family="text">
      <style:text-properties officeooo:rsid="00e280cd"/>
    </style:style>
    <style:style style:name="T292" style:family="text">
      <style:text-properties officeooo:rsid="012ab3f3"/>
    </style:style>
    <style:style style:name="T293" style:family="text">
      <style:text-properties officeooo:rsid="01fda083"/>
    </style:style>
    <style:style style:name="T294" style:family="text">
      <style:text-properties officeooo:rsid="01ad3b6d"/>
    </style:style>
    <style:style style:name="T295" style:family="text">
      <style:text-properties officeooo:rsid="01ae6800"/>
    </style:style>
    <style:style style:name="T296" style:family="text">
      <style:text-properties officeooo:rsid="01b79b49"/>
    </style:style>
    <style:style style:name="T297" style:family="text">
      <style:text-properties officeooo:rsid="01b96c74"/>
    </style:style>
    <style:style style:name="T298" style:family="text">
      <style:text-properties fo:font-style="normal" officeooo:rsid="01b96c74" style:font-style-asian="normal" style:font-style-complex="normal"/>
    </style:style>
    <style:style style:name="T299" style:family="text">
      <style:text-properties fo:font-style="normal" officeooo:rsid="01c577bd" style:font-style-asian="normal" style:font-style-complex="normal"/>
    </style:style>
    <style:style style:name="T300" style:family="text">
      <style:text-properties fo:font-style="normal" officeooo:rsid="01c8448b" style:font-style-asian="normal" style:font-style-complex="normal"/>
    </style:style>
    <style:style style:name="T301" style:family="text">
      <style:text-properties fo:font-style="normal" officeooo:rsid="01c22af0" style:font-style-asian="normal" style:font-style-complex="normal"/>
    </style:style>
    <style:style style:name="T302" style:family="text">
      <style:text-properties fo:font-style="normal" officeooo:rsid="01c974c6" style:font-style-asian="normal" style:font-style-complex="normal"/>
    </style:style>
    <style:style style:name="T303" style:family="text">
      <style:text-properties fo:font-style="normal" officeooo:rsid="01cb6dc1" style:font-style-asian="normal" style:font-style-complex="normal"/>
    </style:style>
    <style:style style:name="T304" style:family="text">
      <style:text-properties fo:font-style="normal" officeooo:rsid="01d429dc" style:font-style-asian="normal" style:font-style-complex="normal"/>
    </style:style>
    <style:style style:name="T305" style:family="text">
      <style:text-properties fo:font-style="normal" officeooo:rsid="01d598fa" style:font-style-asian="normal" style:font-style-complex="normal"/>
    </style:style>
    <style:style style:name="T306" style:family="text">
      <style:text-properties fo:font-style="normal" officeooo:rsid="00471ad2" style:font-style-asian="normal" style:font-style-complex="normal"/>
    </style:style>
    <style:style style:name="T307" style:family="text">
      <style:text-properties fo:font-style="normal" officeooo:rsid="00486ee6" style:font-style-asian="normal" style:font-style-complex="normal"/>
    </style:style>
    <style:style style:name="T308" style:family="text">
      <style:text-properties fo:font-style="normal" officeooo:rsid="00560781" style:font-style-asian="normal" style:font-style-complex="normal"/>
    </style:style>
    <style:style style:name="T309" style:family="text">
      <style:text-properties fo:font-style="normal" officeooo:rsid="004105e7" style:font-style-asian="normal" style:font-style-complex="normal"/>
    </style:style>
    <style:style style:name="T310" style:family="text">
      <style:text-properties fo:font-style="normal" officeooo:rsid="0043b7ee" style:font-style-asian="normal" style:font-style-complex="normal"/>
    </style:style>
    <style:style style:name="T311" style:family="text">
      <style:text-properties fo:font-style="normal" officeooo:rsid="0041ee22" style:font-style-asian="normal" style:font-style-complex="normal"/>
    </style:style>
    <style:style style:name="T312" style:family="text">
      <style:text-properties fo:font-style="normal" officeooo:rsid="005f3333" style:font-style-asian="normal" style:font-style-complex="normal"/>
    </style:style>
    <style:style style:name="T313" style:family="text">
      <style:text-properties fo:font-style="normal" officeooo:rsid="006385f3" style:font-style-asian="normal" style:font-style-complex="normal"/>
    </style:style>
    <style:style style:name="T314" style:family="text">
      <style:text-properties fo:font-style="normal" officeooo:rsid="00659dbb" style:font-style-asian="normal" style:font-style-complex="normal"/>
    </style:style>
    <style:style style:name="T315" style:family="text">
      <style:text-properties fo:font-style="normal" officeooo:rsid="006bd036" style:font-style-asian="normal" style:font-style-complex="normal"/>
    </style:style>
    <style:style style:name="T316" style:family="text">
      <style:text-properties fo:font-style="normal" officeooo:rsid="006d1d7f" style:font-style-asian="normal" style:font-style-complex="normal"/>
    </style:style>
    <style:style style:name="T317" style:family="text">
      <style:text-properties fo:font-style="normal" officeooo:rsid="006e9b97" style:font-style-asian="normal" style:font-style-complex="normal"/>
    </style:style>
    <style:style style:name="T318" style:family="text">
      <style:text-properties fo:font-style="normal" officeooo:rsid="007ab37a" style:font-style-asian="normal" style:font-style-complex="normal"/>
    </style:style>
    <style:style style:name="T319" style:family="text">
      <style:text-properties fo:font-style="normal" officeooo:rsid="007bd057" style:font-style-asian="normal" style:font-style-complex="normal"/>
    </style:style>
    <style:style style:name="T320" style:family="text">
      <style:text-properties fo:font-style="normal" officeooo:rsid="0088c443" style:font-style-asian="normal" style:font-style-complex="normal"/>
    </style:style>
    <style:style style:name="T321" style:family="text">
      <style:text-properties fo:font-style="normal" officeooo:rsid="00a363e0" style:font-style-asian="normal" style:font-style-complex="normal"/>
    </style:style>
    <style:style style:name="T322" style:family="text">
      <style:text-properties fo:font-style="normal" officeooo:rsid="00a518f5" style:font-style-asian="normal" style:font-style-complex="normal"/>
    </style:style>
    <style:style style:name="T323" style:family="text">
      <style:text-properties fo:font-style="normal" officeooo:rsid="0029a579" style:font-style-asian="normal" style:font-style-complex="normal"/>
    </style:style>
    <style:style style:name="T324" style:family="text">
      <style:text-properties fo:font-style="normal" officeooo:rsid="01ae6800" style:font-style-asian="normal" style:font-style-complex="normal"/>
    </style:style>
    <style:style style:name="T325" style:family="text">
      <style:text-properties fo:font-style="normal" officeooo:rsid="00a6f768" style:font-style-asian="normal" style:font-style-complex="normal"/>
    </style:style>
    <style:style style:name="T326" style:family="text">
      <style:text-properties fo:font-style="normal" officeooo:rsid="00a69b77" style:font-style-asian="normal" style:font-style-complex="normal"/>
    </style:style>
    <style:style style:name="T327" style:family="text">
      <style:text-properties fo:font-style="normal" officeooo:rsid="00a70aa0" style:font-style-asian="normal" style:font-style-complex="normal"/>
    </style:style>
    <style:style style:name="T328" style:family="text">
      <style:text-properties fo:font-style="normal" officeooo:rsid="00a8b9c9" style:font-style-asian="normal" style:font-style-complex="normal"/>
    </style:style>
    <style:style style:name="T329" style:family="text">
      <style:text-properties fo:font-style="normal" officeooo:rsid="028675e6" style:font-style-asian="normal" style:font-style-complex="normal"/>
    </style:style>
    <style:style style:name="T330" style:family="text">
      <style:text-properties fo:font-style="normal" officeooo:rsid="02878eab" style:font-style-asian="normal" style:font-style-complex="normal"/>
    </style:style>
    <style:style style:name="T331" style:family="text">
      <style:text-properties fo:font-style="normal" officeooo:rsid="028970d8" style:font-style-asian="normal" style:font-style-complex="normal"/>
    </style:style>
    <style:style style:name="T332" style:family="text">
      <style:text-properties fo:font-style="normal" officeooo:rsid="028a85a4" style:font-style-asian="normal" style:font-style-complex="normal"/>
    </style:style>
    <style:style style:name="T333" style:family="text">
      <style:text-properties fo:font-style="normal" officeooo:rsid="02903ee5" style:font-style-asian="normal" style:font-style-complex="normal"/>
    </style:style>
    <style:style style:name="T334" style:family="text">
      <style:text-properties fo:font-style="normal" officeooo:rsid="029167f5" style:font-style-asian="normal" style:font-style-complex="normal"/>
    </style:style>
    <style:style style:name="T335" style:family="text">
      <style:text-properties fo:font-style="normal" officeooo:rsid="0291e7a6" style:font-style-asian="normal" style:font-style-complex="normal"/>
    </style:style>
    <style:style style:name="T336" style:family="text">
      <style:text-properties fo:font-style="normal" officeooo:rsid="01bc8c1d" style:font-style-asian="normal" style:font-style-complex="normal"/>
    </style:style>
    <style:style style:name="T337" style:family="text">
      <style:text-properties fo:font-style="normal" officeooo:rsid="029353b9" style:font-style-asian="normal" style:font-style-complex="normal"/>
    </style:style>
    <style:style style:name="T338" style:family="text">
      <style:text-properties fo:font-style="normal" officeooo:rsid="01bef5f4" style:font-style-asian="normal" style:font-style-complex="normal"/>
    </style:style>
    <style:style style:name="T339" style:family="text">
      <style:text-properties fo:font-style="normal" officeooo:rsid="005a1a5a" style:font-style-asian="normal" style:font-style-complex="normal"/>
    </style:style>
    <style:style style:name="T340" style:family="text">
      <style:text-properties fo:font-style="normal" officeooo:rsid="01bfc8da" style:font-style-asian="normal" style:font-style-complex="normal"/>
    </style:style>
    <style:style style:name="T341" style:family="text">
      <style:text-properties fo:font-style="normal" officeooo:rsid="02935902" style:font-style-asian="normal" style:font-style-complex="normal"/>
    </style:style>
    <style:style style:name="T342" style:family="text">
      <style:text-properties fo:font-style="normal" officeooo:rsid="02962974" style:font-style-asian="normal" style:font-style-complex="normal"/>
    </style:style>
    <style:style style:name="T343" style:family="text">
      <style:text-properties fo:font-style="normal" officeooo:rsid="02965ace" style:font-style-asian="normal" style:font-style-complex="normal"/>
    </style:style>
    <style:style style:name="T344" style:family="text">
      <style:text-properties fo:font-style="normal" officeooo:rsid="0033763f" style:font-style-asian="normal" style:font-style-complex="normal"/>
    </style:style>
    <style:style style:name="T345" style:family="text">
      <style:text-properties fo:font-style="normal" officeooo:rsid="0033fecc" style:font-style-asian="normal" style:font-style-complex="normal"/>
    </style:style>
    <style:style style:name="T346" style:family="text">
      <style:text-properties fo:font-style="normal" officeooo:rsid="003acb8d" style:font-style-asian="normal" style:font-style-complex="normal"/>
    </style:style>
    <style:style style:name="T347" style:family="text">
      <style:text-properties fo:font-style="normal" officeooo:rsid="029ecd74" style:font-style-asian="normal" style:font-style-complex="normal"/>
    </style:style>
    <style:style style:name="T348" style:family="text">
      <style:text-properties fo:font-style="normal" officeooo:rsid="02a09f2f" style:font-style-asian="normal" style:font-style-complex="normal"/>
    </style:style>
    <style:style style:name="T349" style:family="text">
      <style:text-properties fo:font-style="normal" officeooo:rsid="02a245c3" style:font-style-asian="normal" style:font-style-complex="normal"/>
    </style:style>
    <style:style style:name="T350" style:family="text">
      <style:text-properties fo:font-style="normal" officeooo:rsid="0064a0d3" style:font-style-asian="normal" style:font-style-complex="normal"/>
    </style:style>
    <style:style style:name="T351" style:family="text">
      <style:text-properties fo:font-style="normal" officeooo:rsid="02b58094" style:font-style-asian="normal" style:font-style-complex="normal"/>
    </style:style>
    <style:style style:name="T352" style:family="text">
      <style:text-properties fo:font-style="normal" officeooo:rsid="02b807fc" style:font-style-asian="normal" style:font-style-complex="normal"/>
    </style:style>
    <style:style style:name="T353" style:family="text">
      <style:text-properties fo:font-style="normal" officeooo:rsid="02b9bd77" style:font-style-asian="normal" style:font-style-complex="normal"/>
    </style:style>
    <style:style style:name="T354" style:family="text">
      <style:text-properties fo:font-style="normal" officeooo:rsid="02c084d6" style:font-style-asian="normal" style:font-style-complex="normal"/>
    </style:style>
    <style:style style:name="T355" style:family="text">
      <style:text-properties fo:font-style="normal" officeooo:rsid="01cfd0ad" fo:background-color="transparent" loext:char-shading-value="0" style:font-style-asian="normal" style:font-style-complex="normal"/>
    </style:style>
    <style:style style:name="T356" style:family="text">
      <style:text-properties fo:font-style="normal" officeooo:rsid="0273e184" fo:background-color="transparent" loext:char-shading-value="0" style:font-style-asian="normal" style:font-style-complex="normal"/>
    </style:style>
    <style:style style:name="T357" style:family="text">
      <style:text-properties fo:font-style="normal" officeooo:rsid="004105e7" fo:background-color="transparent" loext:char-shading-value="0" style:font-style-asian="normal" style:font-style-complex="normal"/>
    </style:style>
    <style:style style:name="T358" style:family="text">
      <style:text-properties fo:font-style="normal" officeooo:rsid="0043b7ee" fo:background-color="transparent" loext:char-shading-value="0" style:font-style-asian="normal" style:font-style-complex="normal"/>
    </style:style>
    <style:style style:name="T359" style:family="text">
      <style:text-properties fo:font-style="normal" officeooo:rsid="0041ee22" fo:background-color="transparent" loext:char-shading-value="0" style:font-style-asian="normal" style:font-style-complex="normal"/>
    </style:style>
    <style:style style:name="T360" style:family="text">
      <style:text-properties fo:font-style="normal" officeooo:rsid="029534da" fo:background-color="transparent" loext:char-shading-value="0" style:font-style-asian="normal" style:font-style-complex="normal"/>
    </style:style>
    <style:style style:name="T361" style:family="text">
      <style:text-properties fo:font-style="normal" officeooo:rsid="01ae4f24" fo:background-color="transparent" loext:char-shading-value="0" style:font-style-asian="normal" style:font-style-complex="normal"/>
    </style:style>
    <style:style style:name="T362" style:family="text">
      <style:text-properties fo:font-style="normal" officeooo:rsid="0278e37a" fo:background-color="transparent" loext:char-shading-value="0" style:font-style-asian="normal" style:font-style-complex="normal"/>
    </style:style>
    <style:style style:name="T363" style:family="text">
      <style:text-properties fo:font-style="normal" officeooo:rsid="0081267a" fo:background-color="transparent" loext:char-shading-value="0" style:font-style-asian="normal" style:font-style-complex="normal"/>
    </style:style>
    <style:style style:name="T364" style:family="text">
      <style:text-properties fo:font-style="normal" officeooo:rsid="007f44d7" fo:background-color="transparent" loext:char-shading-value="0" style:font-style-asian="normal" style:font-style-complex="normal"/>
    </style:style>
    <style:style style:name="T365" style:family="text">
      <style:text-properties fo:font-style="normal" officeooo:rsid="00829f38" fo:background-color="transparent" loext:char-shading-value="0" style:font-style-asian="normal" style:font-style-complex="normal"/>
    </style:style>
    <style:style style:name="T366" style:family="text">
      <style:text-properties fo:font-style="normal" officeooo:rsid="007f6d75" fo:background-color="transparent" loext:char-shading-value="0" style:font-style-asian="normal" style:font-style-complex="normal"/>
    </style:style>
    <style:style style:name="T367" style:family="text">
      <style:text-properties fo:font-style="normal" officeooo:rsid="029ad28f" fo:background-color="transparent" loext:char-shading-value="0" style:font-style-asian="normal" style:font-style-complex="normal"/>
    </style:style>
    <style:style style:name="T368" style:family="text">
      <style:text-properties fo:font-style="normal" officeooo:rsid="02a30d92" fo:background-color="transparent" loext:char-shading-value="0" style:font-style-asian="normal" style:font-style-complex="normal"/>
    </style:style>
    <style:style style:name="T369" style:family="text">
      <style:text-properties fo:font-style="normal" officeooo:rsid="02a6cf47" fo:background-color="transparent" loext:char-shading-value="0" style:font-style-asian="normal" style:font-style-complex="normal"/>
    </style:style>
    <style:style style:name="T370" style:family="text">
      <style:text-properties fo:font-style="normal" officeooo:rsid="02a7d0da" fo:background-color="transparent" loext:char-shading-value="0" style:font-style-asian="normal" style:font-style-complex="normal"/>
    </style:style>
    <style:style style:name="T371" style:family="text">
      <style:text-properties fo:font-style="normal" officeooo:rsid="02b65492" fo:background-color="transparent" loext:char-shading-value="0" style:font-style-asian="normal" style:font-style-complex="normal"/>
    </style:style>
    <style:style style:name="T372" style:family="text">
      <style:text-properties fo:font-style="normal" officeooo:rsid="02b797b2" fo:background-color="transparent" loext:char-shading-value="0" style:font-style-asian="normal" style:font-style-complex="normal"/>
    </style:style>
    <style:style style:name="T373" style:family="text">
      <style:text-properties fo:font-style="normal" officeooo:rsid="02b807fc" fo:background-color="transparent" loext:char-shading-value="0" style:font-style-asian="normal" style:font-style-complex="normal"/>
    </style:style>
    <style:style style:name="T374" style:family="text">
      <style:text-properties fo:font-style="normal" officeooo:rsid="02ba3df7" fo:background-color="transparent" loext:char-shading-value="0" style:font-style-asian="normal" style:font-style-complex="normal"/>
    </style:style>
    <style:style style:name="T375" style:family="text">
      <style:text-properties fo:font-style="normal" officeooo:rsid="02ba9540" fo:background-color="transparent" loext:char-shading-value="0" style:font-style-asian="normal" style:font-style-complex="normal"/>
    </style:style>
    <style:style style:name="T376" style:family="text">
      <style:text-properties fo:font-style="normal" officeooo:rsid="02be1a08" fo:background-color="transparent" loext:char-shading-value="0" style:font-style-asian="normal" style:font-style-complex="normal"/>
    </style:style>
    <style:style style:name="T377" style:family="text">
      <style:text-properties officeooo:rsid="0029a579"/>
    </style:style>
    <style:style style:name="T378" style:family="text">
      <style:text-properties officeooo:rsid="002b4b87"/>
    </style:style>
    <style:style style:name="T379" style:family="text">
      <style:text-properties officeooo:rsid="002be240"/>
    </style:style>
    <style:style style:name="T380" style:family="text">
      <style:text-properties officeooo:rsid="0033763f"/>
    </style:style>
    <style:style style:name="T381" style:family="text">
      <style:text-properties officeooo:rsid="0033fecc"/>
    </style:style>
    <style:style style:name="T382" style:family="text">
      <style:text-properties officeooo:rsid="003892e8"/>
    </style:style>
    <style:style style:name="T383" style:family="text">
      <style:text-properties officeooo:rsid="003acb8d"/>
    </style:style>
    <style:style style:name="T384" style:family="text">
      <style:text-properties officeooo:rsid="003b6923"/>
    </style:style>
    <style:style style:name="T385" style:family="text">
      <style:text-properties officeooo:rsid="004105e7"/>
    </style:style>
    <style:style style:name="T386" style:family="text">
      <style:text-properties officeooo:rsid="0041ee22"/>
    </style:style>
    <style:style style:name="T387" style:family="text">
      <style:text-properties officeooo:rsid="0043b7ee"/>
    </style:style>
    <style:style style:name="T388" style:family="text">
      <style:text-properties officeooo:rsid="0043d1e8"/>
    </style:style>
    <style:style style:name="T389" style:family="text">
      <style:text-properties officeooo:rsid="0044ff71"/>
    </style:style>
    <style:style style:name="T390" style:family="text">
      <style:text-properties officeooo:rsid="004953f7"/>
    </style:style>
    <style:style style:name="T391" style:family="text">
      <style:text-properties officeooo:rsid="00556b1f"/>
    </style:style>
    <style:style style:name="T392" style:family="text">
      <style:text-properties officeooo:rsid="00915906"/>
    </style:style>
    <style:style style:name="T393" style:family="text">
      <style:text-properties officeooo:rsid="0099a862"/>
    </style:style>
    <style:style style:name="T394" style:family="text">
      <style:text-properties officeooo:rsid="0099f196"/>
    </style:style>
    <style:style style:name="T395" style:family="text">
      <style:text-properties officeooo:rsid="009be96c"/>
    </style:style>
    <style:style style:name="T396" style:family="text">
      <style:text-properties officeooo:rsid="009db9a0"/>
    </style:style>
    <style:style style:name="T397" style:family="text">
      <style:text-properties officeooo:rsid="00a518f5"/>
    </style:style>
    <style:style style:name="T398" style:family="text">
      <style:text-properties officeooo:rsid="00aa8bab"/>
    </style:style>
    <style:style style:name="T399" style:family="text">
      <style:text-properties officeooo:rsid="00ae235a"/>
    </style:style>
    <style:style style:name="T400" style:family="text">
      <style:text-properties officeooo:rsid="00c69bab"/>
    </style:style>
    <style:style style:name="T401" style:family="text">
      <style:text-properties officeooo:rsid="00ca8af3"/>
    </style:style>
    <style:style style:name="T402" style:family="text">
      <style:text-properties officeooo:rsid="00ce3066"/>
    </style:style>
    <style:style style:name="T403" style:family="text">
      <style:text-properties officeooo:rsid="00cfea1c"/>
    </style:style>
    <style:style style:name="T404" style:family="text">
      <style:text-properties officeooo:rsid="00d36007"/>
    </style:style>
    <style:style style:name="T405" style:family="text">
      <style:text-properties officeooo:rsid="00d5fac0"/>
    </style:style>
    <style:style style:name="T406" style:family="text">
      <style:text-properties officeooo:rsid="00d64a24"/>
    </style:style>
    <style:style style:name="T407" style:family="text">
      <style:text-properties officeooo:rsid="00d77861"/>
    </style:style>
    <style:style style:name="T408" style:family="text">
      <style:text-properties officeooo:rsid="00d7d431"/>
    </style:style>
    <style:style style:name="T409" style:family="text">
      <style:text-properties officeooo:rsid="00da9728"/>
    </style:style>
    <style:style style:name="T410" style:family="text">
      <style:text-properties officeooo:rsid="00dafa2d"/>
    </style:style>
    <style:style style:name="T411" style:family="text">
      <style:text-properties officeooo:rsid="00db73a1"/>
    </style:style>
    <style:style style:name="T412" style:family="text">
      <style:text-properties officeooo:rsid="00de909a"/>
    </style:style>
    <style:style style:name="T413" style:family="text">
      <style:text-properties officeooo:rsid="00edea01"/>
    </style:style>
    <style:style style:name="T414" style:family="text">
      <style:text-properties officeooo:rsid="00f0fa8e"/>
    </style:style>
    <style:style style:name="T415" style:family="text">
      <style:text-properties officeooo:rsid="00f1bd9d"/>
    </style:style>
    <style:style style:name="T416" style:family="text">
      <style:text-properties officeooo:rsid="00f3691e"/>
    </style:style>
    <style:style style:name="T417" style:family="text">
      <style:text-properties officeooo:rsid="00f455bd"/>
    </style:style>
    <style:style style:name="T418" style:family="text">
      <style:text-properties officeooo:rsid="00f83f22"/>
    </style:style>
    <style:style style:name="T419" style:family="text">
      <style:text-properties officeooo:rsid="00f9756d"/>
    </style:style>
    <style:style style:name="T420" style:family="text">
      <style:text-properties officeooo:rsid="00fd232c"/>
    </style:style>
    <style:style style:name="T421" style:family="text">
      <style:text-properties officeooo:rsid="00fecdfb"/>
    </style:style>
    <style:style style:name="T422" style:family="text">
      <style:text-properties officeooo:rsid="0106cbdd"/>
    </style:style>
    <style:style style:name="T423" style:family="text">
      <style:text-properties officeooo:rsid="011923bf"/>
    </style:style>
    <style:style style:name="T424" style:family="text">
      <style:text-properties officeooo:rsid="0119fabc"/>
    </style:style>
    <style:style style:name="T425" style:family="text">
      <style:text-properties officeooo:rsid="011b189f"/>
    </style:style>
    <style:style style:name="T426" style:family="text">
      <style:text-properties officeooo:rsid="011b87d2"/>
    </style:style>
    <style:style style:name="T427" style:family="text">
      <style:text-properties officeooo:rsid="011cbf5c"/>
    </style:style>
    <style:style style:name="T428" style:family="text">
      <style:text-properties officeooo:rsid="012a1dd5"/>
    </style:style>
    <style:style style:name="T429" style:family="text">
      <style:text-properties officeooo:rsid="012a7133"/>
    </style:style>
    <style:style style:name="T430" style:family="text">
      <style:text-properties officeooo:rsid="012aadf2"/>
    </style:style>
    <style:style style:name="T431" style:family="text">
      <style:text-properties officeooo:rsid="014b3a3d"/>
    </style:style>
    <style:style style:name="T432" style:family="text">
      <style:text-properties officeooo:rsid="01629133"/>
    </style:style>
    <style:style style:name="T433" style:family="text">
      <style:text-properties officeooo:rsid="01631218"/>
    </style:style>
    <style:style style:name="T434" style:family="text">
      <style:text-properties officeooo:rsid="018673d7"/>
    </style:style>
    <style:style style:name="T435" style:family="text">
      <style:text-properties officeooo:rsid="013334e7"/>
    </style:style>
    <style:style style:name="T436" style:family="text">
      <style:text-properties officeooo:rsid="0134a6f1"/>
    </style:style>
    <style:style style:name="T437" style:family="text">
      <style:text-properties officeooo:rsid="01399b2b"/>
    </style:style>
    <style:style style:name="T438" style:family="text">
      <style:text-properties officeooo:rsid="0136b289"/>
    </style:style>
    <style:style style:name="T439" style:family="text">
      <style:text-properties officeooo:rsid="01360675"/>
    </style:style>
    <style:style style:name="T440" style:family="text">
      <style:text-properties officeooo:rsid="0138909a"/>
    </style:style>
    <style:style style:name="T441" style:family="text">
      <style:text-properties officeooo:rsid="000cd2c8"/>
    </style:style>
    <style:style style:name="T442" style:family="text">
      <style:text-properties officeooo:rsid="00a9445a"/>
    </style:style>
    <style:style style:name="T443" style:family="text">
      <style:text-properties officeooo:rsid="00747a60"/>
    </style:style>
    <style:style style:name="T444" style:family="text">
      <style:text-properties officeooo:rsid="000e24a9"/>
    </style:style>
    <style:style style:name="T445" style:family="text">
      <style:text-properties officeooo:rsid="016f5db0"/>
    </style:style>
    <style:style style:name="T446" style:family="text">
      <style:text-properties officeooo:rsid="003f2c0f"/>
    </style:style>
    <style:style style:name="T447" style:family="text">
      <style:text-properties officeooo:rsid="0169eb30"/>
    </style:style>
    <style:style style:name="T448" style:family="text">
      <style:text-properties officeooo:rsid="01251bd0"/>
    </style:style>
    <style:style style:name="T449" style:family="text">
      <style:text-properties officeooo:rsid="00ad67cc"/>
    </style:style>
    <style:style style:name="T450" style:family="text">
      <style:text-properties officeooo:rsid="0170965e"/>
    </style:style>
    <style:style style:name="T451" style:family="text">
      <style:text-properties officeooo:rsid="01729272"/>
    </style:style>
    <style:style style:name="T452" style:family="text">
      <style:text-properties officeooo:rsid="0125a5a5"/>
    </style:style>
    <style:style style:name="T453" style:family="text">
      <style:text-properties officeooo:rsid="01955b7c"/>
    </style:style>
    <style:style style:name="T454" style:family="text">
      <style:text-properties officeooo:rsid="01988f79"/>
    </style:style>
    <style:style style:name="T455" style:family="text">
      <style:text-properties officeooo:rsid="01991d3a"/>
    </style:style>
    <style:style style:name="T456" style:family="text">
      <style:text-properties officeooo:rsid="01995394"/>
    </style:style>
    <style:style style:name="T457" style:family="text">
      <style:text-properties officeooo:rsid="019a047c"/>
    </style:style>
    <style:style style:name="T458" style:family="text">
      <style:text-properties officeooo:rsid="01ace619"/>
    </style:style>
    <style:style style:name="T459" style:family="text">
      <style:text-properties officeooo:rsid="01ae9919"/>
    </style:style>
    <style:style style:name="T460" style:family="text">
      <style:text-properties officeooo:rsid="01af3f80"/>
    </style:style>
    <style:style style:name="T461" style:family="text">
      <style:text-properties officeooo:rsid="01b2b4e2"/>
    </style:style>
    <style:style style:name="T462" style:family="text">
      <style:text-properties officeooo:rsid="01b477b6"/>
    </style:style>
    <style:style style:name="T463" style:family="text">
      <style:text-properties officeooo:rsid="01c6650b"/>
    </style:style>
    <style:style style:name="T464" style:family="text">
      <style:text-properties officeooo:rsid="02469277"/>
    </style:style>
    <style:style style:name="T465" style:family="text">
      <style:text-properties officeooo:rsid="027aebd7"/>
    </style:style>
    <style:style style:name="T466" style:family="text">
      <style:text-properties officeooo:rsid="02926012"/>
    </style:style>
    <style:style style:name="T467" style:family="text">
      <style:text-properties officeooo:rsid="02968e96"/>
    </style:style>
    <style:style style:name="T468" style:family="text">
      <style:text-properties officeooo:rsid="029ac05c"/>
    </style:style>
    <style:style style:name="T469" style:family="text">
      <style:text-properties officeooo:rsid="029bf729"/>
    </style:style>
    <style:style style:name="T470" style:family="text">
      <style:text-properties officeooo:rsid="029c9256"/>
    </style:style>
    <style:style style:name="T471" style:family="text">
      <style:text-properties officeooo:rsid="029cdd55"/>
    </style:style>
    <style:style style:name="T472" style:family="text">
      <style:text-properties officeooo:rsid="029d0a01"/>
    </style:style>
    <style:style style:name="T473" style:family="text">
      <style:text-properties officeooo:rsid="02a484eb"/>
    </style:style>
    <style:style style:name="T474" style:family="text">
      <style:text-properties officeooo:rsid="02a4be5e"/>
    </style:style>
    <style:style style:name="T475" style:family="text">
      <style:text-properties officeooo:rsid="02a4e105"/>
    </style:style>
    <style:style style:name="T476" style:family="text">
      <style:text-properties officeooo:rsid="02a6cf47"/>
    </style:style>
    <style:style style:name="T477" style:family="text">
      <style:text-properties officeooo:rsid="02a92c04"/>
    </style:style>
    <style:style style:name="T478" style:family="text">
      <style:text-properties officeooo:rsid="02abb0e1"/>
    </style:style>
    <style:style style:name="T479" style:family="text">
      <style:text-properties officeooo:rsid="02ac22b5"/>
    </style:style>
    <style:style style:name="T480" style:family="text">
      <style:text-properties officeooo:rsid="02af5b99"/>
    </style:style>
    <style:style style:name="T481" style:family="text">
      <style:text-properties officeooo:rsid="02b0e018"/>
    </style:style>
    <style:style style:name="T482" style:family="text">
      <style:text-properties officeooo:rsid="02b3be95"/>
    </style:style>
    <style:style style:name="T483" style:family="text">
      <style:text-properties officeooo:rsid="01560c82"/>
    </style:style>
    <style:style style:name="T484" style:family="text">
      <style:text-properties officeooo:rsid="014208c3"/>
    </style:style>
    <style:style style:name="T485" style:family="text">
      <style:text-properties officeooo:rsid="01449eea"/>
    </style:style>
    <style:style style:name="T486" style:family="text">
      <style:text-properties officeooo:rsid="0144e417"/>
    </style:style>
    <style:style style:name="T487" style:family="text">
      <style:text-properties officeooo:rsid="0145efd6"/>
    </style:style>
    <style:style style:name="T488" style:family="text">
      <style:text-properties officeooo:rsid="01583671"/>
    </style:style>
    <style:style style:name="T489" style:family="text">
      <style:text-properties officeooo:rsid="0146c036"/>
    </style:style>
    <style:style style:name="T490" style:family="text">
      <style:text-properties officeooo:rsid="0147d150"/>
    </style:style>
    <style:style style:name="T491" style:family="text">
      <style:text-properties officeooo:rsid="02cfe067"/>
    </style:style>
    <style:style style:name="T492" style:family="text">
      <style:text-properties officeooo:rsid="02d0e00a"/>
    </style:style>
    <style:style style:name="T493" style:family="text">
      <style:text-properties officeooo:rsid="02dfd299"/>
    </style:style>
    <style:style style:name="T494" style:family="text">
      <style:text-properties style:font-name="Liberation Sans" fo:font-size="16.1000003814697pt" fo:font-weight="bold" officeooo:rsid="02e3af2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95" style:family="text">
      <style:text-properties style:font-name="Liberation Sans" fo:font-size="16.1000003814697pt" fo:font-weight="bold" officeooo:rsid="0328ee1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96" style:family="text">
      <style:text-properties fo:font-size="13pt" officeooo:rsid="01730a28" fo:background-color="transparent" loext:char-shading-value="0" style:font-size-asian="13pt" style:font-size-complex="13pt"/>
    </style:style>
    <style:style style:name="T497" style:family="text">
      <style:text-properties fo:font-size="13pt" officeooo:rsid="00238e52" fo:background-color="transparent" loext:char-shading-value="0" style:font-size-asian="13pt" style:font-size-complex="13pt"/>
    </style:style>
    <style:style style:name="T498" style:family="text">
      <style:text-properties fo:font-size="13pt" officeooo:rsid="01550866" fo:background-color="transparent" loext:char-shading-value="0" style:font-size-asian="13pt" style:font-size-complex="13pt"/>
    </style:style>
    <style:style style:name="T499" style:family="text">
      <style:text-properties fo:font-size="13pt" officeooo:rsid="01ff6eac" fo:background-color="transparent" loext:char-shading-value="0" style:font-size-asian="13pt" style:font-size-complex="13pt"/>
    </style:style>
    <style:style style:name="T500" style:family="text">
      <style:text-properties fo:font-size="13pt" officeooo:rsid="01a51daf" fo:background-color="transparent" loext:char-shading-value="0" style:font-size-asian="13pt" style:font-size-complex="13pt"/>
    </style:style>
    <style:style style:name="T501" style:family="text">
      <style:text-properties fo:font-size="13pt" officeooo:rsid="017445b7" fo:background-color="transparent" loext:char-shading-value="0" style:font-size-asian="13pt" style:font-size-complex="13pt"/>
    </style:style>
    <style:style style:name="T502" style:family="text">
      <style:text-properties fo:font-size="13pt" officeooo:rsid="0175eb5a" fo:background-color="transparent" loext:char-shading-value="0" style:font-size-asian="13pt" style:font-size-complex="13pt"/>
    </style:style>
    <style:style style:name="T503" style:family="text">
      <style:text-properties fo:font-size="13pt" officeooo:rsid="001de4d0" fo:background-color="transparent" loext:char-shading-value="0" style:font-size-asian="13pt" style:font-size-complex="13pt"/>
    </style:style>
    <style:style style:name="T504" style:family="text">
      <style:text-properties fo:font-size="13pt" officeooo:rsid="001fd672" fo:background-color="transparent" loext:char-shading-value="0" style:font-size-asian="13pt" style:font-size-complex="13pt"/>
    </style:style>
    <style:style style:name="T505" style:family="text">
      <style:text-properties fo:font-size="13pt" officeooo:rsid="02e7d662" fo:background-color="transparent" loext:char-shading-value="0" style:font-size-asian="13pt" style:font-size-complex="13pt"/>
    </style:style>
    <style:style style:name="T506" style:family="text">
      <style:text-properties fo:font-size="13pt" officeooo:rsid="00bd53c0" fo:background-color="transparent" loext:char-shading-value="0" style:font-size-asian="13pt" style:font-size-complex="13pt"/>
    </style:style>
    <style:style style:name="T507" style:family="text">
      <style:text-properties fo:font-size="13pt" officeooo:rsid="017a2844" fo:background-color="transparent" loext:char-shading-value="0" style:font-size-asian="13pt" style:font-size-complex="13pt"/>
    </style:style>
    <style:style style:name="T508" style:family="text">
      <style:text-properties fo:font-size="13pt" officeooo:rsid="01771c22" fo:background-color="transparent" loext:char-shading-value="0" style:font-size-asian="13pt" style:font-size-complex="13pt"/>
    </style:style>
    <style:style style:name="T509" style:family="text">
      <style:text-properties fo:font-size="13pt" officeooo:rsid="0023fb22" fo:background-color="transparent" loext:char-shading-value="0" style:font-size-asian="13pt" style:font-size-complex="13pt"/>
    </style:style>
    <style:style style:name="T510" style:family="text">
      <style:text-properties fo:font-size="13pt" officeooo:rsid="00a518f5" fo:background-color="transparent" loext:char-shading-value="0" style:font-size-asian="13pt" style:font-size-complex="13pt"/>
    </style:style>
    <style:style style:name="T511" style:family="text">
      <style:text-properties fo:font-size="13pt" officeooo:rsid="00cca909" fo:background-color="transparent" loext:char-shading-value="0" style:font-size-asian="13pt" style:font-size-complex="13pt"/>
    </style:style>
    <style:style style:name="T512" style:family="text">
      <style:text-properties fo:font-size="13pt" officeooo:rsid="01ff961f" fo:background-color="transparent" loext:char-shading-value="0" style:font-size-asian="13pt" style:font-size-complex="13pt"/>
    </style:style>
    <style:style style:name="T513" style:family="text">
      <style:text-properties fo:font-size="13pt" officeooo:rsid="00cd1520" fo:background-color="transparent" loext:char-shading-value="0" style:font-size-asian="13pt" style:font-size-complex="13pt"/>
    </style:style>
    <style:style style:name="T514" style:family="text">
      <style:text-properties fo:font-size="13pt" officeooo:rsid="0035d2b8" fo:background-color="transparent" loext:char-shading-value="0" style:font-size-asian="13pt" style:font-size-complex="13pt"/>
    </style:style>
    <style:style style:name="T515" style:family="text">
      <style:text-properties fo:font-size="13pt" officeooo:rsid="017bae37" fo:background-color="transparent" loext:char-shading-value="0" style:font-size-asian="13pt" style:font-size-complex="13pt"/>
    </style:style>
    <style:style style:name="T516" style:family="text">
      <style:text-properties fo:font-size="13pt" officeooo:rsid="02ef3af7" fo:background-color="transparent" loext:char-shading-value="0" style:font-size-asian="13pt" style:font-size-complex="13pt"/>
    </style:style>
    <style:style style:name="T517" style:family="text">
      <style:text-properties fo:font-size="13pt" officeooo:rsid="02f0c5f2" fo:background-color="transparent" loext:char-shading-value="0" style:font-size-asian="13pt" style:font-size-complex="13pt"/>
    </style:style>
    <style:style style:name="T518" style:family="text">
      <style:text-properties fo:font-size="13pt" officeooo:rsid="009035ff" fo:background-color="transparent" loext:char-shading-value="0" style:font-size-asian="13pt" style:font-size-complex="13pt"/>
    </style:style>
    <style:style style:name="T519" style:family="text">
      <style:text-properties fo:font-size="13pt" officeooo:rsid="00915906" fo:background-color="transparent" loext:char-shading-value="0" style:font-size-asian="13pt" style:font-size-complex="13pt"/>
    </style:style>
    <style:style style:name="T520" style:family="text">
      <style:text-properties fo:font-size="13pt" officeooo:rsid="00e3a23c" fo:background-color="transparent" loext:char-shading-value="0" style:font-size-asian="13pt" style:font-size-complex="13pt"/>
    </style:style>
    <style:style style:name="T521" style:family="text">
      <style:text-properties fo:font-size="13pt" officeooo:rsid="02fe7798" fo:background-color="transparent" loext:char-shading-value="0" style:font-size-asian="13pt" style:font-size-complex="13pt"/>
    </style:style>
    <style:style style:name="T522" style:family="text">
      <style:text-properties fo:font-size="13pt" officeooo:rsid="009248bd" fo:background-color="transparent" loext:char-shading-value="0" style:font-size-asian="13pt" style:font-size-complex="13pt"/>
    </style:style>
    <style:style style:name="T523" style:family="text">
      <style:text-properties fo:font-size="13pt" officeooo:rsid="00935d50" fo:background-color="transparent" loext:char-shading-value="0" style:font-size-asian="13pt" style:font-size-complex="13pt"/>
    </style:style>
    <style:style style:name="T524" style:family="text">
      <style:text-properties fo:font-size="13pt" officeooo:rsid="0094c187" fo:background-color="transparent" loext:char-shading-value="0" style:font-size-asian="13pt" style:font-size-complex="13pt"/>
    </style:style>
    <style:style style:name="T525" style:family="text">
      <style:text-properties fo:font-size="13pt" officeooo:rsid="0095eceb" fo:background-color="transparent" loext:char-shading-value="0" style:font-size-asian="13pt" style:font-size-complex="13pt"/>
    </style:style>
    <style:style style:name="T526" style:family="text">
      <style:text-properties fo:font-size="13pt" officeooo:rsid="0112edf5" fo:background-color="transparent" loext:char-shading-value="0" style:font-size-asian="13pt" style:font-size-complex="13pt"/>
    </style:style>
    <style:style style:name="T527" style:family="text">
      <style:text-properties fo:font-size="13pt" officeooo:rsid="0097379b" fo:background-color="transparent" loext:char-shading-value="0" style:font-size-asian="13pt" style:font-size-complex="13pt"/>
    </style:style>
    <style:style style:name="T528" style:family="text">
      <style:text-properties fo:font-size="13pt" officeooo:rsid="02ce756f" fo:background-color="transparent" loext:char-shading-value="0" style:font-size-asian="13pt" style:font-size-complex="13pt"/>
    </style:style>
    <style:style style:name="T529" style:family="text">
      <style:text-properties fo:font-size="13pt" officeooo:rsid="00985a1e" fo:background-color="transparent" loext:char-shading-value="0" style:font-size-asian="13pt" style:font-size-complex="13pt"/>
    </style:style>
    <style:style style:name="T530" style:family="text">
      <style:text-properties fo:font-size="13pt" officeooo:rsid="00f63bc5" fo:background-color="transparent" loext:char-shading-value="0" style:font-size-asian="13pt" style:font-size-complex="13pt"/>
    </style:style>
    <style:style style:name="T531" style:family="text">
      <style:text-properties fo:font-size="13pt" officeooo:rsid="00f5ecbd" fo:background-color="transparent" loext:char-shading-value="0" style:font-size-asian="13pt" style:font-size-complex="13pt"/>
    </style:style>
    <style:style style:name="T532" style:family="text">
      <style:text-properties fo:font-size="13pt" officeooo:rsid="02ff1551" fo:background-color="transparent" loext:char-shading-value="0" style:font-size-asian="13pt" style:font-size-complex="13pt"/>
    </style:style>
    <style:style style:name="T533" style:family="text">
      <style:text-properties fo:font-size="13pt" officeooo:rsid="01558913" fo:background-color="transparent" loext:char-shading-value="0" style:font-size-asian="13pt" style:font-size-complex="13pt"/>
    </style:style>
    <style:style style:name="T534" style:family="text">
      <style:text-properties fo:font-size="13pt" officeooo:rsid="016615ba" fo:background-color="transparent" loext:char-shading-value="0" style:font-size-asian="13pt" style:font-size-complex="13pt"/>
    </style:style>
    <style:style style:name="T535" style:family="text">
      <style:text-properties fo:font-size="13pt" officeooo:rsid="0155c90a" fo:background-color="transparent" loext:char-shading-value="0" style:font-size-asian="13pt" style:font-size-complex="13pt"/>
    </style:style>
    <style:style style:name="T536" style:family="text">
      <style:text-properties fo:font-size="13pt" officeooo:rsid="0156b110" fo:background-color="transparent" loext:char-shading-value="0" style:font-size-asian="13pt" style:font-size-complex="13pt"/>
    </style:style>
    <style:style style:name="T537" style:family="text">
      <style:text-properties fo:font-size="13pt" officeooo:rsid="015848b4" fo:background-color="transparent" loext:char-shading-value="0" style:font-size-asian="13pt" style:font-size-complex="13pt"/>
    </style:style>
    <style:style style:name="T538" style:family="text">
      <style:text-properties fo:font-size="13pt" officeooo:rsid="0157e142" fo:background-color="transparent" loext:char-shading-value="0" style:font-size-asian="13pt" style:font-size-complex="13pt"/>
    </style:style>
    <style:style style:name="T539" style:family="text">
      <style:text-properties fo:font-size="13pt" officeooo:rsid="015a18cb" fo:background-color="transparent" loext:char-shading-value="0" style:font-size-asian="13pt" style:font-size-complex="13pt"/>
    </style:style>
    <style:style style:name="T540" style:family="text">
      <style:text-properties fo:font-size="13pt" officeooo:rsid="011923bf" fo:background-color="transparent" loext:char-shading-value="0" style:font-size-asian="13pt" style:font-size-complex="13pt"/>
    </style:style>
    <style:style style:name="T541" style:family="text">
      <style:text-properties fo:font-size="13pt" officeooo:rsid="031a7b15" fo:background-color="transparent" loext:char-shading-value="0" style:font-size-asian="13pt" style:font-size-complex="13pt"/>
    </style:style>
    <style:style style:name="T542" style:family="text">
      <style:text-properties fo:font-size="13pt" officeooo:rsid="011b189f" fo:background-color="transparent" loext:char-shading-value="0" style:font-size-asian="13pt" style:font-size-complex="13pt"/>
    </style:style>
    <style:style style:name="T543" style:family="text">
      <style:text-properties fo:font-size="13pt" officeooo:rsid="0166eaf2" fo:background-color="transparent" loext:char-shading-value="0" style:font-size-asian="13pt" style:font-size-complex="13pt"/>
    </style:style>
    <style:style style:name="T544" style:family="text">
      <style:text-properties fo:font-size="13pt" officeooo:rsid="011cbf5c" fo:background-color="transparent" loext:char-shading-value="0" style:font-size-asian="13pt" style:font-size-complex="13pt"/>
    </style:style>
    <style:style style:name="T545" style:family="text">
      <style:text-properties fo:font-size="13pt" officeooo:rsid="018673d7" fo:background-color="transparent" loext:char-shading-value="0" style:font-size-asian="13pt" style:font-size-complex="13pt"/>
    </style:style>
    <style:style style:name="T546" style:family="text">
      <style:text-properties fo:font-size="13pt" officeooo:rsid="015b3493" fo:background-color="transparent" loext:char-shading-value="0" style:font-size-asian="13pt" style:font-size-complex="13pt"/>
    </style:style>
    <style:style style:name="T547" style:family="text">
      <style:text-properties fo:font-size="13pt" officeooo:rsid="015b3bcb" fo:background-color="transparent" loext:char-shading-value="0" style:font-size-asian="13pt" style:font-size-complex="13pt"/>
    </style:style>
    <style:style style:name="T548" style:family="text">
      <style:text-properties fo:font-size="13pt" officeooo:rsid="01604c99" fo:background-color="transparent" loext:char-shading-value="0" style:font-size-asian="13pt" style:font-size-complex="13pt"/>
    </style:style>
    <style:style style:name="T549" style:family="text">
      <style:text-properties fo:font-size="13pt" officeooo:rsid="015e27dd" fo:background-color="transparent" loext:char-shading-value="0" style:font-size-asian="13pt" style:font-size-complex="13pt"/>
    </style:style>
    <style:style style:name="T550" style:family="text">
      <style:text-properties fo:font-size="13pt" officeooo:rsid="00ae235a" fo:background-color="transparent" loext:char-shading-value="0" style:font-size-asian="13pt" style:font-size-complex="13pt"/>
    </style:style>
    <style:style style:name="T551" style:family="text">
      <style:text-properties fo:font-size="13pt" officeooo:rsid="00c69bab" fo:background-color="transparent" loext:char-shading-value="0" style:font-size-asian="13pt" style:font-size-complex="13pt"/>
    </style:style>
    <style:style style:name="T552" style:family="text">
      <style:text-properties fo:font-size="13pt" officeooo:rsid="015e760e" fo:background-color="transparent" loext:char-shading-value="0" style:font-size-asian="13pt" style:font-size-complex="13pt"/>
    </style:style>
    <style:style style:name="T553" style:family="text">
      <style:text-properties fo:font-size="13pt" officeooo:rsid="02469277" fo:background-color="transparent" loext:char-shading-value="0" style:font-size-asian="13pt" style:font-size-complex="13pt"/>
    </style:style>
    <style:style style:name="T554" style:family="text">
      <style:text-properties fo:font-size="13pt" officeooo:rsid="015ca516" fo:background-color="transparent" loext:char-shading-value="0" style:font-size-asian="13pt" style:font-size-complex="13pt"/>
    </style:style>
    <style:style style:name="T555" style:family="text">
      <style:text-properties fo:font-size="13pt" officeooo:rsid="031a81a1" fo:background-color="transparent" loext:char-shading-value="0" style:font-size-asian="13pt" style:font-size-complex="13pt"/>
    </style:style>
    <style:style style:name="T556" style:family="text">
      <style:text-properties fo:font-size="13pt" officeooo:rsid="031cf6cf" fo:background-color="transparent" loext:char-shading-value="0" style:font-size-asian="13pt" style:font-size-complex="13pt"/>
    </style:style>
    <style:style style:name="T557" style:family="text">
      <style:text-properties fo:font-size="13pt" officeooo:rsid="013334e7" fo:background-color="transparent" loext:char-shading-value="0" style:font-size-asian="13pt" style:font-size-complex="13pt"/>
    </style:style>
    <style:style style:name="T558" style:family="text">
      <style:text-properties fo:font-size="13pt" officeooo:rsid="02eaa9a7" fo:background-color="transparent" loext:char-shading-value="0" style:font-size-asian="13pt" style:font-size-complex="13pt"/>
    </style:style>
    <style:style style:name="T559" style:family="text">
      <style:text-properties fo:font-size="13pt" officeooo:rsid="01c6650b" fo:background-color="transparent" loext:char-shading-value="0" style:font-size-asian="13pt" style:font-size-complex="13pt"/>
    </style:style>
    <style:style style:name="T560" style:family="text">
      <style:text-properties fo:font-size="13pt" officeooo:rsid="0134a6f1" fo:background-color="transparent" loext:char-shading-value="0" style:font-size-asian="13pt" style:font-size-complex="13pt"/>
    </style:style>
    <style:style style:name="T561" style:family="text">
      <style:text-properties fo:font-size="13pt" officeooo:rsid="01399b2b" fo:background-color="transparent" loext:char-shading-value="0" style:font-size-asian="13pt" style:font-size-complex="13pt"/>
    </style:style>
    <style:style style:name="T562" style:family="text">
      <style:text-properties fo:font-size="13pt" officeooo:rsid="031e8bb8" fo:background-color="transparent" loext:char-shading-value="0" style:font-size-asian="13pt" style:font-size-complex="13pt"/>
    </style:style>
    <style:style style:name="T563" style:family="text">
      <style:text-properties fo:font-size="13pt" officeooo:rsid="01360675" fo:background-color="transparent" loext:char-shading-value="0" style:font-size-asian="13pt" style:font-size-complex="13pt"/>
    </style:style>
    <style:style style:name="T564" style:family="text">
      <style:text-properties fo:font-size="13pt" officeooo:rsid="02cfe067" fo:background-color="transparent" loext:char-shading-value="0" style:font-size-asian="13pt" style:font-size-complex="13pt"/>
    </style:style>
    <style:style style:name="T565" style:family="text">
      <style:text-properties fo:font-size="13pt" officeooo:rsid="0138909a" fo:background-color="transparent" loext:char-shading-value="0" style:font-size-asian="13pt" style:font-size-complex="13pt"/>
    </style:style>
    <style:style style:name="T566" style:family="text">
      <style:text-properties fo:font-size="13pt" officeooo:rsid="0021a518" fo:background-color="transparent" loext:char-shading-value="0" style:font-size-asian="13pt" style:font-size-complex="13pt"/>
    </style:style>
    <style:style style:name="T567" style:family="text">
      <style:text-properties fo:font-size="13pt" officeooo:rsid="01815da6" fo:background-color="transparent" loext:char-shading-value="0" style:font-size-asian="13pt" style:font-size-complex="13pt"/>
    </style:style>
    <style:style style:name="T568" style:family="text">
      <style:text-properties fo:font-size="13pt" officeooo:rsid="01a0476c" fo:background-color="transparent" loext:char-shading-value="0" style:font-size-asian="13pt" style:font-size-complex="13pt"/>
    </style:style>
    <style:style style:name="T569" style:family="text">
      <style:text-properties fo:font-size="13pt" officeooo:rsid="007294e9" fo:background-color="transparent" loext:char-shading-value="0" style:font-size-asian="13pt" style:font-size-complex="13pt"/>
    </style:style>
    <style:style style:name="T570" style:family="text">
      <style:text-properties fo:font-size="13pt" officeooo:rsid="019ddce7" fo:background-color="transparent" loext:char-shading-value="0" style:font-size-asian="13pt" style:font-size-complex="13pt"/>
    </style:style>
    <style:style style:name="T571" style:family="text">
      <style:text-properties fo:font-size="13pt" officeooo:rsid="0262ccc4" fo:background-color="transparent" loext:char-shading-value="0" style:font-size-asian="13pt" style:font-size-complex="13pt"/>
    </style:style>
    <style:style style:name="T572" style:family="text">
      <style:text-properties fo:font-size="13pt" officeooo:rsid="019143df" fo:background-color="transparent" loext:char-shading-value="0" style:font-size-asian="13pt" style:font-size-complex="13pt"/>
    </style:style>
    <style:style style:name="T573" style:family="text">
      <style:text-properties fo:font-size="13pt" officeooo:rsid="0139df1d" fo:background-color="transparent" loext:char-shading-value="0" style:font-size-asian="13pt" style:font-size-complex="13pt"/>
    </style:style>
    <style:style style:name="T574" style:family="text">
      <style:text-properties fo:font-size="13pt" officeooo:rsid="02d6cb53" fo:background-color="transparent" loext:char-shading-value="0" style:font-size-asian="13pt" style:font-size-complex="13pt"/>
    </style:style>
    <style:style style:name="T575" style:family="text">
      <style:text-properties fo:font-size="13pt" officeooo:rsid="0193e6e2" fo:background-color="transparent" loext:char-shading-value="0" style:font-size-asian="13pt" style:font-size-complex="13pt"/>
    </style:style>
    <style:style style:name="T576" style:family="text">
      <style:text-properties fo:font-size="13pt" officeooo:rsid="0194436e" fo:background-color="transparent" loext:char-shading-value="0" style:font-size-asian="13pt" style:font-size-complex="13pt"/>
    </style:style>
    <style:style style:name="T577" style:family="text">
      <style:text-properties fo:font-size="13pt" officeooo:rsid="01928a88" fo:background-color="transparent" loext:char-shading-value="0" style:font-size-asian="13pt" style:font-size-complex="13pt"/>
    </style:style>
    <style:style style:name="T578" style:family="text">
      <style:text-properties fo:font-size="13pt" officeooo:rsid="0130086e" fo:background-color="transparent" loext:char-shading-value="0" style:font-size-asian="13pt" style:font-size-complex="13pt"/>
    </style:style>
    <style:style style:name="T579" style:family="text">
      <style:text-properties fo:font-size="13pt" officeooo:rsid="031f7c5b" fo:background-color="transparent" loext:char-shading-value="0" style:font-size-asian="13pt" style:font-size-complex="13pt"/>
    </style:style>
    <style:style style:name="T580" style:family="text">
      <style:text-properties fo:font-size="13pt" officeooo:rsid="02d83d9b" fo:background-color="transparent" loext:char-shading-value="0" style:font-size-asian="13pt" style:font-size-complex="13pt"/>
    </style:style>
    <style:style style:name="T581" style:family="text">
      <style:text-properties fo:font-size="13pt" officeooo:rsid="02d8a162" fo:background-color="transparent" loext:char-shading-value="0" style:font-size-asian="13pt" style:font-size-complex="13pt"/>
    </style:style>
    <style:style style:name="T582" style:family="text">
      <style:text-properties fo:font-size="13pt" officeooo:rsid="0192dded" fo:background-color="transparent" loext:char-shading-value="0" style:font-size-asian="13pt" style:font-size-complex="13pt"/>
    </style:style>
    <style:style style:name="T583" style:family="text">
      <style:text-properties fo:font-size="13pt" officeooo:rsid="0187360e" fo:background-color="transparent" loext:char-shading-value="0" style:font-size-asian="13pt" style:font-size-complex="13pt"/>
    </style:style>
    <style:style style:name="T584" style:family="text">
      <style:text-properties fo:font-size="13pt" officeooo:rsid="013a7cd0" fo:background-color="transparent" loext:char-shading-value="0" style:font-size-asian="13pt" style:font-size-complex="13pt"/>
    </style:style>
    <style:style style:name="T585" style:family="text">
      <style:text-properties fo:font-size="13pt" officeooo:rsid="00bed844" fo:background-color="transparent" loext:char-shading-value="0" style:font-size-asian="13pt" style:font-size-complex="13pt"/>
    </style:style>
    <style:style style:name="T586" style:family="text">
      <style:text-properties fo:font-size="13pt" officeooo:rsid="001d8182" fo:background-color="transparent" loext:char-shading-value="0" style:font-size-asian="13pt" style:font-size-complex="13pt"/>
    </style:style>
    <style:style style:name="T587" style:family="text">
      <style:text-properties fo:font-size="13pt" officeooo:rsid="02b5a5e7" fo:background-color="transparent" loext:char-shading-value="0" style:font-size-asian="13pt" style:font-size-complex="13pt"/>
    </style:style>
    <style:style style:name="T588" style:family="text">
      <style:text-properties fo:font-size="13pt" officeooo:rsid="00560781" fo:background-color="transparent" loext:char-shading-value="0" style:font-size-asian="13pt" style:font-size-complex="13pt"/>
    </style:style>
    <style:style style:name="T589" style:family="text">
      <style:text-properties fo:font-size="13pt" officeooo:rsid="004b746c" fo:background-color="transparent" loext:char-shading-value="0" style:font-size-asian="13pt" style:font-size-complex="13pt"/>
    </style:style>
    <style:style style:name="T590" style:family="text">
      <style:text-properties fo:font-size="13pt" officeooo:rsid="0051d219" fo:background-color="transparent" loext:char-shading-value="0" style:font-size-asian="13pt" style:font-size-complex="13pt"/>
    </style:style>
    <style:style style:name="T591" style:family="text">
      <style:text-properties fo:font-size="13pt" officeooo:rsid="004db134" fo:background-color="transparent" loext:char-shading-value="0" style:font-size-asian="13pt" style:font-size-complex="13pt"/>
    </style:style>
    <style:style style:name="T592" style:family="text">
      <style:text-properties fo:font-size="13pt" officeooo:rsid="0321c1fa" fo:background-color="transparent" loext:char-shading-value="0" style:font-size-asian="13pt" style:font-size-complex="13pt"/>
    </style:style>
    <style:style style:name="T593" style:family="text">
      <style:text-properties fo:font-size="13pt" officeooo:rsid="005212bd" fo:background-color="transparent" loext:char-shading-value="0" style:font-size-asian="13pt" style:font-size-complex="13pt"/>
    </style:style>
    <style:style style:name="T594" style:family="text">
      <style:text-properties fo:font-size="13pt" officeooo:rsid="0051ebb3" fo:background-color="transparent" loext:char-shading-value="0" style:font-size-asian="13pt" style:font-size-complex="13pt"/>
    </style:style>
    <style:style style:name="T595" style:family="text">
      <style:text-properties fo:font-size="13pt" officeooo:rsid="005284e0" fo:background-color="transparent" loext:char-shading-value="0" style:font-size-asian="13pt" style:font-size-complex="13pt"/>
    </style:style>
    <style:style style:name="T596" style:family="text">
      <style:text-properties fo:font-size="13pt" officeooo:rsid="0322485f" fo:background-color="transparent" loext:char-shading-value="0" style:font-size-asian="13pt" style:font-size-complex="13pt"/>
    </style:style>
    <style:style style:name="T597" style:family="text">
      <style:text-properties fo:font-size="13pt" officeooo:rsid="03225eff" fo:background-color="transparent" loext:char-shading-value="0" style:font-size-asian="13pt" style:font-size-complex="13pt"/>
    </style:style>
    <style:style style:name="T598" style:family="text">
      <style:text-properties fo:font-size="13pt" officeooo:rsid="03242043" fo:background-color="transparent" loext:char-shading-value="0" style:font-size-asian="13pt" style:font-size-complex="13pt"/>
    </style:style>
    <style:style style:name="T599" style:family="text">
      <style:text-properties fo:font-size="13pt" officeooo:rsid="032517d9" fo:background-color="transparent" loext:char-shading-value="0" style:font-size-asian="13pt" style:font-size-complex="13pt"/>
    </style:style>
    <style:style style:name="T600" style:family="text">
      <style:text-properties fo:font-size="13pt" officeooo:rsid="03298ec8" fo:background-color="transparent" loext:char-shading-value="0" style:font-size-asian="13pt" style:font-size-complex="13pt"/>
    </style:style>
    <style:style style:name="T601" style:family="text">
      <style:text-properties fo:font-size="13pt" officeooo:rsid="020b5f5c" fo:background-color="transparent" loext:char-shading-value="0" style:font-size-asian="13pt" style:font-size-complex="13pt"/>
    </style:style>
    <style:style style:name="T602" style:family="text">
      <style:text-properties fo:font-size="13pt" officeooo:rsid="020e0983" fo:background-color="transparent" loext:char-shading-value="0" style:font-size-asian="13pt" style:font-size-complex="13pt"/>
    </style:style>
    <style:style style:name="T603" style:family="text">
      <style:text-properties fo:font-size="13pt" officeooo:rsid="020e2338" fo:background-color="transparent" loext:char-shading-value="0" style:font-size-asian="13pt" style:font-size-complex="13pt"/>
    </style:style>
    <style:style style:name="T604" style:family="text">
      <style:text-properties fo:font-size="13pt" officeooo:rsid="0213cdb9" fo:background-color="transparent" loext:char-shading-value="0" style:font-size-asian="13pt" style:font-size-complex="13pt"/>
    </style:style>
    <style:style style:name="T605" style:family="text">
      <style:text-properties fo:font-size="13pt" officeooo:rsid="008ace15" fo:background-color="transparent" loext:char-shading-value="0" style:font-size-asian="13pt" style:font-size-complex="13pt"/>
    </style:style>
    <style:style style:name="T606" style:family="text">
      <style:text-properties fo:font-size="13pt" officeooo:rsid="02186c98" fo:background-color="transparent" loext:char-shading-value="0" style:font-size-asian="13pt" style:font-size-complex="13pt"/>
    </style:style>
    <style:style style:name="T607" style:family="text">
      <style:text-properties fo:font-size="13pt" officeooo:rsid="00c88189" fo:background-color="transparent" loext:char-shading-value="0" style:font-size-asian="13pt" style:font-size-complex="13pt"/>
    </style:style>
    <style:style style:name="T608" style:family="text">
      <style:text-properties fo:font-size="13pt" officeooo:rsid="01110f95" fo:background-color="transparent" loext:char-shading-value="0" style:font-size-asian="13pt" style:font-size-complex="13pt"/>
    </style:style>
    <style:style style:name="T609" style:family="text">
      <style:text-properties fo:font-size="13pt" officeooo:rsid="00ca0f0d" fo:background-color="transparent" loext:char-shading-value="0" style:font-size-asian="13pt" style:font-size-complex="13pt"/>
    </style:style>
    <style:style style:name="T610" style:family="text">
      <style:text-properties fo:font-size="13pt" officeooo:rsid="032b4d57" fo:background-color="transparent" loext:char-shading-value="0" style:font-size-asian="13pt" style:font-size-complex="13pt"/>
    </style:style>
    <style:style style:name="T611" style:family="text">
      <style:text-properties fo:font-size="13pt" officeooo:rsid="01115e93" fo:background-color="transparent" loext:char-shading-value="0" style:font-size-asian="13pt" style:font-size-complex="13pt"/>
    </style:style>
    <style:style style:name="T612" style:family="text">
      <style:text-properties fo:font-size="13pt" officeooo:rsid="00e80602" fo:background-color="transparent" loext:char-shading-value="0" style:font-size-asian="13pt" style:font-size-complex="13pt"/>
    </style:style>
    <style:style style:name="T613" style:family="text">
      <style:text-properties fo:font-size="13pt" officeooo:rsid="021900d4" fo:background-color="transparent" loext:char-shading-value="0" style:font-size-asian="13pt" style:font-size-complex="13pt"/>
    </style:style>
    <style:style style:name="T614" style:family="text">
      <style:text-properties fo:font-size="13pt" officeooo:rsid="000e6bdd" fo:background-color="transparent" loext:char-shading-value="0" style:font-size-asian="13pt" style:font-size-complex="13pt"/>
    </style:style>
    <style:style style:name="T615" style:family="text">
      <style:text-properties fo:font-size="13pt" officeooo:rsid="00d7d431" fo:background-color="transparent" loext:char-shading-value="0" style:font-size-asian="13pt" style:font-size-complex="13pt"/>
    </style:style>
    <style:style style:name="T616" style:family="text">
      <style:text-properties fo:font-size="13pt" officeooo:rsid="00d9680a" fo:background-color="transparent" loext:char-shading-value="0" style:font-size-asian="13pt" style:font-size-complex="13pt"/>
    </style:style>
    <style:style style:name="T617" style:family="text">
      <style:text-properties fo:font-size="13pt" officeooo:rsid="0151e7e7" fo:background-color="transparent" loext:char-shading-value="0" style:font-size-asian="13pt" style:font-size-complex="13pt"/>
    </style:style>
    <style:style style:name="T618" style:family="text">
      <style:text-properties fo:font-size="13pt" officeooo:rsid="032cfd49" fo:background-color="transparent" loext:char-shading-value="0" style:font-size-asian="13pt" style:font-size-complex="13pt"/>
    </style:style>
    <style:style style:name="T619" style:family="text">
      <style:text-properties fo:font-size="13pt" officeooo:rsid="00bbbca3" fo:background-color="transparent" loext:char-shading-value="0" style:font-size-asian="13pt" style:font-size-complex="13pt"/>
    </style:style>
    <style:style style:name="T620" style:family="text">
      <style:text-properties fo:font-size="13pt" officeooo:rsid="01a4add8" fo:background-color="transparent" loext:char-shading-value="0" style:font-size-asian="13pt" style:font-size-complex="13pt"/>
    </style:style>
    <style:style style:name="T621" style:family="text">
      <style:text-properties fo:font-size="13pt" officeooo:rsid="02632de4" fo:background-color="transparent" loext:char-shading-value="0" style:font-size-asian="13pt" style:font-size-complex="13pt"/>
    </style:style>
    <style:style style:name="T622" style:family="text">
      <style:text-properties fo:font-size="13pt" officeooo:rsid="00bcd9a2" fo:background-color="transparent" loext:char-shading-value="0" style:font-size-asian="13pt" style:font-size-complex="13pt"/>
    </style:style>
    <style:style style:name="T623" style:family="text">
      <style:text-properties fo:font-size="13pt" officeooo:rsid="00bd61ed" fo:background-color="transparent" loext:char-shading-value="0" style:font-size-asian="13pt" style:font-size-complex="13pt"/>
    </style:style>
    <style:style style:name="T624" style:family="text">
      <style:text-properties fo:font-size="13pt" officeooo:rsid="00be1738" fo:background-color="transparent" loext:char-shading-value="0" style:font-size-asian="13pt" style:font-size-complex="13pt"/>
    </style:style>
    <style:style style:name="T625" style:family="text">
      <style:text-properties fo:font-size="13pt" officeooo:rsid="00e280cd" style:font-size-asian="13pt" style:font-size-complex="13pt"/>
    </style:style>
    <style:style style:name="T626" style:family="text">
      <style:text-properties fo:font-size="13pt" officeooo:rsid="003998d7" style:font-size-asian="13pt" style:font-size-complex="13pt"/>
    </style:style>
    <style:style style:name="T627" style:family="text">
      <style:text-properties fo:font-size="13pt" officeooo:rsid="012b6148" style:font-size-asian="13pt" style:font-size-complex="13pt"/>
    </style:style>
    <style:style style:name="T628" style:family="text">
      <style:text-properties fo:font-size="13pt" officeooo:rsid="00b20a50" style:font-size-asian="13pt" style:font-size-complex="13pt"/>
    </style:style>
    <style:style style:name="T629" style:family="text">
      <style:text-properties fo:font-size="13pt" officeooo:rsid="00b22c52" style:font-size-asian="13pt" style:font-size-complex="13pt"/>
    </style:style>
    <style:style style:name="T630" style:family="text">
      <style:text-properties fo:font-size="13pt" officeooo:rsid="012d106b" style:font-size-asian="13pt" style:font-size-complex="13pt"/>
    </style:style>
    <style:style style:name="T631" style:family="text">
      <style:text-properties fo:font-size="13pt" officeooo:rsid="02d32b33" style:font-size-asian="13pt" style:font-size-complex="13pt"/>
    </style:style>
    <style:style style:name="T632" style:family="text">
      <style:text-properties fo:font-size="13pt" officeooo:rsid="00b59fc5" style:font-size-asian="13pt" style:font-size-complex="13pt"/>
    </style:style>
    <style:style style:name="T633" style:family="text">
      <style:text-properties fo:font-size="13pt" officeooo:rsid="00b23c83" style:font-size-asian="13pt" style:font-size-complex="13pt"/>
    </style:style>
    <style:style style:name="T634" style:family="text">
      <style:text-properties fo:font-size="13pt" officeooo:rsid="012fdd32" style:font-size-asian="13pt" style:font-size-complex="13pt"/>
    </style:style>
    <style:style style:name="T635" style:family="text">
      <style:text-properties fo:font-size="13pt" officeooo:rsid="012be8ec" style:font-size-asian="13pt" style:font-size-complex="13pt"/>
    </style:style>
    <style:style style:name="T636" style:family="text">
      <style:text-properties fo:font-size="13pt" officeooo:rsid="02d20e03" style:font-size-asian="13pt" style:font-size-complex="13pt"/>
    </style:style>
    <style:style style:name="T637" style:family="text">
      <style:text-properties fo:font-size="13pt" officeooo:rsid="00b2e746" style:font-size-asian="13pt" style:font-size-complex="13pt"/>
    </style:style>
    <style:style style:name="T638" style:family="text">
      <style:text-properties fo:font-size="13pt" officeooo:rsid="030fc94d" style:font-size-asian="13pt" style:font-size-complex="13pt"/>
    </style:style>
    <style:style style:name="T639" style:family="text">
      <style:text-properties fo:font-size="13pt" officeooo:rsid="02d4a530" style:font-size-asian="13pt" style:font-size-complex="13pt"/>
    </style:style>
    <style:style style:name="T640" style:family="text">
      <style:text-properties fo:font-size="13pt" officeooo:rsid="02d631fe" style:font-size-asian="13pt" style:font-size-complex="13pt"/>
    </style:style>
    <style:style style:name="T641" style:family="text">
      <style:text-properties fo:font-size="13pt" officeooo:rsid="02d65b12" style:font-size-asian="13pt" style:font-size-complex="13pt"/>
    </style:style>
    <style:style style:name="T642" style:family="text">
      <style:text-properties fo:font-size="13pt" officeooo:rsid="00b49483" style:font-size-asian="13pt" style:font-size-complex="13pt"/>
    </style:style>
    <style:style style:name="T643" style:family="text">
      <style:text-properties fo:font-size="13pt" officeooo:rsid="00b0c596" style:font-size-asian="13pt" style:font-size-complex="13pt"/>
    </style:style>
    <style:style style:name="T644" style:family="text">
      <style:text-properties fo:font-size="13pt" officeooo:rsid="00b143d0" style:font-size-asian="13pt" style:font-size-complex="13pt"/>
    </style:style>
    <style:style style:name="T645" style:family="text">
      <style:text-properties fo:font-size="13pt" officeooo:rsid="01747228" style:font-size-asian="13pt" style:font-size-complex="13pt"/>
    </style:style>
    <style:style style:name="T646" style:family="text">
      <style:text-properties fo:font-size="13pt" officeooo:rsid="00b181d3" style:font-size-asian="13pt" style:font-size-complex="13pt"/>
    </style:style>
    <style:style style:name="T647" style:family="text">
      <style:text-properties fo:font-size="13pt" officeooo:rsid="00b7f56e" style:font-size-asian="13pt" style:font-size-complex="13pt"/>
    </style:style>
    <style:style style:name="T648" style:family="text">
      <style:text-properties fo:font-size="13pt" officeooo:rsid="012c7d68" style:font-size-asian="13pt" style:font-size-complex="13pt"/>
    </style:style>
    <style:style style:name="T649" style:family="text">
      <style:text-properties fo:font-size="13pt" officeooo:rsid="00b9151a" style:font-size-asian="13pt" style:font-size-complex="13pt"/>
    </style:style>
    <style:style style:name="T650" style:family="text">
      <style:text-properties fo:font-size="13pt" officeooo:rsid="00baa1aa" style:font-size-asian="13pt" style:font-size-complex="13pt"/>
    </style:style>
    <style:style style:name="T651" style:family="text">
      <style:text-properties fo:font-size="13pt" officeooo:rsid="00c20c1b" style:font-size-asian="13pt" style:font-size-complex="13pt"/>
    </style:style>
    <style:style style:name="T652" style:family="text">
      <style:text-properties fo:font-size="13pt" officeooo:rsid="03133741" style:font-size-asian="13pt" style:font-size-complex="13pt"/>
    </style:style>
    <style:style style:name="T653" style:family="text">
      <style:text-properties fo:font-size="13pt" officeooo:rsid="0313bf7b" style:font-size-asian="13pt" style:font-size-complex="13pt"/>
    </style:style>
    <style:style style:name="T654" style:family="text">
      <style:text-properties fo:font-size="13pt" officeooo:rsid="031459e4" style:font-size-asian="13pt" style:font-size-complex="13pt"/>
    </style:style>
    <style:style style:name="T655" style:family="text">
      <style:text-properties fo:font-size="13pt" officeooo:rsid="01a51daf" style:font-size-asian="13pt" style:font-size-complex="13pt"/>
    </style:style>
    <style:style style:name="T656" style:family="text">
      <style:text-properties fo:font-size="13pt" officeooo:rsid="00238e52" style:font-size-asian="13pt" style:font-size-complex="13pt"/>
    </style:style>
    <style:style style:name="T657" style:family="text">
      <style:text-properties fo:font-size="13pt" officeooo:rsid="01550866" style:font-size-asian="13pt" style:font-size-complex="13pt"/>
    </style:style>
    <style:style style:name="T658" style:family="text">
      <style:text-properties fo:font-size="13pt" officeooo:rsid="01ff6eac" style:font-size-asian="13pt" style:font-size-complex="13pt"/>
    </style:style>
    <style:style style:name="T659" style:family="text">
      <style:text-properties fo:font-size="13pt" officeooo:rsid="01ff961f" style:font-size-asian="13pt" style:font-size-complex="13pt"/>
    </style:style>
    <style:style style:name="T660" style:family="text">
      <style:text-properties fo:font-size="13pt" officeooo:rsid="0023fb22" style:font-size-asian="13pt" style:font-size-complex="13pt"/>
    </style:style>
    <style:style style:name="T661" style:family="text">
      <style:text-properties fo:font-size="13pt" officeooo:rsid="0318f984" style:font-size-asian="13pt" style:font-size-complex="13pt"/>
    </style:style>
    <style:style style:name="T662" style:family="text">
      <style:text-properties fo:font-size="13pt" officeooo:rsid="00a518f5" style:font-size-asian="13pt" style:font-size-complex="13pt"/>
    </style:style>
    <style:style style:name="T663" style:family="text">
      <style:text-properties fo:font-size="13pt" officeooo:rsid="00cca909" style:font-size-asian="13pt" style:font-size-complex="13pt"/>
    </style:style>
    <style:style style:name="T664" style:family="text">
      <style:text-properties fo:font-size="13pt" officeooo:rsid="00cd1520" style:font-size-asian="13pt" style:font-size-complex="13pt"/>
    </style:style>
    <style:style style:name="T665" style:family="text">
      <style:text-properties fo:font-size="13pt" officeooo:rsid="0035d2b8" style:font-size-asian="13pt" style:font-size-complex="13pt"/>
    </style:style>
    <style:style style:name="T666" style:family="text">
      <style:text-properties fo:font-size="13pt" officeooo:rsid="0026578a" style:font-size-asian="13pt" style:font-size-complex="13pt"/>
    </style:style>
    <style:style style:name="T667" style:family="text">
      <style:text-properties fo:font-size="13pt" officeooo:rsid="0028391e" style:font-size-asian="13pt" style:font-size-complex="13pt"/>
    </style:style>
    <style:style style:name="T668" style:family="text">
      <style:text-properties fo:font-size="13pt" officeooo:rsid="002947ac" style:font-size-asian="13pt" style:font-size-complex="13pt"/>
    </style:style>
    <style:style style:name="T669" style:family="text">
      <style:text-properties fo:font-size="13pt" officeooo:rsid="003513f6" style:font-size-asian="13pt" style:font-size-complex="13pt"/>
    </style:style>
    <style:style style:name="T670" style:family="text">
      <style:text-properties fo:font-size="13pt" officeooo:rsid="02b3be95" style:font-size-asian="13pt" style:font-size-complex="13pt"/>
    </style:style>
    <style:style style:name="T671" style:family="text">
      <style:text-properties fo:font-size="13pt" officeooo:rsid="00556b1f" style:font-size-asian="13pt" style:font-size-complex="13pt"/>
    </style:style>
    <style:style style:name="T672" style:family="text">
      <style:text-properties fo:font-size="13pt" officeooo:rsid="01b79b49" style:font-size-asian="13pt" style:font-size-complex="13pt"/>
    </style:style>
    <style:style style:name="T673" style:family="text">
      <style:text-properties fo:font-size="13pt" officeooo:rsid="01ad3b6d" style:font-size-asian="13pt" style:font-size-complex="13pt"/>
    </style:style>
    <style:style style:name="T674" style:family="text">
      <style:text-properties fo:font-size="13pt" officeooo:rsid="004105e7" style:font-size-asian="13pt" style:font-size-complex="13pt"/>
    </style:style>
    <style:style style:name="T675" style:family="text">
      <style:text-properties fo:font-size="13pt" officeooo:rsid="0043b7ee" style:font-size-asian="13pt" style:font-size-complex="13pt"/>
    </style:style>
    <style:style style:name="T676" style:family="text">
      <style:text-properties fo:font-size="13pt" officeooo:rsid="0041ee22" style:font-size-asian="13pt" style:font-size-complex="13pt"/>
    </style:style>
    <style:style style:name="T677" style:family="text">
      <style:text-properties fo:font-size="13pt" officeooo:rsid="02926012" style:font-size-asian="13pt" style:font-size-complex="13pt"/>
    </style:style>
    <style:style style:name="T678" style:family="text">
      <style:text-properties fo:font-size="13pt" officeooo:rsid="01b96c74" style:font-size-asian="13pt" style:font-size-complex="13pt"/>
    </style:style>
    <style:style style:name="T679" style:family="text">
      <style:text-properties fo:font-size="13pt" officeooo:rsid="0043d1e8" style:font-size-asian="13pt" style:font-size-complex="13pt"/>
    </style:style>
    <style:style style:name="T680" style:family="text">
      <style:text-properties fo:font-size="13pt" officeooo:rsid="004953f7" style:font-size-asian="13pt" style:font-size-complex="13pt"/>
    </style:style>
    <style:style style:name="T681" style:family="text">
      <style:text-properties fo:font-size="13pt" officeooo:rsid="0321a73d" style:font-size-asian="13pt" style:font-size-complex="13pt"/>
    </style:style>
    <style:style style:name="T682" style:family="text">
      <style:text-properties fo:font-size="13pt" officeooo:rsid="0044ff71" style:font-size-asian="13pt" style:font-size-complex="13pt"/>
    </style:style>
    <style:style style:name="T683" style:family="text">
      <style:text-properties fo:font-size="13pt" fo:font-style="normal" officeooo:rsid="01cfd0ad" fo:background-color="transparent" loext:char-shading-value="0" style:font-size-asian="13pt" style:font-style-asian="normal" style:font-size-complex="13pt" style:font-style-complex="normal"/>
    </style:style>
    <style:style style:name="T684" style:family="text">
      <style:text-properties fo:font-size="13pt" fo:font-style="normal" officeooo:rsid="0273e184" fo:background-color="transparent" loext:char-shading-value="0" style:font-size-asian="13pt" style:font-style-asian="normal" style:font-size-complex="13pt" style:font-style-complex="normal"/>
    </style:style>
    <style:style style:name="T685" style:family="text">
      <style:text-properties fo:font-size="13pt" fo:font-style="normal" officeooo:rsid="02b65492" fo:background-color="transparent" loext:char-shading-value="0" style:font-size-asian="13pt" style:font-style-asian="normal" style:font-size-complex="13pt" style:font-style-complex="normal"/>
    </style:style>
    <style:style style:name="T686" style:family="text">
      <style:text-properties fo:font-size="13pt" fo:font-style="normal" officeooo:rsid="01b96c74" style:font-size-asian="13pt" style:font-style-asian="normal" style:font-size-complex="13pt" style:font-style-complex="normal"/>
    </style:style>
    <style:style style:name="T687" style:family="text">
      <style:text-properties fo:font-size="13pt" fo:font-style="normal" officeooo:rsid="00471ad2" style:font-size-asian="13pt" style:font-style-asian="normal" style:font-size-complex="13pt" style:font-style-complex="normal"/>
    </style:style>
    <style:style style:name="T688" style:family="text">
      <style:text-properties fo:font-size="13pt" fo:font-style="normal" officeooo:rsid="02b58094" style:font-size-asian="13pt" style:font-style-asian="normal" style:font-size-complex="13pt" style:font-style-complex="normal"/>
    </style:style>
    <style:style style:name="T689" style:family="text">
      <style:text-properties fo:font-size="13pt" fo:font-style="normal" officeooo:rsid="00560781" style:font-size-asian="13pt" style:font-style-asian="normal" style:font-size-complex="13pt" style:font-style-complex="normal"/>
    </style:style>
    <style:style style:name="T690" style:family="text">
      <style:text-properties fo:font-size="13pt" fo:font-style="normal" officeooo:rsid="00486ee6" style:font-size-asian="13pt" style:font-style-asian="normal" style:font-size-complex="13pt" style:font-style-complex="normal"/>
    </style:style>
    <style:style style:name="T691" style:family="text">
      <style:text-properties officeooo:rsid="02e8fa4d"/>
    </style:style>
    <style:style style:name="T692" style:family="text">
      <style:text-properties officeooo:rsid="02eaa9a7"/>
    </style:style>
    <style:style style:name="T693" style:family="text">
      <style:text-properties officeooo:rsid="02f2b858"/>
    </style:style>
    <style:style style:name="T694" style:family="text">
      <style:text-properties officeooo:rsid="02ffe76a"/>
    </style:style>
    <style:style style:name="T695" style:family="text">
      <style:text-properties officeooo:rsid="0301ccb7"/>
    </style:style>
    <style:style style:name="T696" style:family="text">
      <style:text-properties officeooo:rsid="0303696f"/>
    </style:style>
    <style:style style:name="T697" style:family="text">
      <style:text-properties officeooo:rsid="0304e6d3"/>
    </style:style>
    <style:style style:name="T698" style:family="text">
      <style:text-properties officeooo:rsid="03075be5"/>
    </style:style>
    <style:style style:name="T699" style:family="text">
      <style:text-properties officeooo:rsid="03085526"/>
    </style:style>
    <style:style style:name="T700" style:family="text">
      <style:text-properties officeooo:rsid="03091ea6"/>
    </style:style>
    <style:style style:name="T701" style:family="text">
      <style:text-properties officeooo:rsid="030ddb31"/>
    </style:style>
    <style:style style:name="T702" style:family="text">
      <style:text-properties officeooo:rsid="030ebe65"/>
    </style:style>
    <style:style style:name="T703" style:family="text">
      <style:text-properties officeooo:rsid="031a7b15"/>
    </style:style>
    <style:style style:name="T704" style:family="text">
      <style:text-properties officeooo:rsid="031a81a1"/>
    </style:style>
    <style:style style:name="T705" style:family="text">
      <style:text-properties officeooo:rsid="031e8bb8"/>
    </style:style>
    <style:style style:name="T706" style:family="text">
      <style:text-properties officeooo:rsid="031f7c5b"/>
    </style:style>
    <style:style style:name="T707" style:family="text">
      <style:text-properties officeooo:rsid="0321a73d"/>
    </style:style>
    <style:style style:name="T708" style:family="text">
      <style:text-properties officeooo:rsid="0321c1fa"/>
    </style:style>
    <style:style style:name="T709" style:family="text">
      <style:text-properties officeooo:rsid="0328ee15"/>
    </style:style>
    <style:style style:name="T710" style:family="text">
      <style:text-properties officeooo:rsid="03298ec8"/>
    </style:style>
    <style:style style:name="T711" style:family="text">
      <style:text-properties officeooo:rsid="032b4d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8" text:outline-level="2">ARMOIRE DE CUISINE INTELLIGENTE<text:span text:style-name="T422"> </text:span><text:span text:style-name="T495">COMPORTANT</text:span><text:span text:style-name="T422"> UN BRAS ROBOTIQUE</text:span></text:h>
      <text:h text:style-name="P2" text:outline-level="3"><text:bookmark-start text:name="__RefHeading___Toc1857_3138935548"/><text:span text:style-name="T1">D</text:span>omaine de l'invention<text:bookmark-end text:name="__RefHeading___Toc1857_3138935548"/></text:h>
      <text:p text:style-name="P5"><text:span text:style-name="T496">La présente invention concerne u</text:span><text:span text:style-name="T497">n appareil</text:span><text:span text:style-name="T498"> </text:span><text:span text:style-name="T499">de stockage d'aliments </text:span><text:span text:style-name="T500">constitué d'une armoire de cuisine,</text:span><text:span text:style-name="T498"> un bras robotique</text:span><text:span text:style-name="T500">, un ordinateur et des contenants</text:span><text:span text:style-name="T501">.</text:span><text:span text:style-name="T502"> </text:span><text:span text:style-name="T503">Plus précisément, l'invention se rapporte à</text:span><text:span text:style-name="T504"> un</text:span><text:span text:style-name="T503"> </text:span><text:span text:style-name="T504">appareil </text:span><text:span text:style-name="T600">comportant</text:span><text:span text:style-name="T504"> </text:span><text:span text:style-name="T503">une armoire de cuisine </text:span><text:span text:style-name="T504">ou autre structure de même nature dans lequel </text:span><text:span text:style-name="T505">sont</text:span><text:span text:style-name="T506"> stockés des ingrédients dans des contenants et dans lequel </text:span><text:span text:style-name="T504">est intégré un bras robotique</text:span><text:span text:style-name="T507">,</text:span><text:span text:style-name="T508"> contrôlé par un ordinateur</text:span><text:span text:style-name="T507">,</text:span><text:span text:style-name="T516"> </text:span><text:span text:style-name="T517">doté</text:span><text:span text:style-name="T509"> d'un</text:span><text:span text:style-name="T510"> </text:span><text:span text:style-name="T511">moyen de déplacement et d'un </text:span><text:span text:style-name="T510">moyen de préhension</text:span><text:span text:style-name="T512"> </text:span><text:span text:style-name="T513">pour</text:span><text:span text:style-name="T512"> manipuler </text:span><text:span text:style-name="T514">lesdits</text:span><text:span text:style-name="T512"> contenants</text:span><text:span text:style-name="T515">.</text:span></text:p>
      <text:p text:style-name="P4"/>
      <text:h text:style-name="P3" text:outline-level="3"><text:bookmark-start text:name="__RefHeading___Toc1859_3138935548"/>Description de l'art antérieur<text:bookmark-end text:name="__RefHeading___Toc1859_3138935548"/></text:h>
      <text:p text:style-name="P18"><text:span text:style-name="T69">Le domaine connexe le plus similaire possédant de l'art antérieur </text:span><text:span text:style-name="T70">est le domaine d</text:span><text:span text:style-name="T69">es réfrigérateurs intelligents</text:span><text:span text:style-name="T70">.</text:span><text:span text:style-name="T71"> </text:span><text:span text:style-name="T69">Les réfrigérateurs intelligents offrent </text:span><text:span text:style-name="T72">l'accès à un ordinateur généralement connecté à l'internet</text:span><text:span text:style-name="T73"> et à d</text:span><text:span text:style-name="T74">es </text:span><text:span text:style-name="T73">applications</text:span><text:span text:style-name="T72">.</text:span><text:span text:style-name="T75"> </text:span><text:span text:style-name="T76">La plupart utilise</text:span><text:span text:style-name="T90">nt</text:span><text:span text:style-name="T76"> des caméras afin de détect</text:span><text:span text:style-name="T220">er</text:span><text:span text:style-name="T76"> les aliments ce qui permet de maintenir un inventaire, commander des ingrédients manquants et </text:span><text:span text:style-name="T221">d'</text:span><text:span text:style-name="T77">avertir lorsqu'un aliment est pr</text:span><text:span text:style-name="T79">ès</text:span><text:span text:style-name="T77"> d'être périmé</text:span><text:span text:style-name="T76">. </text:span><text:span text:style-name="T80">Toutefois, l</text:span><text:span text:style-name="T75">es réfrigérateurs intelligents actuels comportent plusieurs inconvénient</text:span><text:span text:style-name="T78">s</text:span><text:span text:style-name="T69">:</text:span></text:p>
      <text:list xml:id="list3958435989" text:style-name="L1">
        <text:list-item>
          <text:p text:style-name="P70"><text:span text:style-name="T249">L</text:span><text:span text:style-name="T247">'inventaire </text:span><text:span text:style-name="T250">automatique </text:span><text:span text:style-name="T247">est </text:span><text:span text:style-name="T251">peu précis puisqu'il est géré </text:span><text:span text:style-name="T247">à travers des caméras</text:span><text:span text:style-name="T251"> </text:span><text:span text:style-name="T252">au lieu d'être géré en mesurant le poids des ingrédients</text:span><text:span text:style-name="T248">.</text:span></text:p>
        </text:list-item>
        <text:list-item>
          <text:p text:style-name="P71"><text:span text:style-name="T84">L</text:span><text:span text:style-name="T2">'inventaire automatique est impossible </text:span><text:span text:style-name="T85">par reconnaissance visuelle </text:span><text:span text:style-name="T2">pour de</text:span><text:span text:style-name="T86">s aliments en vrac</text:span><text:span text:style-name="T85">. Par exemple, il</text:span><text:span text:style-name="T2"> existe une très grande </text:span><text:span text:style-name="T87">variété</text:span><text:span text:style-name="T2"> d'ingrédient</text:span><text:span text:style-name="T232">s</text:span><text:span text:style-name="T88"> secs</text:span><text:span text:style-name="T2"> qui </text:span><text:span text:style-name="T89">ont l'apparence d'une</text:span><text:span text:style-name="T2"> poudre bl</text:span><text:span text:style-name="T85">a</text:span><text:span text:style-name="T2">nche</text:span><text:span text:style-name="T85">.</text:span></text:p>
        </text:list-item>
        <text:list-item>
          <text:p text:style-name="P72"><text:span text:style-name="T81">Les réfrigérateurs intelligents actuels n</text:span><text:span text:style-name="T2">'inclu</text:span><text:span text:style-name="T233">ent</text:span><text:span text:style-name="T2"> pas de bras robotique</text:span><text:span text:style-name="T82"> qui offre la possibilité de faire plus de tâches dans la cuisine que </text:span><text:span text:style-name="T83">de simplement </text:span><text:span text:style-name="T82">maintenir un inventaire.</text:span></text:p>
        </text:list-item>
      </text:list>
      <text:h text:style-name="P3" text:outline-level="3"><text:bookmark-start text:name="__RefHeading___Toc1986_3138935548"/><text:soft-page-break/><text:span text:style-name="T253">Sommaire de l'invention</text:span> <text:s text:c="2"/><text:bookmark-end text:name="__RefHeading___Toc1986_3138935548"/></text:h>
      <text:p text:style-name="P31">On garde souvent en réserve des aliments dans le garde-manger. Toutefois, on a constaté qu'il est facile de gaspiller des aliments en les oubliant au fond de l'armoire. On s'est rendu compte que l'idéal serait d'automatiser le garde-manger.</text:p>
      <text:p text:style-name="P33">De plus, il arrive souvent qu'on se demande quoi faire pour souper. Un inventaire permet d'obtenir des suggestions de recettes avec des ingrédients qu<text:span text:style-name="T691">'on a</text:span><text:span text:style-name="T693"> sous la main</text:span>.</text:p>
      <text:p text:style-name="P52"><text:span text:style-name="T41">L'invention concerne </text:span><text:span text:style-name="T58">un appareil comportant </text:span><text:span text:style-name="T41">un</text:span><text:span text:style-name="T57">e armoire de cuisine ou autre structure de même nature</text:span><text:span text:style-name="T42"> </text:span><text:span text:style-name="T59">et</text:span><text:span text:style-name="T42"> un bras robotique</text:span><text:span text:style-name="T41"> </text:span><text:span text:style-name="T43">muni </text:span><text:span text:style-name="T44">d'un moyen de préhension</text:span><text:span text:style-name="T45"> </text:span><text:span text:style-name="T41">qui </text:span><text:span text:style-name="T46">sort</text:span><text:span text:style-name="T47">, pèse</text:span><text:span text:style-name="T46"> et range automatiquement les ingrédients</text:span><text:span text:style-name="T48"> stockés dans des contenants</text:span><text:span text:style-name="T49"> </text:span><text:span text:style-name="T48">comme des pots, des bouteilles, des </text:span><text:span text:style-name="T50">boîtes de </text:span><text:span text:style-name="T48">conserve ou autres objets de même nature</text:span><text:span text:style-name="T46">. De plus, ledit appareil </text:span><text:span text:style-name="T41">maintient un inventaire automatiquement en pesant </text:span><text:span text:style-name="T51">les</text:span><text:span text:style-name="T41"> contenant</text:span><text:span text:style-name="T51">s</text:span><text:span text:style-name="T41"> après chaque utilisation.</text:span></text:p>
      <text:p text:style-name="P52"><text:span text:style-name="T41"><text:s/>L'ordinateur peut ainsi faire une liste d'épicerie avec les aliments qui commencent à manquer.</text:span><text:span text:style-name="T51"> Il peut aussi s</text:span><text:span text:style-name="T41">uggérer des recettes avec des aliments qui sont près d'être périmés</text:span><text:span text:style-name="T234"> afin d'éviter le gaspillage</text:span><text:span text:style-name="T41">.</text:span></text:p>
      <text:p text:style-name="P40"><text:span text:style-name="T11">Ledit bras robotique </text:span><text:span text:style-name="T12">a besoin de se déplacer pour </text:span><text:span text:style-name="T11">accéder aux contenants et aux outils</text:span><text:span text:style-name="T13"> à travers un mouvement vertical et/ou horizontal selon la géométrie de l'armoire</text:span><text:span text:style-name="T11">.</text:span></text:p>
      <text:p text:style-name="P65"><text:span text:style-name="T601">Selon un</text:span><text:span text:style-name="T602">e</text:span><text:span text:style-name="T601"> réalisation préférée, </text:span><text:span text:style-name="T603">le bras robotique </text:span><text:span text:style-name="T604">est fixé à un chariot sur un</text:span><text:span text:style-name="T605"> support</text:span><text:span text:style-name="T604"> transversal</text:span><text:span text:style-name="T606">. Le chariot se déplace latéralement</text:span><text:span text:style-name="T607"> sur ledit support transversal</text:span><text:span text:style-name="T608">. Ce dernier</text:span><text:span text:style-name="T609"> </text:span><text:span text:style-name="T606">est fixé </text:span><text:span text:style-name="T618">avec</text:span><text:span text:style-name="T611"> un</text:span><text:span text:style-name="T612"> moyen d</text:span><text:span text:style-name="T611">e</text:span><text:span text:style-name="T612"> déplacement vertical</text:span><text:span text:style-name="T606">. L</text:span><text:span text:style-name="T612">e moyen de déplacement vertical</text:span><text:span text:style-name="T606"> est composé d'un moteur, un moyen d'entraînement </text:span><text:span text:style-name="T613">(câble, chaîne, vis-sans-fin, etc) </text:span><text:span text:style-name="T606">et un moyen de contrôle de position</text:span><text:span text:style-name="T613"> (roulement linéaire</text:span><text:span text:style-name="T614">, </text:span><text:span text:style-name="T615">coussinet</text:span><text:span text:style-name="T613">, roue, </text:span><text:span text:style-name="T616">rail, </text:span><text:span text:style-name="T613">etc)</text:span><text:span text:style-name="T617">.</text:span></text:p>
      <text:p text:style-name="P34"><text:span text:style-name="T483">Selon une réalisation préférée de l'appareil de la présente invention, u</text:span><text:span text:style-name="T484">n </text:span><text:span text:style-name="T485">porte-câble</text:span><text:span text:style-name="T486"> de chaîne de traction est utilisé pour acheminer </text:span><text:span text:style-name="T487">les câbles du boîtier électrique d</text:span><text:span text:style-name="T488">udit </text:span><text:span text:style-name="T487">appareil jusqu'au mouvement vertical et</text:span><text:span text:style-name="T489">/ou horizontal</text:span><text:span text:style-name="T487"> </text:span><text:span text:style-name="T490">et au bras robotique</text:span><text:span text:style-name="T487">.</text:span></text:p>
      <text:p text:style-name="P60"><text:span text:style-name="T518">Il est probable que l'appareil de la présente invention nécessite un système de</text:span><text:span text:style-name="T519"> sécurité </text:span><text:span text:style-name="T520">afin d'être suffisamment sécuritaire</text:span><text:span text:style-name="T518">. Selon une réalisation préférée, ledit appareil inclut un moyen </text:span><text:soft-page-break/><text:span text:style-name="T518">de détecter </text:span><text:span text:style-name="T521">la position</text:span><text:span text:style-name="T518"> </text:span><text:span text:style-name="T521">des </text:span><text:span text:style-name="T518">portes et</text:span><text:span text:style-name="T522"> un moyen d'</text:span><text:span text:style-name="T518">empêche</text:span><text:span text:style-name="T523">r</text:span><text:span text:style-name="T518"> </text:span><text:span text:style-name="T519">ledit appareil de fonctionner lorsque les portes sont ouvertes.</text:span><text:span text:style-name="T524"> Par exemple, </text:span><text:span text:style-name="T525">si les portes de l'armoire sont conçu</text:span><text:span text:style-name="T532">e</text:span><text:span text:style-name="T525">s de manière à ce qu'une seule porte puisse être ouverte en premier, </text:span><text:span text:style-name="T524">un aimant est inséré sur </text:span><text:span text:style-name="T525">cette porte</text:span><text:span text:style-name="T524"> </text:span><text:span text:style-name="T525">et</text:span><text:span text:style-name="T524"> un capteur magnétique est fixé à l'appareil.</text:span><text:span text:style-name="T525"> Lorsque la porte est fermé</text:span><text:span text:style-name="T526">e</text:span><text:span text:style-name="T525">, le capteur détecte l'aimant et l'appareil peut fonctionner. Lorsque la porte est ouverte, </text:span><text:span text:style-name="T527">le</text:span><text:span text:style-name="T525"> moyen d'empêcher ledit appareil de fonctionner </text:span><text:span text:style-name="T527">est enclenché. Ce moyen peut être un relais, un contacteur, un module de sécurité ou</text:span><text:span text:style-name="T528"> un</text:span><text:span text:style-name="T527"> autre</text:span><text:span text:style-name="T529"> système équivalent qui coupe l'alimentation </text:span><text:span text:style-name="T530">électrique </text:span><text:span text:style-name="T531">d'une partie ou de la totalité </text:span><text:span text:style-name="T529">de l'appareil.</text:span></text:p>
      <text:p text:style-name="P35"><text:span text:style-name="T392">Selon une autre réalisation préférée, ledit appareil inclut un moyen de verrouiller les </text:span><text:span text:style-name="T393">portes lorsque l'appareil est en fonction. Ce moyen peut être un solénoïde qui insère une tige dans la porte pour l'empêcher d'ouvrir mécaniquement. Ce moyen peut</text:span><text:span text:style-name="T395"> aussi</text:span><text:span text:style-name="T393"> être </text:span><text:span text:style-name="T394">n'importe quel</text:span><text:span text:style-name="T696">s</text:span><text:span text:style-name="T393"> des nombreux produits qui existe</text:span><text:span text:style-name="T695">nt</text:span><text:span text:style-name="T393"> déjà sur le marché qui servent à verrouiller des portes.</text:span><text:span text:style-name="T396"> Le système de verrouillage peut être désactivé automatiquement lorsque l’appareil n'est pas en fonction ou lorsque l'utilisateur demande la permission à l'ordinateur d'accéder à l'intérieur de l'appareil, soi</text:span><text:span text:style-name="T694">t</text:span><text:span text:style-name="T396"> par une commande informatique, soi</text:span><text:span text:style-name="T694">t</text:span><text:span text:style-name="T396"> par l'enclenchement d'un bouton.</text:span><text:span text:style-name="T421"> Un moyen de désactiv</text:span><text:span text:style-name="T697">er</text:span><text:span text:style-name="T421"> l'alimentation électrique d'une partie ou de la totalité de l'appareil</text:span><text:span text:style-name="T698">,</text:span><text:span text:style-name="T421"> comme énoncé précédemment</text:span><text:span text:style-name="T698">,</text:span><text:span text:style-name="T421"> serait aussi utilis</text:span><text:span text:style-name="T699">é</text:span><text:span text:style-name="T421"> dans ce cas</text:span><text:span text:style-name="T700">,</text:span><text:span text:style-name="T421"> pour éviter que l'appareil ne se mette en fonction lorsque les portes sont déjà ouvertes.</text:span></text:p>
      <text:p text:style-name="P41"><text:span text:style-name="T14">Le bras robotique</text:span><text:span text:style-name="T15"> pourrait aller chercher les contenants ou des outils </text:span><text:span text:style-name="T16">à des positions prédéterminés pour chaque objet mais</text:span><text:span text:style-name="T235">,</text:span><text:span text:style-name="T16"> idéalement</text:span><text:span text:style-name="T236">,</text:span><text:span text:style-name="T16"> </text:span><text:span text:style-name="T17">selon une réalisation préférée, </text:span><text:span text:style-name="T16">l</text:span><text:span text:style-name="T4">e</text:span><text:span text:style-name="T5">dit</text:span><text:span text:style-name="T4"> bras robotique</text:span><text:span text:style-name="T6"> (5)</text:span><text:span text:style-name="T4"> est muni </text:span><text:span text:style-name="T62">d'</text:span><text:span text:style-name="T4">une caméra</text:span><text:span text:style-name="T7"> ou un lecteur de code</text:span><text:span text:style-name="T4"> afin de détecter les contenants.</text:span><text:span text:style-name="T8"> Les contenants peuvent être muni d'une étiquette, un code</text:span><text:span text:style-name="T9"> (code barre, code magnétique</text:span><text:span text:style-name="T10">, etc</text:span><text:span text:style-name="T9">)</text:span><text:span text:style-name="T8"> ou autre système similaire afin de simplifier l'identification.</text:span></text:p>
      <text:p text:style-name="P64"><text:span text:style-name="T533">L'avantage d'utilisé un bras robotique</text:span><text:span text:style-name="T534">,</text:span><text:span text:style-name="T533"> contrairement à d'autres systèmes comme un système de convoyeurs</text:span><text:span text:style-name="T534">,</text:span><text:span text:style-name="T533"> est qu'un bras robotique peut effectuer une multitude de tâches.</text:span><text:span text:style-name="T498"> </text:span><text:span text:style-name="T535">La tâche principale dudit bras robotique </text:span><text:span text:style-name="T536">dans le modèle de base </text:span><text:span text:style-name="T535">est de </text:span><text:span text:style-name="T536">sortir</text:span><text:span text:style-name="T537">, peser</text:span><text:span text:style-name="T536"> et ranger les </text:span><text:span text:style-name="T538">contenants</text:span><text:span text:style-name="T536">.</text:span><text:span text:style-name="T539"> Toutefois, en incorporant des outils</text:span><text:span text:style-name="T540"> ou</text:span><text:span text:style-name="T541"> dispositifs</text:span><text:span text:style-name="T539"> </text:span><text:span text:style-name="T596">de cuisine </text:span><text:span text:style-name="T539">dans </text:span><text:span text:style-name="T542">l'</text:span><text:span text:style-name="T539">appareil de la présente invention, le bras robotique peut utiliser </text:span><text:span text:style-name="T543">c</text:span><text:span text:style-name="T539">es outils</text:span><text:span text:style-name="T544"> ou </text:span><text:span text:style-name="T555">dispositifs</text:span><text:span text:style-name="T539"> </text:span><text:span text:style-name="T597">de cuisine </text:span><text:span text:style-name="T539">dans le </text:span><text:soft-page-break/><text:span text:style-name="T539">but d'accomplir de</text:span><text:span text:style-name="T545">s</text:span><text:span text:style-name="T539"> tâches dans la cuisine</text:span><text:span text:style-name="T546"> comme couper</text:span><text:span text:style-name="T547">, tremper,</text:span><text:span text:style-name="T548"> chauffer,</text:span><text:span text:style-name="T549"> égoutter, </text:span><text:span text:style-name="T550">ouvrir des </text:span><text:span text:style-name="T551">boîtes de </text:span><text:span text:style-name="T550">conserve, </text:span><text:span text:style-name="T549">pétrir, revenir,</text:span><text:span text:style-name="T547"> </text:span><text:span text:style-name="T549">proportionner, </text:span><text:span text:style-name="T547">verser, </text:span><text:span text:style-name="T552">battre, </text:span><text:span text:style-name="T547">étuver,</text:span><text:span text:style-name="T546"> </text:span><text:span text:style-name="T552">nettoyer, </text:span><text:span text:style-name="T553">réfrigérer, </text:span><text:span text:style-name="T546">fouetter</text:span><text:span text:style-name="T547">, cuire</text:span><text:span text:style-name="T554"> et bien d'autres.</text:span></text:p>
      <text:p text:style-name="P64"><text:span text:style-name="T557">Les outils peuvent être rang</text:span><text:span text:style-name="T558">és</text:span><text:span text:style-name="T557"> sur des crochets ou dans des compartiments.</text:span><text:span text:style-name="T559"> </text:span><text:span text:style-name="T560">Les</text:span><text:span text:style-name="T561">dits</text:span><text:span text:style-name="T560"> </text:span><text:span text:style-name="T562">dispositifs</text:span><text:span text:style-name="T560"> </text:span><text:span text:style-name="T598">de cuisine </text:span><text:span text:style-name="T560">sont déposés sur des tablettes</text:span><text:span text:style-name="T563"> ou fixé</text:span><text:span text:style-name="T564">s</text:span><text:span text:style-name="T563"> à l'armoire directement</text:span><text:span text:style-name="T565">.</text:span></text:p>
      <text:p text:style-name="P36"><text:span text:style-name="T279">De nombreuses opérations en cuisine nécessite</text:span><text:span text:style-name="T492">nt</text:span><text:span text:style-name="T279"> l'utilisation de deux mains.</text:span><text:span text:style-name="T280"> </text:span><text:span text:style-name="T281">Par exemple, pour ouvrir un contenant, une main doit tenir le contenant et une autre main doit tenir le couvercle.</text:span></text:p>
      <text:p text:style-name="P37"><text:span text:style-name="T282">Ainsi, </text:span><text:span text:style-name="T283">selon</text:span><text:span text:style-name="T282"> une réalisation préférée, ledit appareil inclut </text:span><text:span text:style-name="T284">un étau automatisé</text:span><text:span text:style-name="T285"> qui</text:span><text:span text:style-name="T284"> est utilisé pour tenir des contenants ou des objets.</text:span></text:p>
      <text:p text:style-name="P40"><text:span text:style-name="T26">Selon une autre réalisation préférée, </text:span><text:span text:style-name="T27">ledit appareil inclut un bras robotique </text:span><text:span text:style-name="T65">secondaire </text:span><text:span text:style-name="T28">comme outil </text:span><text:span text:style-name="T27">afin d'assister </text:span><text:span text:style-name="T29">le bras robotique </text:span><text:span text:style-name="T30">principal</text:span><text:span text:style-name="T29"> </text:span><text:span text:style-name="T27">dans les tâches de cuisine.</text:span><text:span text:style-name="T31"> Le bras robotique</text:span><text:span text:style-name="T66"> secondaire</text:span><text:span text:style-name="T31"> est fix</text:span><text:span text:style-name="T63">é</text:span><text:span text:style-name="T31"> sur </text:span><text:span text:style-name="T64">une</text:span><text:span text:style-name="T31"> surface de travail contrairement au bras </text:span><text:span text:style-name="T32">principal</text:span><text:span text:style-name="T31"> qui peut se déplacer dans l'ensemble de l'appareil pour aller chercher des contenants </text:span><text:span text:style-name="T237">dans tous les recoins</text:span><text:span text:style-name="T31">.</text:span></text:p>
      <text:p text:style-name="P40"><text:span text:style-name="T211">Ledit appareil</text:span><text:span text:style-name="T212"> doit</text:span><text:span text:style-name="T213"> inclu</text:span><text:span text:style-name="T212">re</text:span><text:span text:style-name="T213"> </text:span><text:span text:style-name="T214">au minimum </text:span><text:span text:style-name="T213">un capteur</text:span><text:span text:style-name="T215"> de pesage</text:span><text:span text:style-name="T213"> </text:span><text:span text:style-name="T216">pour</text:span><text:span text:style-name="T213"> peser les ingrédients. Selon une réalisation préférée, </text:span><text:span text:style-name="T217">un</text:span><text:span text:style-name="T213"> capteur se retrouve </text:span><text:span text:style-name="T217">dans</text:span><text:span text:style-name="T213"> une balance. Le bras robotique dépose </text:span><text:span text:style-name="T218">un</text:span><text:span text:style-name="T213"> contenant</text:span><text:span text:style-name="T219"> ou autre objet</text:span><text:span text:style-name="T213"> sur la balance pour déterminer </text:span><text:span text:style-name="T218">son</text:span><text:span text:style-name="T213"> poids.</text:span></text:p>
      <text:p text:style-name="P37"><text:span text:style-name="T286">Selon une autre réalisation préférée, </text:span><text:span text:style-name="T441">un</text:span><text:span text:style-name="T286"> capteur se retrouve directement sur le bras robotique</text:span><text:span text:style-name="T442"> </text:span><text:span text:style-name="T443">principal</text:span><text:span text:style-name="T286">. Le bras robotique connaît alors rapidement le poids de ce qu'il porte.</text:span></text:p>
      <text:p text:style-name="P37"><text:span text:style-name="T286">Selon une autre réalisation préférée, </text:span><text:span text:style-name="T444">un</text:span><text:span text:style-name="T286"> capteur se retrouve sur</text:span><text:span text:style-name="T445"> l'étau ou</text:span><text:span text:style-name="T286"> </text:span><text:span text:style-name="T446">la main </text:span><text:span text:style-name="T447">du bras robotique </text:span><text:span text:style-name="T448">secondaire</text:span><text:span text:style-name="T286">.</text:span><text:span text:style-name="T446"> Cela permet de mesurer le poid</text:span><text:span text:style-name="T449">s des ingrédients</text:span><text:span text:style-name="T446"> extrai</text:span><text:span text:style-name="T702">t</text:span><text:span text:style-name="T701">s</text:span><text:span text:style-name="T446"> des </text:span><text:span text:style-name="T449">contenants</text:span><text:span text:style-name="T446"> puisque l</text:span><text:span text:style-name="T450">'étau ou l</text:span><text:span text:style-name="T446">a main </text:span><text:span text:style-name="T451">du bras robotique </text:span><text:span text:style-name="T452">secondaire</text:span><text:span text:style-name="T446"> maintient le </text:span><text:span text:style-name="T449">contenant</text:span><text:span text:style-name="T446"> en place lors de l'extraction.</text:span></text:p>
      <text:p text:style-name="P37"><text:soft-page-break/><text:span text:style-name="T287">L</text:span><text:span text:style-name="T429">'</text:span><text:span text:style-name="T287">appareil </text:span><text:span text:style-name="T428">de la présente invention </text:span><text:span text:style-name="T287">possède un </text:span><text:span text:style-name="T288">ordinateur </text:span><text:span text:style-name="T287">pour contrôler</text:span><text:span text:style-name="T430"> le bras robotique et pouvoir communiquer avec l'utilisateur</text:span><text:span text:style-name="T287">. Ledit ordinateur </text:span><text:span text:style-name="T289">est aussi un serveur auquel un ou des clients peuvent se connecter pour</text:span><text:span text:style-name="T288"> communiquer </text:span><text:span text:style-name="T289">avec </text:span><text:span text:style-name="T288">l'appareil</text:span><text:span text:style-name="T287"> à travers un réseau.</text:span></text:p>
      <text:p text:style-name="P38">Selon une réalisation préférée, un écran tactile<text:span text:style-name="T459"> ou un </text:span><text:span text:style-name="T465">simple </text:span><text:span text:style-name="T459">écran</text:span> est intégré dans l'appareil afin de pouvoir communiquer directement avec ledit ordinateur sans passer par l'intermédiaire d'un autre ordinateur.<text:span text:style-name="T432"> </text:span><text:span text:style-name="T460">Avec un écran tactile, l</text:span><text:span text:style-name="T433">'utilisateur peut utiliser des applications facilement.</text:span></text:p>
      <text:p text:style-name="P37"><text:span text:style-name="T290">De nombreuses recettes et de nombreuses transformations d'aliments requi</text:span><text:span text:style-name="T291">èr</text:span><text:span text:style-name="T290">e</text:span><text:span text:style-name="T291">nt</text:span><text:span text:style-name="T290"> </text:span><text:span text:style-name="T291">de l'eau potable et</text:span><text:span text:style-name="T292">/ou</text:span><text:span text:style-name="T291"> rejettent des eaux usées.</text:span></text:p>
      <text:p text:style-name="P61"><text:span text:style-name="T625">Selon une réalisation préférée, ledit </text:span><text:span text:style-name="T626">appareil inclu</text:span><text:span text:style-name="T627">t</text:span><text:span text:style-name="T626"> un</text:span><text:span text:style-name="T628"> évier.</text:span><text:span text:style-name="T629"> L'</text:span><text:span text:style-name="T626">eau</text:span><text:span text:style-name="T653"> </text:span><text:span text:style-name="T654">fraîche</text:span><text:span text:style-name="T630"> </text:span><text:span text:style-name="T629">est acheminé</text:span><text:span text:style-name="T631">e</text:span><text:span text:style-name="T629"> </text:span><text:span text:style-name="T632">comme </text:span><text:span text:style-name="T629">normalement</text:span><text:span text:style-name="T633"> </text:span><text:span text:style-name="T634">par la pression du système de plomberie à travers une valve</text:span><text:span text:style-name="T635"> contrôlé</text:span><text:span text:style-name="T636">e</text:span><text:span text:style-name="T635"> par un électro-aimant ou un autre type de valve</text:span><text:span text:style-name="T637">.</text:span><text:span text:style-name="T629"> </text:span><text:span text:style-name="T638">D'autre part,</text:span><text:span text:style-name="T629"> </text:span><text:span text:style-name="T652">l'eau de drainage</text:span><text:span text:style-name="T637"> peut être évacué</text:span><text:span text:style-name="T639">e</text:span><text:span text:style-name="T637"> par gravité </text:span><text:span text:style-name="T640">ou</text:span><text:span text:style-name="T634"> </text:span><text:span text:style-name="T641">à travers </text:span><text:span text:style-name="T634">une pompe. </text:span><text:span text:style-name="T642">Le</text:span><text:span text:style-name="T630"> </text:span><text:span text:style-name="T643">bassin</text:span><text:span text:style-name="T630"> </text:span><text:span text:style-name="T644">recueill</text:span><text:span text:style-name="T642">ant</text:span><text:span text:style-name="T644"> </text:span><text:span text:style-name="T645">temporairement</text:span><text:span text:style-name="T630"> l'eau usée</text:span><text:span text:style-name="T642"> possède une légère </text:span><text:span text:style-name="T646">inclinaison </text:span><text:span text:style-name="T642">vers le drain dans le but d'éviter de garder de l'eau stagnante dans le fond du bassin.</text:span><text:span text:style-name="T647"> Le</text:span><text:span text:style-name="T648">dit</text:span><text:span text:style-name="T647"> bassin est recouvert d'une plaque perforée </text:span><text:span text:style-name="T649">pour offrir une surface de travail supplémentaire et permettre à l'utilisateur de déposer des contenants sur cette surface. </text:span><text:span text:style-name="T647">Le bassin possède un rebord</text:span><text:span text:style-name="T650"> plus élevé que la plaque perforée</text:span><text:span text:style-name="T647"> dans le but d'éviter </text:span><text:span text:style-name="T650">que de l'eau ne ruisselle sur la plaque</text:span><text:span text:style-name="T651"> jusqu'</text:span><text:span text:style-name="T650">à l'extérieur de l'évier.</text:span></text:p>
      <text:p text:style-name="P32">Dans les dessins qui illustrent l'invention, </text:p>
      <text:p text:style-name="P40"><text:span text:style-name="T2">la FIGURE 1 est une vue </text:span><text:span text:style-name="T185">de face </text:span><text:span text:style-name="T186">d'une réalisation préfér</text:span><text:span text:style-name="T187">ée</text:span><text:span text:style-name="T186"> </text:span><text:span text:style-name="T185">de l'appareil</text:span><text:span text:style-name="T188">, </text:span><text:span text:style-name="T185">les portes fermées</text:span><text:span text:style-name="T2">, </text:span><text:span text:style-name="T222">comportant </text:span><text:span text:style-name="T189">un écran tactile (2),</text:span></text:p>
      <text:p text:style-name="P67"><text:span text:style-name="T566">la FIGURE </text:span><text:span text:style-name="T567">2</text:span><text:span text:style-name="T566"> est une </text:span><text:span text:style-name="T568">vue</text:span><text:span text:style-name="T569"> </text:span><text:span text:style-name="T570">d'une réalisation </text:span><text:span text:style-name="T571">préférée</text:span><text:span text:style-name="T570"> </text:span><text:span text:style-name="T569">de l'appareil</text:span><text:span text:style-name="T572">,</text:span><text:span text:style-name="T573"> les portes ouvertes, </text:span><text:span text:style-name="T574">comportant</text:span><text:span text:style-name="T575"> comme </text:span><text:span text:style-name="T576">exemple</text:span><text:span text:style-name="T573"> </text:span><text:span text:style-name="T577">certains</text:span><text:span text:style-name="T573"> outils</text:span><text:span text:style-name="T578"> et </text:span><text:span text:style-name="T579">dispositifs</text:span><text:span text:style-name="T580"> </text:span><text:span text:style-name="T599">de cuisine </text:span><text:span text:style-name="T580">tel</text:span><text:span text:style-name="T581">s</text:span><text:span text:style-name="T580"> qu'</text:span><text:span text:style-name="T582">u</text:span><text:span text:style-name="T583">n</text:span><text:span text:style-name="T573"> four (6), </text:span><text:span text:style-name="T583">un </text:span><text:span text:style-name="T584">bras mélangeur (7) et </text:span><text:span text:style-name="T583">une </text:span><text:span text:style-name="T573">spatule (</text:span><text:span text:style-name="T584">8</text:span><text:span text:style-name="T573">)</text:span><text:span text:style-name="T585"> et</text:span></text:p>
      <text:p text:style-name="P66"><text:span text:style-name="T619">la FIGURE 3 </text:span><text:span text:style-name="T566">est une </text:span><text:span text:style-name="T568">vue </text:span><text:span text:style-name="T569">de face </text:span><text:span text:style-name="T570">d'une </text:span><text:span text:style-name="T620">autre </text:span><text:span text:style-name="T570">réalisation </text:span><text:span text:style-name="T621">préférée</text:span><text:span text:style-name="T570"> </text:span><text:span text:style-name="T569">de l'appareil</text:span><text:span text:style-name="T619">, les portes ouvertes, comportant un évier (</text:span><text:span text:style-name="T622">20</text:span><text:span text:style-name="T619">)</text:span><text:span text:style-name="T623">, un four (6), et un lave vaisselle (</text:span><text:span text:style-name="T624">17</text:span><text:span text:style-name="T623">)</text:span><text:span text:style-name="T624">.</text:span></text:p>
      <text:h text:style-name="P69" text:outline-level="2">Un exemple de réalisation préfér<text:span text:style-name="T494">ée</text:span></text:h>
      <text:p text:style-name="P39">En se référant aux dessins,<text:span text:style-name="T453"> on verra que l'appareil est constitué d'une armoire de cuisine (1)</text:span><text:span text:style-name="T454">, un </text:span><text:span text:style-name="T455">boîtier électrique (21) comportant un </text:span><text:span text:style-name="T454">ordinateur (</text:span><text:span text:style-name="T455">non illustré</text:span><text:span text:style-name="T454">)</text:span><text:span text:style-name="T456">, de nombreux contenants (3)</text:span><text:span text:style-name="T457"> et un bras robotique (5).</text:span><text:span text:style-name="T458"> Un écran tactile</text:span><text:span text:style-name="T462"> (2)</text:span><text:span text:style-name="T458"> </text:span><text:span text:style-name="T461">est intégré dans une des portes de l'armoire de cuisine (1).</text:span></text:p>
      <text:p text:style-name="P42"><text:span text:style-name="T91">En se référant encore aux dessins plus particulièrement à la figure </text:span><text:span text:style-name="T92">2</text:span><text:span text:style-name="T93">, on verra que l'appareil comporte des outils</text:span><text:span text:style-name="T97"> sur les côtés de l'appareil</text:span><text:span text:style-name="T94">: </text:span><text:span text:style-name="T95">un bras mélangeur (7)</text:span><text:span text:style-name="T98"> et</text:span><text:span text:style-name="T96"> une spatule (8)</text:span><text:span text:style-name="T98">.</text:span><text:span text:style-name="T99"> Ces outils sont suspendus sur des crochets</text:span><text:span text:style-name="T102"> (non illustré</text:span><text:span text:style-name="T245">s</text:span><text:span text:style-name="T102">)</text:span><text:span text:style-name="T99"> fixé</text:span><text:span text:style-name="T101">s</text:span><text:span text:style-name="T99"> aux parois latérale</text:span><text:span text:style-name="T100">s</text:span><text:span text:style-name="T101">.</text:span></text:p>
      <text:p text:style-name="P43"><text:span text:style-name="T91">En se référant encore aux dessins plus particulièrement à la figure </text:span><text:span text:style-name="T104">3</text:span><text:span text:style-name="T93">, </text:span><text:span text:style-name="T103">o</text:span><text:span text:style-name="T108">n verra que l'appareil comporte d</text:span><text:span text:style-name="T243">es dispositifs</text:span><text:span text:style-name="T244"> de cuisine</text:span><text:span text:style-name="T110">: </text:span><text:span text:style-name="T106">un</text:span><text:span text:style-name="T107"> </text:span><text:span text:style-name="T147">mini</text:span><text:span text:style-name="T106"> four (6) et un </text:span><text:span text:style-name="T148">mini</text:span><text:span text:style-name="T106"> </text:span><text:span text:style-name="T112">lave-vaisselle</text:span><text:span text:style-name="T106"> (</text:span><text:span text:style-name="T109">17)</text:span><text:span text:style-name="T111"> qui sont déposé</text:span><text:span text:style-name="T238">s</text:span><text:span text:style-name="T111"> sur une des tablettes de l'armoire de cuisine (1).</text:span><text:span text:style-name="T183"> Sur la même tablette repose le boîtier électrique (</text:span><text:span text:style-name="T184">21</text:span><text:span text:style-name="T183">).</text:span></text:p>
      <text:p text:style-name="P48"><text:span text:style-name="T67">O</text:span><text:span text:style-name="T122">n verra aussi </text:span><text:span text:style-name="T123">que le bras robotique (5) est rattaché </text:span><text:span text:style-name="T124">au support transversal (</text:span><text:span text:style-name="T125">9</text:span><text:span text:style-name="T124">)</text:span><text:span text:style-name="T126"> à travers un chariot (non illustré) qui se déplace </text:span><text:span text:style-name="T127">latéralement sur ledit support transversal (9).</text:span><text:span text:style-name="T128"> Ce dernier est lui-même rattaché au moyen de déplacement vertical</text:span><text:span text:style-name="T129"> (22)</text:span><text:span text:style-name="T128">.</text:span><text:span text:style-name="T130"> </text:span><text:span text:style-name="T134">À l'intérieur de la partie supérieur</text:span><text:span text:style-name="T226">e</text:span><text:span text:style-name="T134"> de l'armoire (23), le</text:span><text:span text:style-name="T113"> moteur </text:span><text:span text:style-name="T131">dudit moyen de déplacement vertical</text:span><text:span text:style-name="T138"> (22)</text:span><text:span text:style-name="T114"> entraîne un arbre soutenu par des paliers</text:span><text:span text:style-name="T115">. Le</text:span><text:span text:style-name="T135">dit</text:span><text:span text:style-name="T115"> moteur entraîne l'arbre</text:span><text:span text:style-name="T116"> à travers</text:span><text:span text:style-name="T114"> </text:span><text:span text:style-name="T117">u</text:span><text:span text:style-name="T116">n réducteur de vitesse irréversible </text:span><text:span text:style-name="T118">dans le but d'éviter d'immobiliser la charge lorsque le moteur n'est pas en fonction</text:span><text:span text:style-name="T133"> </text:span><text:span text:style-name="T132">(non illustré)</text:span><text:span text:style-name="T118">.</text:span><text:span text:style-name="T119"> </text:span><text:span text:style-name="T139">U</text:span><text:span text:style-name="T119">ne poulie est fixé</text:span><text:span text:style-name="T227">e</text:span><text:span text:style-name="T119"> à l'arbre de chaque côté</text:span><text:span text:style-name="T120"> et entraîne </text:span><text:span text:style-name="T140">deux</text:span><text:span text:style-name="T120"> câble</text:span><text:span text:style-name="T140">s</text:span><text:span text:style-name="T120"> d'acier qui </text:span><text:span text:style-name="T141">sont</text:span><text:span text:style-name="T120"> fixé</text:span><text:span text:style-name="T141">s</text:span><text:span text:style-name="T120"> au support transversal</text:span><text:span text:style-name="T142"> (9)</text:span><text:span text:style-name="T120">. </text:span><text:span text:style-name="T239">D</text:span><text:span text:style-name="T121">es rails sont fixés de chaque côté </text:span><text:span text:style-name="T136">du moyen de déplacement vertical </text:span><text:span text:style-name="T137">(22)</text:span><text:span text:style-name="T240"> afin </text:span><text:span text:style-name="T241">de guider </text:span><text:span text:style-name="T240">l</text:span><text:span text:style-name="T121">es roulettes attaché</text:span><text:span text:style-name="T228">e</text:span><text:span text:style-name="T121">s au support transversal</text:span><text:span text:style-name="T143"> (9)</text:span><text:span text:style-name="T121">.</text:span></text:p>
      <text:p text:style-name="P53"><text:span text:style-name="T121">D</text:span><text:span text:style-name="T2">es portes-câbles</text:span><text:span text:style-name="T145"> (non illustrés)</text:span><text:span text:style-name="T2"> sont utilisé</text:span><text:span text:style-name="T146">s</text:span><text:span text:style-name="T2"> dans le support transversal (9) et dans le moyen de déplacement vertical (22) pour acheminer des câbles électrique</text:span><text:span text:style-name="T242">s</text:span><text:span text:style-name="T2"> du boîtier électrique (21) jusqu'au mouvement horizontal et au bras robotique (5)</text:span><text:span text:style-name="T144">.</text:span></text:p>
      <text:p text:style-name="P44"><text:span text:style-name="T155">E</text:span><text:span text:style-name="T91">n se référant </text:span><text:span text:style-name="T155">encore </text:span><text:span text:style-name="T91">aux dessins</text:span><text:span text:style-name="T149">, </text:span><text:span text:style-name="T150">o</text:span><text:span text:style-name="T156">n verra qu</text:span><text:span text:style-name="T151">'une pince (</text:span><text:span text:style-name="T152">10</text:span><text:span text:style-name="T151">)</text:span><text:span text:style-name="T153"> est rattaché</text:span><text:span text:style-name="T229">e</text:span><text:span text:style-name="T153"> à l'extrémité </text:span><text:span text:style-name="T154">du bras robotique (5) et une </text:span><text:span text:style-name="T157">caméra </text:span><text:span text:style-name="T158">(13) </text:span><text:span text:style-name="T157">est fixé</text:span><text:span text:style-name="T230">e</text:span><text:span text:style-name="T157"> à proximité de l'extrémité du bras robotique.</text:span></text:p>
      <text:p text:style-name="P45"><text:soft-page-break/><text:span text:style-name="T157">O</text:span><text:span text:style-name="T165">n verra aussi qu'un</text:span><text:span text:style-name="T161"> évier</text:span><text:span text:style-name="T168"> (20)</text:span><text:span text:style-name="T161"> est installé au</text:span><text:span text:style-name="T231">-</text:span><text:span text:style-name="T161">dessus </text:span><text:span text:style-name="T164">du mini four</text:span><text:span text:style-name="T162"> </text:span><text:span text:style-name="T163">(6)</text:span><text:span text:style-name="T164"> et du mini lave-vai</text:span><text:span text:style-name="T166">s</text:span><text:span text:style-name="T164">selle (17). </text:span><text:span text:style-name="T167">L'évier</text:span><text:span text:style-name="T169"> (20)</text:span><text:span text:style-name="T167"> est composé </text:span><text:span text:style-name="T169">d'un bassin (19)</text:span><text:span text:style-name="T175">, </text:span><text:span text:style-name="T170">un robinet (15)</text:span><text:span text:style-name="T176"> et possède un rebord (</text:span><text:span text:style-name="T177">18</text:span><text:span text:style-name="T176">)</text:span><text:span text:style-name="T171">.</text:span><text:span text:style-name="T172"> Une plaque perforée (16)</text:span><text:span text:style-name="T173"> est apposé</text:span><text:span text:style-name="T246">e</text:span><text:span text:style-name="T173"> sur le bassin (19)</text:span><text:span text:style-name="T174">.</text:span></text:p>
      <text:p text:style-name="P54"><text:span text:style-name="T178">Enfin, on</text:span><text:span text:style-name="T2"> verra qu'un étau</text:span><text:span text:style-name="T159"> automatisé</text:span><text:span text:style-name="T2"> (</text:span><text:span text:style-name="T160">11</text:span><text:span text:style-name="T2">)</text:span><text:span text:style-name="T160"> est installé </text:span><text:span text:style-name="T181">sur un capteur de pesage (</text:span><text:span text:style-name="T182">12</text:span><text:span text:style-name="T181">)</text:span><text:span text:style-name="T182"> qui lui-même est installé</text:span><text:span text:style-name="T181"> </text:span><text:span text:style-name="T160">sur </text:span><text:span text:style-name="T179">la plaque perforée</text:span><text:span text:style-name="T180"> (16).</text:span></text:p>
      <text:p text:style-name="P27"/>
      <text:p text:style-name="P29"/>
      <text:p text:style-name="P30"/>
      <text:p text:style-name="P28"/>
      <text:p text:style-name="P62">Les réalisations de l’invention, au sujet desquelles un droit exclusif de propriété ou de privilège est revendiqué, sont définies comme suit<text:span text:style-name="T293"> : </text:span></text:p>
      <text:p text:style-name="P63"/>
      <text:p text:style-name="P6"><text:span text:style-name="T655">1) U</text:span><text:span text:style-name="T656">n appareil</text:span><text:span text:style-name="T657"> </text:span><text:span text:style-name="T658">de stockage d'aliments </text:span><text:span text:style-name="T655">constitué d'une armoire de cuisine ou autre structure de même nature,</text:span><text:span text:style-name="T657"> un bras robotique</text:span><text:span text:style-name="T655">, un ordinateur et des contenants</text:span><text:span text:style-name="T659">, lequel bras robotique</text:span><text:span text:style-name="T660"> est </text:span><text:span text:style-name="T661">doté</text:span><text:span text:style-name="T660"> d'un</text:span><text:span text:style-name="T662"> </text:span><text:span text:style-name="T663">moyen de déplacement et d'un </text:span><text:span text:style-name="T662">moyen de préhension</text:span><text:span text:style-name="T659"> </text:span><text:span text:style-name="T664">pour</text:span><text:span text:style-name="T659"> manipuler </text:span><text:span text:style-name="T665">lesdits</text:span><text:span text:style-name="T659"> contenants, lequel ordinateur interagit avec l'utilisateur et contrôle le</text:span><text:span text:style-name="T666">dit</text:span><text:span text:style-name="T659"> bras robotique</text:span><text:span text:style-name="T666">, </text:span><text:span text:style-name="T659">le</text:span><text:span text:style-name="T666">s</text:span><text:span text:style-name="T659">quel</text:span><text:span text:style-name="T666">s</text:span><text:span text:style-name="T659"> </text:span><text:span text:style-name="T667">contenants </text:span><text:span text:style-name="T668">servent à</text:span><text:span text:style-name="T659"> stock</text:span><text:span text:style-name="T668">er</text:span><text:span text:style-name="T659"> des aliments</text:span><text:span text:style-name="T669">.</text:span></text:p>
      <text:p text:style-name="P7"/>
      <text:p text:style-name="P46"><text:span text:style-name="T333">2</text:span><text:span text:style-name="T301">) Un appareil selon la revendication</text:span><text:span text:style-name="T334"> 1,</text:span><text:span text:style-name="T301"> </text:span><text:span text:style-name="T309">caractérisé en ce que l</text:span><text:span text:style-name="T310">edit </text:span><text:span text:style-name="T311">appareil</text:span><text:span text:style-name="T310"> de la présente invention</text:span><text:span text:style-name="T309"> </text:span><text:span text:style-name="T335">comporte</text:span><text:span text:style-name="T311"> </text:span><text:span text:style-name="T301">un </text:span><text:span text:style-name="T312">moyen de peser les ingrédients</text:span><text:span text:style-name="T316">.</text:span></text:p>
      <text:p text:style-name="P7"/>
      <text:p text:style-name="P49"><text:span text:style-name="T342">3</text:span><text:span text:style-name="T299">)</text:span><text:span text:style-name="T300"> <text:s/></text:span><text:span text:style-name="T301">Un appareil selon la revendication </text:span><text:span text:style-name="T343">2</text:span><text:span text:style-name="T302">, </text:span><text:span text:style-name="T309">caractérisé en ce que </text:span><text:span text:style-name="T313">le moyen de peser les ingrédients est constitué d'une balance</text:span><text:span text:style-name="T314"> possédant un moyen de communication avec ledit ordinateur et</text:span><text:span text:style-name="T313"> sur laquelle ledit bras robotique dépose </text:span><text:span text:style-name="T314">lesdits contenants.</text:span></text:p>
      <text:p text:style-name="P55"/>
      <text:p text:style-name="P49"><text:span text:style-name="T342">4</text:span><text:span text:style-name="T299">)</text:span><text:span text:style-name="T300"> <text:s/></text:span><text:span text:style-name="T301">Un appareil se</text:span><text:span text:style-name="T254">lon la revendication </text:span><text:span text:style-name="T263">2</text:span><text:span text:style-name="T255">, </text:span><text:span text:style-name="T256">caractérisé en ce que </text:span><text:span text:style-name="T257">le moyen de peser les ingrédients est constitué d'u</text:span><text:span text:style-name="T255">n capteur</text:span><text:span text:style-name="T258"> de pesage</text:span><text:span text:style-name="T255"> </text:span><text:span text:style-name="T259">installé</text:span><text:span text:style-name="T260"> directement sur le bras robotique </text:span><text:span text:style-name="T261">principal</text:span><text:span text:style-name="T262">.</text:span></text:p>
      <text:p text:style-name="P56"/>
      <text:p text:style-name="P47"><text:span text:style-name="T342">5</text:span><text:span text:style-name="T299">)</text:span><text:span text:style-name="T300"> <text:s/></text:span><text:span text:style-name="T301">Un appareil selon la revendication </text:span><text:span text:style-name="T343">2</text:span><text:span text:style-name="T302">, </text:span><text:span text:style-name="T309">caractérisé en ce que </text:span><text:span text:style-name="T313">le moyen de peser les ingrédients est constitué d'u</text:span><text:span text:style-name="T302">n capteur</text:span><text:span text:style-name="T315"> de pesage</text:span><text:span text:style-name="T302"> </text:span><text:span text:style-name="T317">installé</text:span><text:span text:style-name="T303"> sur </text:span><text:span text:style-name="T332">un</text:span><text:span text:style-name="T319"> </text:span><text:span text:style-name="T318">étau ou sur </text:span><text:span text:style-name="T332">un</text:span><text:span text:style-name="T318"> bras robotique secondaire</text:span><text:span text:style-name="T303">.</text:span></text:p>
      <text:p text:style-name="P57"/>
      <text:p text:style-name="P19"><text:span text:style-name="T468">6</text:span>)<text:span text:style-name="T294"> Un appareil</text:span><text:span text:style-name="T322"> </text:span><text:span text:style-name="T355">selon </text:span><text:span text:style-name="T356">l'une quelconque des revendications</text:span><text:span text:style-name="T367"> 1 à 5</text:span><text:span text:style-name="T294">, </text:span><text:span text:style-name="T377">caractérisé en ce que </text:span><text:span text:style-name="T295">le bras robotique possède </text:span><text:span text:style-name="T378">un moyen d'identifier les</text:span><text:span text:style-name="T382">dits</text:span><text:span text:style-name="T378"> contenants </text:span><text:span text:style-name="T467">et/</text:span><text:span text:style-name="T378">ou des outils</text:span><text:span text:style-name="T379">.</text:span></text:p>
      <text:p text:style-name="P20"/>
      <text:p text:style-name="P8"><text:soft-page-break/><text:span text:style-name="T469">7</text:span><text:span text:style-name="T379">) Un appareil selon la revendication </text:span><text:span text:style-name="T472">6</text:span><text:span text:style-name="T379">, caractérisé en ce que le moyen </text:span><text:span text:style-name="T380">d'identification des contenants ou des outils </text:span><text:span text:style-name="T381">comporte une caméra intégré</text:span><text:span text:style-name="T493">e</text:span><text:span text:style-name="T381"> à la main dudit bras robotique</text:span><text:span text:style-name="T383"> permettant d'identifier visuellement lesdits contenants </text:span><text:span text:style-name="T470">et/</text:span><text:span text:style-name="T383">ou des outils </text:span><text:span text:style-name="T471">en lisant des étiquettes,</text:span><text:span text:style-name="T383"> des codes</text:span><text:span text:style-name="T384">-barres ou </text:span><text:span text:style-name="T398">d'</text:span><text:span text:style-name="T384">autres identifiants de même nature</text:span><text:span text:style-name="T383">.</text:span></text:p>
      <text:p text:style-name="P22"/>
      <text:p text:style-name="P22"><text:span text:style-name="T347">8</text:span><text:span text:style-name="T303">) Un appareil selon la revendication </text:span><text:span text:style-name="T347">6</text:span><text:span text:style-name="T303">, caractérisé en ce que le moyen </text:span><text:span text:style-name="T344">d'identification des contenants </text:span><text:span text:style-name="T348">et/</text:span><text:span text:style-name="T344">ou des outils </text:span><text:span text:style-name="T345">comporte un</text:span><text:span text:style-name="T346"> lecteur de code</text:span><text:span text:style-name="T345"> intégré à la main dudit bras robotique</text:span><text:span text:style-name="T346"> permettant de lire les codes apposés sur lesdits contenants </text:span><text:span text:style-name="T349">et/</text:span><text:span text:style-name="T346">ou des outils.</text:span></text:p>
      <text:p text:style-name="P9"/>
      <text:p text:style-name="P10"><text:span text:style-name="T473">9</text:span><text:span text:style-name="T401">) </text:span><text:span text:style-name="T397">Un appareil </text:span><text:span text:style-name="T355">selon </text:span><text:span text:style-name="T356">l'une quelconque des revendications</text:span><text:span text:style-name="T367"> 1 à </text:span><text:span text:style-name="T368">8</text:span><text:span text:style-name="T397">, </text:span><text:span text:style-name="T413">c</text:span><text:span text:style-name="T377">aractérisé en ce que </text:span><text:span text:style-name="T402">le moyen </text:span><text:span text:style-name="T404">de déplacement comporte un</text:span><text:span text:style-name="T403"> moyen d'effectuer un mouvement vertical</text:span><text:span text:style-name="T404"> composé d'un moteur, un moyen d'entraînement</text:span><text:span text:style-name="T474"> et</text:span><text:span text:style-name="T404"> un moyen de contrôle de position</text:span><text:span text:style-name="T431">.</text:span></text:p>
      <text:p text:style-name="P11"/>
      <text:p text:style-name="P12"><text:span text:style-name="T475">10</text:span><text:span text:style-name="T406">) </text:span><text:span text:style-name="T397">Un appareil selon la revendication </text:span><text:span text:style-name="T209">9</text:span><text:span text:style-name="T397">, </text:span><text:span text:style-name="T377">caractérisé en ce que </text:span><text:span text:style-name="T402">le moyen </text:span><text:span text:style-name="T407">d'entraînement du moyen d'effectuer un mouvement vertical est composé d'un câble, d'une chaîne ou d'une vis-sans-fin</text:span><text:span text:style-name="T410">.</text:span></text:p>
      <text:p text:style-name="P12"/>
      <text:p text:style-name="P12"><text:span text:style-name="T475">11</text:span><text:span text:style-name="T407">)</text:span><text:span text:style-name="T406"> </text:span><text:span text:style-name="T397">Un appareil selon la revendication </text:span><text:span text:style-name="T209">9</text:span><text:span text:style-name="T397">, </text:span><text:span text:style-name="T377">caractérisé en ce que </text:span><text:span text:style-name="T402">le moyen de </text:span><text:span text:style-name="T407">contrôle de position du moyen d'effectuer un mouvement vertical est composé </text:span><text:span text:style-name="T411">de</text:span><text:span text:style-name="T409"> rails et </text:span><text:span text:style-name="T407">d</text:span><text:span text:style-name="T408">e roues</text:span><text:span text:style-name="T409">, </text:span><text:span text:style-name="T408">roulements </text:span><text:span text:style-name="T409">linéaires ou coussinets</text:span><text:span text:style-name="T412">.</text:span></text:p>
      <text:p text:style-name="P12"/>
      <text:p text:style-name="P13"><text:span text:style-name="T476">12</text:span><text:span text:style-name="T401">) </text:span><text:span text:style-name="T397">Un appareil </text:span><text:span text:style-name="T355">selon </text:span><text:span text:style-name="T356">l'une quelconque des revendications</text:span><text:span text:style-name="T367"> 1 à </text:span><text:span text:style-name="T369">11</text:span><text:span text:style-name="T397">, </text:span><text:span text:style-name="T377">caractérisé en ce que </text:span><text:span text:style-name="T402">le moyen de déplacement du</text:span><text:span text:style-name="T403">dit bras robotique comporte un support transversal</text:span><text:span text:style-name="T405"> et</text:span><text:span text:style-name="T403"> un chariot</text:span><text:span text:style-name="T405">, lequel chariot se déplace latéralement sur ledit support transversal.</text:span></text:p>
      <text:p text:style-name="P11"/>
      <text:p text:style-name="P14"><text:span text:style-name="T477">13</text:span><text:span text:style-name="T413">) </text:span><text:span text:style-name="T397">Un appareil </text:span><text:span text:style-name="T355">selon </text:span><text:span text:style-name="T356">l'une quelconque des revendications</text:span><text:span text:style-name="T367"> 1 à </text:span><text:span text:style-name="T369">1</text:span><text:span text:style-name="T370">2</text:span><text:span text:style-name="T397">,</text:span><text:span text:style-name="T414"> </text:span><text:span text:style-name="T413">c</text:span><text:span text:style-name="T377">aractérisé en ce que</text:span><text:span text:style-name="T415"> ledit appareil de la présente invention comporte un système de sécurité</text:span><text:span text:style-name="T416"> pour </text:span><text:span text:style-name="T418">empêcher</text:span><text:span text:style-name="T416"> </text:span><text:span text:style-name="T417">une partie ou la totalité de l'appareil </text:span><text:span text:style-name="T418">de fonctionner lorsqu'au moins une porte est </text:span><text:span text:style-name="T419">ouverte.</text:span></text:p>
      <text:p text:style-name="P15"/>
      <text:p text:style-name="P16"><text:soft-page-break/><text:span text:style-name="T478">14</text:span><text:span text:style-name="T413">) </text:span><text:span text:style-name="T397">Un appareil selon la revendication</text:span><text:span text:style-name="T479"> 13</text:span><text:span text:style-name="T397">,</text:span><text:span text:style-name="T414"> </text:span><text:span text:style-name="T413">c</text:span><text:span text:style-name="T377">aractérisé en ce que</text:span><text:span text:style-name="T415"> ledit système de sécurité</text:span><text:span text:style-name="T416"> </text:span><text:span text:style-name="T480">comporte un moyen de </text:span><text:span text:style-name="T420">verrouiller les portes lorsque l'appareil est en fonction</text:span><text:span text:style-name="T481">.</text:span></text:p>
      <text:p text:style-name="P21"/>
      <text:p text:style-name="P73"><text:span text:style-name="T670">1</text:span><text:span text:style-name="T671">5</text:span><text:span text:style-name="T672">) </text:span><text:span text:style-name="T673">Un appareil </text:span><text:span text:style-name="T683">selon </text:span><text:span text:style-name="T684">l'une quelconque des revendications</text:span><text:span text:style-name="T685"> 1 à 14, </text:span><text:span text:style-name="T674">caractérisé en ce que l</text:span><text:span text:style-name="T675">edit </text:span><text:span text:style-name="T676">appareil</text:span><text:span text:style-name="T675"> de la présente invention</text:span><text:span text:style-name="T674"> </text:span><text:span text:style-name="T677">comporte</text:span><text:span text:style-name="T676"> un</text:span><text:span text:style-name="T678"> </text:span><text:span text:style-name="T679">ou </text:span><text:span text:style-name="T678">des outils</text:span><text:span text:style-name="T680"> ou </text:span><text:span text:style-name="T681">dispositifs</text:span><text:span text:style-name="T682"> de cuisine</text:span><text:span text:style-name="T678"> permettant d'accomplir des tâ</text:span><text:span text:style-name="T686">ches dans la cuisine</text:span><text:span text:style-name="T687">.</text:span></text:p>
      <text:p text:style-name="P25"/>
      <text:p text:style-name="P74"><text:span text:style-name="T688">1</text:span><text:span text:style-name="T689">6</text:span><text:span text:style-name="T690">)</text:span><text:span text:style-name="T586"> Un appareil selon la revendication </text:span><text:span text:style-name="T587">1</text:span><text:span text:style-name="T588">5</text:span><text:span text:style-name="T586">, </text:span><text:span text:style-name="T589">caractérisé en ce </text:span><text:span text:style-name="T590">que </text:span><text:span text:style-name="T591">lesdits </text:span><text:span text:style-name="T592">dispositifs</text:span><text:span text:style-name="T591"> de cuisine comporte un four</text:span><text:span text:style-name="T503"> permett</text:span><text:span text:style-name="T593">a</text:span><text:span text:style-name="T503">nt au</text:span><text:span text:style-name="T590">dit</text:span><text:span text:style-name="T503"> bras robotique de</text:span><text:span text:style-name="T590"> déposer des contenants allant au </text:span><text:span text:style-name="T594">four</text:span><text:span text:style-name="T590"> dans ledit four</text:span><text:span text:style-name="T595"> afin de</text:span><text:span text:style-name="T503"> cuire certains aliments.</text:span></text:p>
      <text:p text:style-name="P58"/>
      <text:p text:style-name="P50"><text:span text:style-name="T304">1</text:span><text:span text:style-name="T352">7</text:span><text:span text:style-name="T304">) Un appareil </text:span><text:span text:style-name="T355">selon </text:span><text:span text:style-name="T356">l'une quelconque des revendications</text:span><text:span text:style-name="T372"> 1 à 16, </text:span><text:span text:style-name="T309">caractérisé en ce que l</text:span><text:span text:style-name="T310">edit </text:span><text:span text:style-name="T311">appareil</text:span><text:span text:style-name="T310"> de la présente invention</text:span><text:span text:style-name="T309"> </text:span><text:span text:style-name="T341">comporte</text:span><text:span text:style-name="T304"> une entrée d'eau potable</text:span><text:span text:style-name="T320">,</text:span><text:span text:style-name="T304"> une sortie d'eau usée et un </text:span><text:span text:style-name="T354">bassin</text:span><text:span text:style-name="T304"> pour </text:span><text:span text:style-name="T305">recueillir</text:span><text:span text:style-name="T304"> temporairement l'eau usée.</text:span></text:p>
      <text:p text:style-name="P59"/>
      <text:p text:style-name="P23"><text:span text:style-name="T352">18</text:span><text:span text:style-name="T336">) Un appareil </text:span><text:span text:style-name="T355">selon </text:span><text:span text:style-name="T356">l'une quelconque des revendications</text:span><text:span text:style-name="T373"> 1 à 17, </text:span><text:span text:style-name="T309">caractérisé en ce que l</text:span><text:span text:style-name="T310">edit </text:span><text:span text:style-name="T311">appareil</text:span><text:span text:style-name="T310"> de la présente invention</text:span><text:span text:style-name="T309"> </text:span><text:span text:style-name="T337">comporte</text:span><text:span text:style-name="T311"> </text:span><text:span text:style-name="T336">un étau</text:span><text:span text:style-name="T338"> </text:span><text:span text:style-name="T336">automatisé qui est utilisé pour tenir des contenants ou d</text:span><text:span text:style-name="T339">'autres</text:span><text:span text:style-name="T336"> </text:span><text:span text:style-name="T340">objets.</text:span></text:p>
      <text:p text:style-name="P26"/>
      <text:p text:style-name="P50"><text:span text:style-name="T352">19</text:span><text:span text:style-name="T301">) Un appareil </text:span><text:span text:style-name="T355">selon </text:span><text:span text:style-name="T356">l'une quelconque des revendications</text:span><text:span text:style-name="T373"> 1 à 18, </text:span><text:span text:style-name="T309">caractérisé en ce que l</text:span><text:span text:style-name="T310">edit </text:span><text:span text:style-name="T311">appareil</text:span><text:span text:style-name="T310"> de la présente invention</text:span><text:span text:style-name="T309"> </text:span><text:span text:style-name="T337">comporte</text:span><text:span text:style-name="T311"> </text:span><text:span text:style-name="T301">un deuxième bras robotique </text:span><text:span text:style-name="T313">secondaire</text:span><text:span text:style-name="T350"> fixé sur une surface de travail dans l'appareil</text:span><text:span text:style-name="T301"> pour assister dans les tâches de la cuisine.</text:span></text:p>
      <text:p text:style-name="P59"/>
      <text:p text:style-name="P17"><text:span text:style-name="T353">20</text:span><text:span text:style-name="T321">)</text:span><text:span text:style-name="T322"> Un appareil </text:span><text:span text:style-name="T355">selon </text:span><text:span text:style-name="T356">l'une quelconque des revendications</text:span><text:span text:style-name="T374"> 1 à 19, </text:span><text:span text:style-name="T323">caractérisé en ce que </text:span><text:span text:style-name="T324">le </text:span><text:span text:style-name="T322">moyen </text:span><text:span text:style-name="T325">de préhension </text:span><text:span text:style-name="T326">comporte un</text:span><text:span text:style-name="T327">e</text:span><text:span text:style-name="T326"> pince </text:span><text:span text:style-name="T330">contrôlée par ledit bras robotique et </text:span><text:span text:style-name="T326">rattaché</text:span><text:span text:style-name="T331">e</text:span><text:span text:style-name="T326"> </text:span><text:span text:style-name="T329">à l'extrémité du</text:span><text:span text:style-name="T328">d</text:span><text:span text:style-name="T326">it bras robotique.</text:span></text:p>
      <text:p text:style-name="P24"/>
      <text:p text:style-name="P51"><text:soft-page-break/><text:span text:style-name="T376">21</text:span><text:span text:style-name="T355">) Un appareil selon </text:span><text:span text:style-name="T356">l'une quelconque des revendications</text:span><text:span text:style-name="T375"> 1 à </text:span><text:span text:style-name="T376">20</text:span><text:span text:style-name="T375">, </text:span><text:span text:style-name="T357">caractérisé en ce que l</text:span><text:span text:style-name="T358">edit </text:span><text:span text:style-name="T359">appareil</text:span><text:span text:style-name="T358"> de la présente invention</text:span><text:span text:style-name="T355"> </text:span><text:span text:style-name="T360">comporte</text:span><text:span text:style-name="T355"> un écran tactile</text:span><text:span text:style-name="T361"> ou</text:span><text:span text:style-name="T362"> un simple écran </text:span><text:span text:style-name="T355">afin de</text:span><text:span text:style-name="T363"> permettre à l'utilisateur de</text:span><text:span text:style-name="T355"> communiquer directement avec l</text:span><text:span text:style-name="T364">edit </text:span><text:span text:style-name="T355">ordinateur</text:span><text:span text:style-name="T365"> sans passer par un autre ordinateur</text:span><text:span text:style-name="T36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3:48:13.624336219</meta:creation-date>
    <meta:generator>LibreOffice/6.4.6.2$Linux_X86_64 LibreOffice_project/40$Build-2</meta:generator>
    <dc:date>2021-04-02T11:15:22.318956604</dc:date>
    <meta:editing-duration>PT23H16M46S</meta:editing-duration>
    <meta:editing-cycles>741</meta:editing-cycles>
    <meta:print-date>2021-04-02T11:12:47.482571412</meta:print-date>
    <meta:document-statistic meta:table-count="0" meta:image-count="0" meta:object-count="0" meta:page-count="11" meta:paragraph-count="67" meta:word-count="2764" meta:character-count="17815" meta:non-whitespace-character-count="15112"/>
  </office:meta>
</office:document-meta>
</file>